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9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62.9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55mm"/>
    </style:style>
    <style:style style:name="co7" style:family="table-column">
      <style:table-column-properties fo:break-before="auto" style:column-width="53.38mm"/>
    </style:style>
    <style:style style:name="co8" style:family="table-column">
      <style:table-column-properties fo:break-before="auto" style:column-width="158.22mm"/>
    </style:style>
    <style:style style:name="co9" style:family="table-column">
      <style:table-column-properties fo:break-before="auto" style:column-width="158.49mm"/>
    </style:style>
    <style:style style:name="co10" style:family="table-column">
      <style:table-column-properties fo:break-before="auto" style:column-width="158.7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0.3mm"/>
    </style:style>
    <style:style style:name="co13" style:family="table-column">
      <style:table-column-properties fo:break-before="auto" style:column-width="9.53mm"/>
    </style:style>
    <style:style style:name="co14" style:family="table-column">
      <style:table-column-properties fo:break-before="auto" style:column-width="12.24mm"/>
    </style:style>
    <style:style style:name="co15" style:family="table-column">
      <style:table-column-properties fo:break-before="auto" style:column-width="9.79mm"/>
    </style:style>
    <style:style style:name="co16" style:family="table-column">
      <style:table-column-properties fo:break-before="auto" style:column-width="13.09mm"/>
    </style:style>
    <style:style style:name="co17" style:family="table-column">
      <style:table-column-properties fo:break-before="auto" style:column-width="9.3mm"/>
    </style:style>
    <style:style style:name="co18" style:family="table-column">
      <style:table-column-properties fo:break-before="auto" style:column-width="8.22mm"/>
    </style:style>
    <style:style style:name="co19" style:family="table-column">
      <style:table-column-properties fo:break-before="auto" style:column-width="10.65mm"/>
    </style:style>
    <style:style style:name="co20" style:family="table-column">
      <style:table-column-properties fo:break-before="auto" style:column-width="7.41mm"/>
    </style:style>
    <style:style style:name="co21" style:family="table-column">
      <style:table-column-properties fo:break-before="auto" style:column-width="35.12mm"/>
    </style:style>
    <style:style style:name="co22" style:family="table-column">
      <style:table-column-properties fo:break-before="auto" style:column-width="25.05mm"/>
    </style:style>
    <style:style style:name="co23" style:family="table-column">
      <style:table-column-properties fo:break-before="auto" style:column-width="33.76mm"/>
    </style:style>
    <style:style style:name="co24" style:family="table-column">
      <style:table-column-properties fo:break-before="auto" style:column-width="18.5mm"/>
    </style:style>
    <style:style style:name="co25" style:family="table-column">
      <style:table-column-properties fo:break-before="auto" style:column-width="37.31mm"/>
    </style:style>
    <style:style style:name="co26" style:family="table-column">
      <style:table-column-properties fo:break-before="auto" style:column-width="19.05mm"/>
    </style:style>
    <style:style style:name="co27" style:family="table-column">
      <style:table-column-properties fo:break-before="auto" style:column-width="46.57mm"/>
    </style:style>
    <style:style style:name="co28" style:family="table-column">
      <style:table-column-properties fo:break-before="auto" style:column-width="20.73mm"/>
    </style:style>
    <style:style style:name="co29" style:family="table-column">
      <style:table-column-properties fo:break-before="auto" style:column-width="20.69mm"/>
    </style:style>
    <style:style style:name="co30" style:family="table-column">
      <style:table-column-properties fo:break-before="auto" style:column-width="29.95mm"/>
    </style:style>
    <style:style style:name="co31" style:family="table-column">
      <style:table-column-properties fo:break-before="auto" style:column-width="39.76mm"/>
    </style:style>
    <style:style style:name="co32" style:family="table-column">
      <style:table-column-properties fo:break-before="auto" style:column-width="31.86mm"/>
    </style:style>
    <style:style style:name="co33" style:family="table-column">
      <style:table-column-properties fo:break-before="auto" style:column-width="14.43mm"/>
    </style:style>
    <style:style style:name="co34" style:family="table-column">
      <style:table-column-properties fo:break-before="auto" style:column-width="11.69mm"/>
    </style:style>
    <style:style style:name="co35" style:family="table-column">
      <style:table-column-properties fo:break-before="auto" style:column-width="25.31mm"/>
    </style:style>
    <style:style style:name="co36" style:family="table-column">
      <style:table-column-properties fo:break-before="auto" style:column-width="24.5mm"/>
    </style:style>
    <style:style style:name="co37" style:family="table-column">
      <style:table-column-properties fo:break-before="auto" style:column-width="23.95mm"/>
    </style:style>
    <style:style style:name="co38" style:family="table-column">
      <style:table-column-properties fo:break-before="auto" style:column-width="24.24mm"/>
    </style:style>
    <style:style style:name="co39" style:family="table-column">
      <style:table-column-properties fo:break-before="auto" style:column-width="28.05mm"/>
    </style:style>
    <style:style style:name="co40" style:family="table-column">
      <style:table-column-properties fo:break-before="auto" style:column-width="42.74mm"/>
    </style:style>
    <style:style style:name="co41" style:family="table-column">
      <style:table-column-properties fo:break-before="auto" style:column-width="113.82mm"/>
    </style:style>
    <style:style style:name="co42" style:family="table-column">
      <style:table-column-properties fo:break-before="auto" style:column-width="32.07mm"/>
    </style:style>
    <style:style style:name="co43" style:family="table-column">
      <style:table-column-properties fo:break-before="auto" style:column-width="89.57mm"/>
    </style:style>
    <style:style style:name="co44" style:family="table-column">
      <style:table-column-properties fo:break-before="auto" style:column-width="191.17mm"/>
    </style:style>
    <style:style style:name="co45" style:family="table-column">
      <style:table-column-properties fo:break-before="auto" style:column-width="30.22mm"/>
    </style:style>
    <style:style style:name="co46" style:family="table-column">
      <style:table-column-properties fo:break-before="auto" style:column-width="30.76mm"/>
    </style:style>
    <style:style style:name="co47" style:family="table-column">
      <style:table-column-properties fo:break-before="auto" style:column-width="20.14mm"/>
    </style:style>
    <style:style style:name="co48" style:family="table-column">
      <style:table-column-properties fo:break-before="auto" style:column-width="22.05mm"/>
    </style:style>
    <style:style style:name="co49" style:family="table-column">
      <style:table-column-properties fo:break-before="auto" style:column-width="38.38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2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74pt solid #000000" style:shrink-to-fit="true"/>
    </style:style>
    <style:style style:name="ce28" style:family="table-cell" style:parent-style-name="Default">
      <style:table-cell-properties fo:background-color="transparent" fo:border="0.74pt solid #000000" style:shrink-to-fit="true"/>
    </style:style>
    <style:style style:name="ce29" style:family="table-cell" style:parent-style-name="Default">
      <style:table-cell-properties fo:background-color="#00dcff" fo:border="0.74pt solid #000000" style:shrink-to-fit="true"/>
    </style:style>
    <style:style style:name="ce30" style:family="table-cell" style:parent-style-name="Default">
      <style:table-cell-properties fo:background-color="#c5000b" fo:border="0.74pt solid #000000" style:shrink-to-fit="true"/>
    </style:style>
    <style:style style:name="ce31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4" style:family="table-cell" style:parent-style-name="Default">
      <style:table-cell-properties fo:border="0.74pt solid #000000" style:shrink-to-fit="true"/>
      <style:text-properties style:use-window-font-color="true"/>
    </style:style>
    <style:style style:name="ce35" style:family="table-cell" style:parent-style-name="Default">
      <style:table-cell-properties style:shrink-to-fit="true"/>
    </style:style>
    <style:style style:name="ce36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34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40" style:family="table-cell" style:parent-style-name="Default">
      <style:text-properties fo:font-style="italic" style:font-style-asian="italic" style:font-style-complex="italic"/>
    </style:style>
    <style:style style:name="ce4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42" style:family="table-cell" style:parent-style-name="Default">
      <style:table-cell-properties style:shrink-to-fit="false" style:vertical-align="middle"/>
    </style:style>
    <style:style style:name="ce43" style:family="table-cell" style:parent-style-name="Default">
      <style:table-cell-properties style:shrink-to-fit="false"/>
    </style:style>
    <style:style style:name="ce44" style:family="table-cell" style:parent-style-name="Default">
      <style:table-cell-properties style:vertical-align="middle"/>
    </style:style>
    <style:style style:name="ce45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49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1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53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5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57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59" style:family="table-cell" style:parent-style-name="Default">
      <style:table-cell-properties fo:background-color="transparent" style:shrink-to-fit="true"/>
    </style:style>
    <style:style style:name="ce60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65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67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68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mm"/>
    </style:style>
    <style:style style:name="ce69" style:family="table-cell" style:parent-style-name="Default">
      <style:table-cell-properties fo:background-color="transparent" style:shrink-to-fit="false"/>
    </style:style>
    <style:style style:name="ce7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a6fda6" fo:border="0.74pt solid #000000" style:shrink-to-fit="true"/>
    </style:style>
    <style:style style:name="ce73" style:family="table-cell" style:parent-style-name="Default">
      <style:table-cell-properties fo:background-color="#ffcc99" fo:border="0.74pt solid #000000" style:shrink-to-fit="true"/>
    </style:style>
    <style:style style:name="ce191" style:family="table-cell" style:parent-style-name="Default">
      <style:table-cell-properties fo:border="0.06pt solid #000000"/>
    </style:style>
    <style:style style:name="ce75" style:family="table-cell" style:parent-style-name="Default">
      <style:table-cell-properties fo:background-color="#ffffcc" fo:border="0.06pt solid #000000"/>
    </style:style>
    <style:style style:name="ce76" style:family="table-cell" style:parent-style-name="Default">
      <style:table-cell-properties fo:background-color="#00ff00" fo:border="0.06pt solid #000000"/>
    </style:style>
    <style:style style:name="ce194" style:family="table-cell" style:parent-style-name="Default">
      <style:table-cell-properties fo:background-color="transparent" fo:border="0.06pt solid #000000"/>
    </style:style>
    <style:style style:name="ce78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80" style:family="table-cell" style:parent-style-name="Default">
      <style:table-cell-properties style:shrink-to-fit="true"/>
      <style:map style:condition="cell-content()=&quot;Cancels&quot;" style:apply-style-name="Red_20_bg" style:base-cell-address="'Details (Default)'.D35"/>
      <style:map style:condition="cell-content()=&quot;Follows&quot;" style:apply-style-name="Light_20_orange_20_bg" style:base-cell-address="'Details (Default)'.D35"/>
      <style:map style:condition="cell-content()=&quot;Buffers&quot;" style:apply-style-name="Yellow_20_bg" style:base-cell-address="'Details (Default)'.D35"/>
      <style:map style:condition="cell-content()=&quot;Mutual&quot;" style:apply-style-name="Light_20_blue_20_bg" style:base-cell-address="'Details (Default)'.D35"/>
      <style:map style:condition="cell-content()=&quot;Special&quot;" style:apply-style-name="Green_20_bg" style:base-cell-address="'Details (Default)'.D35"/>
      <style:map style:condition="cell-content()=&quot;Prereq&quot;" style:apply-style-name="Blue_20_bg" style:base-cell-address="'Details (Default)'.D35"/>
      <style:map style:condition="cell-content()=&quot;Impossible?&quot;" style:apply-style-name="Light_20_gray_20_bg" style:base-cell-address="'Details (Default)'.D35"/>
      <style:map style:condition="cell-content()=&quot;§§§&quot;" style:apply-style-name="Dark_20_gray_20_bg" style:base-cell-address="'Details (Default)'.D35"/>
      <style:map style:condition="cell-content()=&quot;???&quot;" style:apply-style-name="Purple_20_bg" style:base-cell-address="'Details (Default)'.D35"/>
      <style:map style:condition="cell-content()=&quot;No effect&quot;" style:apply-style-name="Light_20_gray_20_bg" style:base-cell-address="'Details (Default)'.D35"/>
    </style:style>
    <style:style style:name="ce81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78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84" style:family="table-cell" style:parent-style-name="Default">
      <style:table-cell-properties style:shrink-to-fit="true"/>
      <style:map style:condition="cell-content()=&quot;Cancels&quot;" style:apply-style-name="Red_20_bg" style:base-cell-address="'Details (Default)'.E16"/>
      <style:map style:condition="cell-content()=&quot;Follows&quot;" style:apply-style-name="Light_20_orange_20_bg" style:base-cell-address="'Details (Default)'.E16"/>
      <style:map style:condition="cell-content()=&quot;Buffers&quot;" style:apply-style-name="Yellow_20_bg" style:base-cell-address="'Details (Default)'.E16"/>
      <style:map style:condition="cell-content()=&quot;Mutual&quot;" style:apply-style-name="Light_20_blue_20_bg" style:base-cell-address="'Details (Default)'.E16"/>
      <style:map style:condition="cell-content()=&quot;Special&quot;" style:apply-style-name="Green_20_bg" style:base-cell-address="'Details (Default)'.E16"/>
      <style:map style:condition="cell-content()=&quot;Prereq&quot;" style:apply-style-name="Blue_20_bg" style:base-cell-address="'Details (Default)'.E16"/>
      <style:map style:condition="cell-content()=&quot;Impossible?&quot;" style:apply-style-name="Light_20_gray_20_bg" style:base-cell-address="'Details (Default)'.E16"/>
      <style:map style:condition="cell-content()=&quot;§§§&quot;" style:apply-style-name="Dark_20_gray_20_bg" style:base-cell-address="'Details (Default)'.E16"/>
      <style:map style:condition="cell-content()=&quot;???&quot;" style:apply-style-name="Purple_20_bg" style:base-cell-address="'Details (Default)'.E16"/>
      <style:map style:condition="cell-content()=&quot;No effect&quot;" style:apply-style-name="Light_20_gray_20_bg" style:base-cell-address="'Details (Default)'.E16"/>
    </style:style>
    <style:style style:name="ce85" style:family="table-cell" style:parent-style-name="Default">
      <style:table-cell-properties style:shrink-to-fit="true"/>
      <style:map style:condition="cell-content()=&quot;Cancels&quot;" style:apply-style-name="Red_20_bg" style:base-cell-address="'Details (Default)'.E17"/>
      <style:map style:condition="cell-content()=&quot;Follows&quot;" style:apply-style-name="Light_20_orange_20_bg" style:base-cell-address="'Details (Default)'.E17"/>
      <style:map style:condition="cell-content()=&quot;Buffers&quot;" style:apply-style-name="Yellow_20_bg" style:base-cell-address="'Details (Default)'.E17"/>
      <style:map style:condition="cell-content()=&quot;Mutual&quot;" style:apply-style-name="Light_20_blue_20_bg" style:base-cell-address="'Details (Default)'.E17"/>
      <style:map style:condition="cell-content()=&quot;Special&quot;" style:apply-style-name="Green_20_bg" style:base-cell-address="'Details (Default)'.E17"/>
      <style:map style:condition="cell-content()=&quot;Prereq&quot;" style:apply-style-name="Blue_20_bg" style:base-cell-address="'Details (Default)'.E17"/>
      <style:map style:condition="cell-content()=&quot;Impossible?&quot;" style:apply-style-name="Light_20_gray_20_bg" style:base-cell-address="'Details (Default)'.E17"/>
      <style:map style:condition="cell-content()=&quot;§§§&quot;" style:apply-style-name="Dark_20_gray_20_bg" style:base-cell-address="'Details (Default)'.E17"/>
      <style:map style:condition="cell-content()=&quot;???&quot;" style:apply-style-name="Purple_20_bg" style:base-cell-address="'Details (Default)'.E17"/>
      <style:map style:condition="cell-content()=&quot;No effect&quot;" style:apply-style-name="Light_20_gray_20_bg" style:base-cell-address="'Details (Default)'.E17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87" style:family="table-cell" style:parent-style-name="Default">
      <style:table-cell-properties style:shrink-to-fit="true"/>
      <style:map style:condition="cell-content()=&quot;Cancels&quot;" style:apply-style-name="Red_20_bg" style:base-cell-address="'Details (Default)'.D2"/>
      <style:map style:condition="cell-content()=&quot;Follows&quot;" style:apply-style-name="Light_20_orange_20_bg" style:base-cell-address="'Details (Default)'.D2"/>
      <style:map style:condition="cell-content()=&quot;Buffers&quot;" style:apply-style-name="Yellow_20_bg" style:base-cell-address="'Details (Default)'.D2"/>
      <style:map style:condition="cell-content()=&quot;Mutual&quot;" style:apply-style-name="Light_20_blue_20_bg" style:base-cell-address="'Details (Default)'.D2"/>
      <style:map style:condition="cell-content()=&quot;Special&quot;" style:apply-style-name="Green_20_bg" style:base-cell-address="'Details (Default)'.D2"/>
      <style:map style:condition="cell-content()=&quot;Prereq&quot;" style:apply-style-name="Blue_20_bg" style:base-cell-address="'Details (Default)'.D2"/>
      <style:map style:condition="cell-content()=&quot;Impossible?&quot;" style:apply-style-name="Light_20_gray_20_bg" style:base-cell-address="'Details (Default)'.D2"/>
      <style:map style:condition="cell-content()=&quot;§§§&quot;" style:apply-style-name="Dark_20_gray_20_bg" style:base-cell-address="'Details (Default)'.D2"/>
      <style:map style:condition="cell-content()=&quot;???&quot;" style:apply-style-name="Purple_20_bg" style:base-cell-address="'Details (Default)'.D2"/>
      <style:map style:condition="cell-content()=&quot;No effect&quot;" style:apply-style-name="Light_20_gray_20_bg" style:base-cell-address="'Details (Default)'.D2"/>
    </style:style>
    <style:style style:name="ce88" style:family="table-cell" style:parent-style-name="Default">
      <style:table-cell-properties style:shrink-to-fit="true"/>
      <style:map style:condition="cell-content()=&quot;Cancels&quot;" style:apply-style-name="Red_20_bg" style:base-cell-address="'Details (Default)'.D67"/>
      <style:map style:condition="cell-content()=&quot;Follows&quot;" style:apply-style-name="Light_20_orange_20_bg" style:base-cell-address="'Details (Default)'.D67"/>
      <style:map style:condition="cell-content()=&quot;Buffers&quot;" style:apply-style-name="Yellow_20_bg" style:base-cell-address="'Details (Default)'.D67"/>
      <style:map style:condition="cell-content()=&quot;Mutual&quot;" style:apply-style-name="Light_20_blue_20_bg" style:base-cell-address="'Details (Default)'.D67"/>
      <style:map style:condition="cell-content()=&quot;Special&quot;" style:apply-style-name="Green_20_bg" style:base-cell-address="'Details (Default)'.D67"/>
      <style:map style:condition="cell-content()=&quot;Prereq&quot;" style:apply-style-name="Blue_20_bg" style:base-cell-address="'Details (Default)'.D67"/>
      <style:map style:condition="cell-content()=&quot;Impossible?&quot;" style:apply-style-name="Light_20_gray_20_bg" style:base-cell-address="'Details (Default)'.D67"/>
      <style:map style:condition="cell-content()=&quot;§§§&quot;" style:apply-style-name="Dark_20_gray_20_bg" style:base-cell-address="'Details (Default)'.D67"/>
      <style:map style:condition="cell-content()=&quot;???&quot;" style:apply-style-name="Purple_20_bg" style:base-cell-address="'Details (Default)'.D67"/>
      <style:map style:condition="cell-content()=&quot;No effect&quot;" style:apply-style-name="Light_20_gray_20_bg" style:base-cell-address="'Details (Default)'.D67"/>
    </style:style>
    <style:style style:name="ce185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88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9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98" style:family="table-cell" style:parent-style-name="Default">
      <style:table-cell-properties style:shrink-to-fit="true"/>
      <style:map style:condition="cell-content()=&quot;Cancels&quot;" style:apply-style-name="Red_20_bg" style:base-cell-address="'Details (Default)'.J24"/>
      <style:map style:condition="cell-content()=&quot;Follows&quot;" style:apply-style-name="Light_20_orange_20_bg" style:base-cell-address="'Details (Default)'.J24"/>
      <style:map style:condition="cell-content()=&quot;Buffers&quot;" style:apply-style-name="Yellow_20_bg" style:base-cell-address="'Details (Default)'.J24"/>
      <style:map style:condition="cell-content()=&quot;Mutual&quot;" style:apply-style-name="Light_20_blue_20_bg" style:base-cell-address="'Details (Default)'.J24"/>
      <style:map style:condition="cell-content()=&quot;Special&quot;" style:apply-style-name="Green_20_bg" style:base-cell-address="'Details (Default)'.J24"/>
      <style:map style:condition="cell-content()=&quot;Prereq&quot;" style:apply-style-name="Blue_20_bg" style:base-cell-address="'Details (Default)'.J24"/>
      <style:map style:condition="cell-content()=&quot;Impossible?&quot;" style:apply-style-name="Light_20_gray_20_bg" style:base-cell-address="'Details (Default)'.J24"/>
      <style:map style:condition="cell-content()=&quot;§§§&quot;" style:apply-style-name="Dark_20_gray_20_bg" style:base-cell-address="'Details (Default)'.J24"/>
      <style:map style:condition="cell-content()=&quot;???&quot;" style:apply-style-name="Purple_20_bg" style:base-cell-address="'Details (Default)'.J24"/>
      <style:map style:condition="cell-content()=&quot;No effect&quot;" style:apply-style-name="Light_20_gray_20_bg" style:base-cell-address="'Details (Default)'.J24"/>
    </style:style>
    <style:style style:name="ce9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0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01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02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03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05" style:family="table-cell" style:parent-style-name="Default">
      <style:table-cell-properties style:shrink-to-fit="true"/>
      <style:map style:condition="cell-content()=&quot;Cancels&quot;" style:apply-style-name="Red_20_bg" style:base-cell-address="'Details (Default)'.M24"/>
      <style:map style:condition="cell-content()=&quot;Follows&quot;" style:apply-style-name="Light_20_orange_20_bg" style:base-cell-address="'Details (Default)'.M24"/>
      <style:map style:condition="cell-content()=&quot;Buffers&quot;" style:apply-style-name="Yellow_20_bg" style:base-cell-address="'Details (Default)'.M24"/>
      <style:map style:condition="cell-content()=&quot;Mutual&quot;" style:apply-style-name="Light_20_blue_20_bg" style:base-cell-address="'Details (Default)'.M24"/>
      <style:map style:condition="cell-content()=&quot;Special&quot;" style:apply-style-name="Green_20_bg" style:base-cell-address="'Details (Default)'.M24"/>
      <style:map style:condition="cell-content()=&quot;Prereq&quot;" style:apply-style-name="Blue_20_bg" style:base-cell-address="'Details (Default)'.M24"/>
      <style:map style:condition="cell-content()=&quot;Impossible?&quot;" style:apply-style-name="Light_20_gray_20_bg" style:base-cell-address="'Details (Default)'.M24"/>
      <style:map style:condition="cell-content()=&quot;§§§&quot;" style:apply-style-name="Dark_20_gray_20_bg" style:base-cell-address="'Details (Default)'.M24"/>
      <style:map style:condition="cell-content()=&quot;???&quot;" style:apply-style-name="Purple_20_bg" style:base-cell-address="'Details (Default)'.M24"/>
      <style:map style:condition="cell-content()=&quot;No effect&quot;" style:apply-style-name="Light_20_gray_20_bg" style:base-cell-address="'Details (Default)'.M24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0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08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09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0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1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3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4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18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119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23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4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223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26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2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28" style:family="table-cell" style:parent-style-name="Default">
      <style:table-cell-properties style:shrink-to-fit="true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29" style:family="table-cell" style:parent-style-name="Default"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3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4"/>
      <style:map style:condition="cell-content()=&quot;Follows&quot;" style:apply-style-name="Light_20_orange_20_bg" style:base-cell-address="'Details (Default)'.V4"/>
      <style:map style:condition="cell-content()=&quot;Buffers&quot;" style:apply-style-name="Yellow_20_bg" style:base-cell-address="'Details (Default)'.V4"/>
      <style:map style:condition="cell-content()=&quot;Mutual&quot;" style:apply-style-name="Light_20_blue_20_bg" style:base-cell-address="'Details (Default)'.V4"/>
      <style:map style:condition="cell-content()=&quot;Special&quot;" style:apply-style-name="Green_20_bg" style:base-cell-address="'Details (Default)'.V4"/>
      <style:map style:condition="cell-content()=&quot;Prereq&quot;" style:apply-style-name="Blue_20_bg" style:base-cell-address="'Details (Default)'.V4"/>
      <style:map style:condition="cell-content()=&quot;Impossible?&quot;" style:apply-style-name="Light_20_gray_20_bg" style:base-cell-address="'Details (Default)'.V4"/>
      <style:map style:condition="cell-content()=&quot;§§§&quot;" style:apply-style-name="Dark_20_gray_20_bg" style:base-cell-address="'Details (Default)'.V4"/>
      <style:map style:condition="cell-content()=&quot;???&quot;" style:apply-style-name="Purple_20_bg" style:base-cell-address="'Details (Default)'.V4"/>
      <style:map style:condition="cell-content()=&quot;No effect&quot;" style:apply-style-name="Light_20_gray_20_bg" style:base-cell-address="'Details (Default)'.V4"/>
    </style:style>
    <style:style style:name="ce132" style:family="table-cell" style:parent-style-name="Default"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35" style:family="table-cell" style:parent-style-name="Default">
      <style:table-cell-properties style:shrink-to-fit="true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36" style:family="table-cell" style:parent-style-name="Default"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38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V67"/>
      <style:map style:condition="cell-content()=&quot;Follows&quot;" style:apply-style-name="Light_20_orange_20_bg" style:base-cell-address="'Details (Default)'.V67"/>
      <style:map style:condition="cell-content()=&quot;Buffers&quot;" style:apply-style-name="Yellow_20_bg" style:base-cell-address="'Details (Default)'.V67"/>
      <style:map style:condition="cell-content()=&quot;Mutual&quot;" style:apply-style-name="Light_20_blue_20_bg" style:base-cell-address="'Details (Default)'.V67"/>
      <style:map style:condition="cell-content()=&quot;Special&quot;" style:apply-style-name="Green_20_bg" style:base-cell-address="'Details (Default)'.V67"/>
      <style:map style:condition="cell-content()=&quot;Prereq&quot;" style:apply-style-name="Blue_20_bg" style:base-cell-address="'Details (Default)'.V67"/>
      <style:map style:condition="cell-content()=&quot;Impossible?&quot;" style:apply-style-name="Light_20_gray_20_bg" style:base-cell-address="'Details (Default)'.V67"/>
      <style:map style:condition="cell-content()=&quot;§§§&quot;" style:apply-style-name="Dark_20_gray_20_bg" style:base-cell-address="'Details (Default)'.V67"/>
      <style:map style:condition="cell-content()=&quot;???&quot;" style:apply-style-name="Purple_20_bg" style:base-cell-address="'Details (Default)'.V67"/>
      <style:map style:condition="cell-content()=&quot;No effect&quot;" style:apply-style-name="Light_20_gray_20_bg" style:base-cell-address="'Details (Default)'.V67"/>
    </style:style>
    <style:style style:name="ce139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40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4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42" style:family="table-cell" style:parent-style-name="Default"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43" style:family="table-cell" style:parent-style-name="Default">
      <style:table-cell-properties style:shrink-to-fit="true"/>
      <style:map style:condition="cell-content()=&quot;Cancels&quot;" style:apply-style-name="Red_20_bg" style:base-cell-address="'Details (Default)'.S2"/>
      <style:map style:condition="cell-content()=&quot;Follows&quot;" style:apply-style-name="Light_20_orange_20_bg" style:base-cell-address="'Details (Default)'.S2"/>
      <style:map style:condition="cell-content()=&quot;Buffers&quot;" style:apply-style-name="Yellow_20_bg" style:base-cell-address="'Details (Default)'.S2"/>
      <style:map style:condition="cell-content()=&quot;Mutual&quot;" style:apply-style-name="Light_20_blue_20_bg" style:base-cell-address="'Details (Default)'.S2"/>
      <style:map style:condition="cell-content()=&quot;Special&quot;" style:apply-style-name="Green_20_bg" style:base-cell-address="'Details (Default)'.S2"/>
      <style:map style:condition="cell-content()=&quot;Prereq&quot;" style:apply-style-name="Blue_20_bg" style:base-cell-address="'Details (Default)'.S2"/>
      <style:map style:condition="cell-content()=&quot;Impossible?&quot;" style:apply-style-name="Light_20_gray_20_bg" style:base-cell-address="'Details (Default)'.S2"/>
      <style:map style:condition="cell-content()=&quot;§§§&quot;" style:apply-style-name="Dark_20_gray_20_bg" style:base-cell-address="'Details (Default)'.S2"/>
      <style:map style:condition="cell-content()=&quot;???&quot;" style:apply-style-name="Purple_20_bg" style:base-cell-address="'Details (Default)'.S2"/>
      <style:map style:condition="cell-content()=&quot;No effect&quot;" style:apply-style-name="Light_20_gray_20_bg" style:base-cell-address="'Details (Default)'.S2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Details (Default)'.S67"/>
      <style:map style:condition="cell-content()=&quot;Follows&quot;" style:apply-style-name="Light_20_orange_20_bg" style:base-cell-address="'Details (Default)'.S67"/>
      <style:map style:condition="cell-content()=&quot;Buffers&quot;" style:apply-style-name="Yellow_20_bg" style:base-cell-address="'Details (Default)'.S67"/>
      <style:map style:condition="cell-content()=&quot;Mutual&quot;" style:apply-style-name="Light_20_blue_20_bg" style:base-cell-address="'Details (Default)'.S67"/>
      <style:map style:condition="cell-content()=&quot;Special&quot;" style:apply-style-name="Green_20_bg" style:base-cell-address="'Details (Default)'.S67"/>
      <style:map style:condition="cell-content()=&quot;Prereq&quot;" style:apply-style-name="Blue_20_bg" style:base-cell-address="'Details (Default)'.S67"/>
      <style:map style:condition="cell-content()=&quot;Impossible?&quot;" style:apply-style-name="Light_20_gray_20_bg" style:base-cell-address="'Details (Default)'.S67"/>
      <style:map style:condition="cell-content()=&quot;§§§&quot;" style:apply-style-name="Dark_20_gray_20_bg" style:base-cell-address="'Details (Default)'.S67"/>
      <style:map style:condition="cell-content()=&quot;???&quot;" style:apply-style-name="Purple_20_bg" style:base-cell-address="'Details (Default)'.S67"/>
      <style:map style:condition="cell-content()=&quot;No effect&quot;" style:apply-style-name="Light_20_gray_20_bg" style:base-cell-address="'Details (Default)'.S67"/>
    </style:style>
    <style:style style:name="ce145" style:family="table-cell" style:parent-style-name="Default">
      <style:table-cell-properties style:shrink-to-fit="true"/>
      <style:map style:condition="cell-content()=&quot;Cancels&quot;" style:apply-style-name="Red_20_bg" style:base-cell-address="'Details (Default)'.G2"/>
      <style:map style:condition="cell-content()=&quot;Follows&quot;" style:apply-style-name="Light_20_orange_20_bg" style:base-cell-address="'Details (Default)'.G2"/>
      <style:map style:condition="cell-content()=&quot;Buffers&quot;" style:apply-style-name="Yellow_20_bg" style:base-cell-address="'Details (Default)'.G2"/>
      <style:map style:condition="cell-content()=&quot;Mutual&quot;" style:apply-style-name="Light_20_blue_20_bg" style:base-cell-address="'Details (Default)'.G2"/>
      <style:map style:condition="cell-content()=&quot;Special&quot;" style:apply-style-name="Green_20_bg" style:base-cell-address="'Details (Default)'.G2"/>
      <style:map style:condition="cell-content()=&quot;Prereq&quot;" style:apply-style-name="Blue_20_bg" style:base-cell-address="'Details (Default)'.G2"/>
      <style:map style:condition="cell-content()=&quot;Impossible?&quot;" style:apply-style-name="Light_20_gray_20_bg" style:base-cell-address="'Details (Default)'.G2"/>
      <style:map style:condition="cell-content()=&quot;§§§&quot;" style:apply-style-name="Dark_20_gray_20_bg" style:base-cell-address="'Details (Default)'.G2"/>
      <style:map style:condition="cell-content()=&quot;???&quot;" style:apply-style-name="Purple_20_bg" style:base-cell-address="'Details (Default)'.G2"/>
      <style:map style:condition="cell-content()=&quot;No effect&quot;" style:apply-style-name="Light_20_gray_20_bg" style:base-cell-address="'Details (Default)'.G2"/>
    </style:style>
    <style:style style:name="ce146" style:family="table-cell" style:parent-style-name="Default">
      <style:table-cell-properties style:shrink-to-fit="true"/>
      <style:map style:condition="cell-content()=&quot;Cancels&quot;" style:apply-style-name="Red_20_bg" style:base-cell-address="'Details (Default)'.G67"/>
      <style:map style:condition="cell-content()=&quot;Follows&quot;" style:apply-style-name="Light_20_orange_20_bg" style:base-cell-address="'Details (Default)'.G67"/>
      <style:map style:condition="cell-content()=&quot;Buffers&quot;" style:apply-style-name="Yellow_20_bg" style:base-cell-address="'Details (Default)'.G67"/>
      <style:map style:condition="cell-content()=&quot;Mutual&quot;" style:apply-style-name="Light_20_blue_20_bg" style:base-cell-address="'Details (Default)'.G67"/>
      <style:map style:condition="cell-content()=&quot;Special&quot;" style:apply-style-name="Green_20_bg" style:base-cell-address="'Details (Default)'.G67"/>
      <style:map style:condition="cell-content()=&quot;Prereq&quot;" style:apply-style-name="Blue_20_bg" style:base-cell-address="'Details (Default)'.G67"/>
      <style:map style:condition="cell-content()=&quot;Impossible?&quot;" style:apply-style-name="Light_20_gray_20_bg" style:base-cell-address="'Details (Default)'.G67"/>
      <style:map style:condition="cell-content()=&quot;§§§&quot;" style:apply-style-name="Dark_20_gray_20_bg" style:base-cell-address="'Details (Default)'.G67"/>
      <style:map style:condition="cell-content()=&quot;???&quot;" style:apply-style-name="Purple_20_bg" style:base-cell-address="'Details (Default)'.G67"/>
      <style:map style:condition="cell-content()=&quot;No effect&quot;" style:apply-style-name="Light_20_gray_20_bg" style:base-cell-address="'Details (Default)'.G67"/>
    </style:style>
    <style:style style:name="ce275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258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51" style:family="table-cell" style:parent-style-name="Default">
      <style:table-cell-properties fo:background-color="#ffcc99" fo:border="0.06pt solid #000000"/>
    </style:style>
    <style:style style:name="ce280" style:family="table-cell" style:parent-style-name="Default">
      <style:table-cell-properties fo:background-color="#99ccff" fo:border="0.06pt solid #000000"/>
    </style:style>
    <style:style style:name="ce153" style:family="table-cell" style:parent-style-name="Default">
      <style:table-cell-properties fo:background-color="#ccffff" fo:border="0.06pt solid #000000"/>
    </style:style>
    <style:style style:name="ce282" style:family="table-cell" style:parent-style-name="Default">
      <style:table-cell-properties fo:background-color="#e6e6e6" fo:border="0.06pt solid #000000"/>
    </style:style>
    <style:style style:name="ce155" style:family="table-cell" style:parent-style-name="Default">
      <style:table-cell-properties fo:background-color="#a6fda6" fo:border="0.06pt solid #000000"/>
    </style:style>
    <style:style style:name="ce156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>
      <style:table-cell-properties fo:border="none"/>
    </style:style>
    <style:style style:name="ce300" style:family="table-cell" style:parent-style-name="Default">
      <style:table-cell-properties fo:background-color="#cccccc" fo:border="0.06pt solid #000000"/>
    </style:style>
    <style:style style:name="ce301" style:family="table-cell" style:parent-style-name="Default">
      <style:table-cell-properties fo:background-color="#0000ff" fo:border="0.06pt solid #000000"/>
    </style:style>
    <style:style style:name="ce302" style:family="table-cell" style:parent-style-name="Default">
      <style:table-cell-properties fo:background-color="#00ae00" fo:border="0.06pt solid #000000"/>
    </style:style>
    <style:style style:name="ce303" style:family="table-cell" style:parent-style-name="Default">
      <style:table-cell-properties fo:background-color="#ff8080" fo:border="0.06pt solid #000000"/>
    </style:style>
    <style:style style:name="ce304" style:family="table-cell" style:parent-style-name="Default">
      <style:table-cell-properties fo:background-color="#ffff00" fo:border="0.06pt solid #000000"/>
    </style:style>
    <style:style style:name="ce305" style:family="table-cell" style:parent-style-name="Default">
      <style:table-cell-properties fo:background-color="#ff9966" fo:border="0.06pt solid #000000"/>
    </style:style>
    <style:style style:name="ce306" style:family="table-cell" style:parent-style-name="Default">
      <style:table-cell-properties fo:background-color="#9966cc" fo:border="0.06pt solid #000000"/>
    </style:style>
    <style:style style:name="ce30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e6e6ff" fo:border="0.06pt solid #000000"/>
    </style:style>
    <style:style style:name="ce309" style:family="table-cell" style:parent-style-name="Default">
      <style:table-cell-properties fo:background-color="#e6e6ff" fo:border="0.99pt solid #000000"/>
    </style:style>
    <style:style style:name="ce310" style:family="table-cell" style:parent-style-name="Default">
      <style:table-cell-properties fo:background-color="#c2d2f9" fo:border="0.06pt solid #000000"/>
    </style:style>
    <style:style style:name="ce283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ffffff" fo:border="0.74pt solid #000000" style:shrink-to-fit="true"/>
    </style:style>
    <style:style style:name="ce285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286" style:family="table-cell" style:parent-style-name="Default">
      <style:table-cell-properties style:shrink-to-fit="true"/>
      <style:map style:condition="cell-content()=&quot;Cancels&quot;" style:apply-style-name="Red_20_bg" style:base-cell-address="'Details (Old)'.D35"/>
      <style:map style:condition="cell-content()=&quot;Follows&quot;" style:apply-style-name="Light_20_orange_20_bg" style:base-cell-address="'Details (Old)'.D35"/>
      <style:map style:condition="cell-content()=&quot;Buffers&quot;" style:apply-style-name="Yellow_20_bg" style:base-cell-address="'Details (Old)'.D35"/>
      <style:map style:condition="cell-content()=&quot;Mutual&quot;" style:apply-style-name="Light_20_blue_20_bg" style:base-cell-address="'Details (Old)'.D35"/>
      <style:map style:condition="cell-content()=&quot;Special&quot;" style:apply-style-name="Green_20_bg" style:base-cell-address="'Details (Old)'.D35"/>
      <style:map style:condition="cell-content()=&quot;Prereq&quot;" style:apply-style-name="Blue_20_bg" style:base-cell-address="'Details (Old)'.D35"/>
      <style:map style:condition="cell-content()=&quot;Impossible?&quot;" style:apply-style-name="Light_20_gray_20_bg" style:base-cell-address="'Details (Old)'.D35"/>
      <style:map style:condition="cell-content()=&quot;§§§&quot;" style:apply-style-name="Dark_20_gray_20_bg" style:base-cell-address="'Details (Old)'.D35"/>
      <style:map style:condition="cell-content()=&quot;???&quot;" style:apply-style-name="Purple_20_bg" style:base-cell-address="'Details (Old)'.D35"/>
      <style:map style:condition="cell-content()=&quot;No effect&quot;" style:apply-style-name="Light_20_gray_20_bg" style:base-cell-address="'Details (Old)'.D35"/>
    </style:style>
    <style:style style:name="ce287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288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289" style:family="table-cell" style:parent-style-name="Default">
      <style:table-cell-properties style:shrink-to-fit="true"/>
      <style:map style:condition="cell-content()=&quot;Cancels&quot;" style:apply-style-name="Red_20_bg" style:base-cell-address="'Details (Old)'.E16"/>
      <style:map style:condition="cell-content()=&quot;Follows&quot;" style:apply-style-name="Light_20_orange_20_bg" style:base-cell-address="'Details (Old)'.E16"/>
      <style:map style:condition="cell-content()=&quot;Buffers&quot;" style:apply-style-name="Yellow_20_bg" style:base-cell-address="'Details (Old)'.E16"/>
      <style:map style:condition="cell-content()=&quot;Mutual&quot;" style:apply-style-name="Light_20_blue_20_bg" style:base-cell-address="'Details (Old)'.E16"/>
      <style:map style:condition="cell-content()=&quot;Special&quot;" style:apply-style-name="Green_20_bg" style:base-cell-address="'Details (Old)'.E16"/>
      <style:map style:condition="cell-content()=&quot;Prereq&quot;" style:apply-style-name="Blue_20_bg" style:base-cell-address="'Details (Old)'.E16"/>
      <style:map style:condition="cell-content()=&quot;Impossible?&quot;" style:apply-style-name="Light_20_gray_20_bg" style:base-cell-address="'Details (Old)'.E16"/>
      <style:map style:condition="cell-content()=&quot;§§§&quot;" style:apply-style-name="Dark_20_gray_20_bg" style:base-cell-address="'Details (Old)'.E16"/>
      <style:map style:condition="cell-content()=&quot;???&quot;" style:apply-style-name="Purple_20_bg" style:base-cell-address="'Details (Old)'.E16"/>
      <style:map style:condition="cell-content()=&quot;No effect&quot;" style:apply-style-name="Light_20_gray_20_bg" style:base-cell-address="'Details (Old)'.E16"/>
    </style:style>
    <style:style style:name="ce290" style:family="table-cell" style:parent-style-name="Default">
      <style:table-cell-properties style:shrink-to-fit="true"/>
      <style:map style:condition="cell-content()=&quot;Cancels&quot;" style:apply-style-name="Red_20_bg" style:base-cell-address="'Details (Old)'.E17"/>
      <style:map style:condition="cell-content()=&quot;Follows&quot;" style:apply-style-name="Light_20_orange_20_bg" style:base-cell-address="'Details (Old)'.E17"/>
      <style:map style:condition="cell-content()=&quot;Buffers&quot;" style:apply-style-name="Yellow_20_bg" style:base-cell-address="'Details (Old)'.E17"/>
      <style:map style:condition="cell-content()=&quot;Mutual&quot;" style:apply-style-name="Light_20_blue_20_bg" style:base-cell-address="'Details (Old)'.E17"/>
      <style:map style:condition="cell-content()=&quot;Special&quot;" style:apply-style-name="Green_20_bg" style:base-cell-address="'Details (Old)'.E17"/>
      <style:map style:condition="cell-content()=&quot;Prereq&quot;" style:apply-style-name="Blue_20_bg" style:base-cell-address="'Details (Old)'.E17"/>
      <style:map style:condition="cell-content()=&quot;Impossible?&quot;" style:apply-style-name="Light_20_gray_20_bg" style:base-cell-address="'Details (Old)'.E17"/>
      <style:map style:condition="cell-content()=&quot;§§§&quot;" style:apply-style-name="Dark_20_gray_20_bg" style:base-cell-address="'Details (Old)'.E17"/>
      <style:map style:condition="cell-content()=&quot;???&quot;" style:apply-style-name="Purple_20_bg" style:base-cell-address="'Details (Old)'.E17"/>
      <style:map style:condition="cell-content()=&quot;No effect&quot;" style:apply-style-name="Light_20_gray_20_bg" style:base-cell-address="'Details (Old)'.E17"/>
    </style:style>
    <style:style style:name="ce291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292" style:family="table-cell" style:parent-style-name="Default">
      <style:table-cell-properties style:shrink-to-fit="true"/>
      <style:map style:condition="cell-content()=&quot;Cancels&quot;" style:apply-style-name="Red_20_bg" style:base-cell-address="'Details (Old)'.D2"/>
      <style:map style:condition="cell-content()=&quot;Follows&quot;" style:apply-style-name="Light_20_orange_20_bg" style:base-cell-address="'Details (Old)'.D2"/>
      <style:map style:condition="cell-content()=&quot;Buffers&quot;" style:apply-style-name="Yellow_20_bg" style:base-cell-address="'Details (Old)'.D2"/>
      <style:map style:condition="cell-content()=&quot;Mutual&quot;" style:apply-style-name="Light_20_blue_20_bg" style:base-cell-address="'Details (Old)'.D2"/>
      <style:map style:condition="cell-content()=&quot;Special&quot;" style:apply-style-name="Green_20_bg" style:base-cell-address="'Details (Old)'.D2"/>
      <style:map style:condition="cell-content()=&quot;Prereq&quot;" style:apply-style-name="Blue_20_bg" style:base-cell-address="'Details (Old)'.D2"/>
      <style:map style:condition="cell-content()=&quot;Impossible?&quot;" style:apply-style-name="Light_20_gray_20_bg" style:base-cell-address="'Details (Old)'.D2"/>
      <style:map style:condition="cell-content()=&quot;§§§&quot;" style:apply-style-name="Dark_20_gray_20_bg" style:base-cell-address="'Details (Old)'.D2"/>
      <style:map style:condition="cell-content()=&quot;???&quot;" style:apply-style-name="Purple_20_bg" style:base-cell-address="'Details (Old)'.D2"/>
      <style:map style:condition="cell-content()=&quot;No effect&quot;" style:apply-style-name="Light_20_gray_20_bg" style:base-cell-address="'Details (Old)'.D2"/>
    </style:style>
    <style:style style:name="ce293" style:family="table-cell" style:parent-style-name="Default">
      <style:table-cell-properties style:shrink-to-fit="true"/>
      <style:map style:condition="cell-content()=&quot;Cancels&quot;" style:apply-style-name="Red_20_bg" style:base-cell-address="'Details (Old)'.D67"/>
      <style:map style:condition="cell-content()=&quot;Follows&quot;" style:apply-style-name="Light_20_orange_20_bg" style:base-cell-address="'Details (Old)'.D67"/>
      <style:map style:condition="cell-content()=&quot;Buffers&quot;" style:apply-style-name="Yellow_20_bg" style:base-cell-address="'Details (Old)'.D67"/>
      <style:map style:condition="cell-content()=&quot;Mutual&quot;" style:apply-style-name="Light_20_blue_20_bg" style:base-cell-address="'Details (Old)'.D67"/>
      <style:map style:condition="cell-content()=&quot;Special&quot;" style:apply-style-name="Green_20_bg" style:base-cell-address="'Details (Old)'.D67"/>
      <style:map style:condition="cell-content()=&quot;Prereq&quot;" style:apply-style-name="Blue_20_bg" style:base-cell-address="'Details (Old)'.D67"/>
      <style:map style:condition="cell-content()=&quot;Impossible?&quot;" style:apply-style-name="Light_20_gray_20_bg" style:base-cell-address="'Details (Old)'.D67"/>
      <style:map style:condition="cell-content()=&quot;§§§&quot;" style:apply-style-name="Dark_20_gray_20_bg" style:base-cell-address="'Details (Old)'.D67"/>
      <style:map style:condition="cell-content()=&quot;???&quot;" style:apply-style-name="Purple_20_bg" style:base-cell-address="'Details (Old)'.D67"/>
      <style:map style:condition="cell-content()=&quot;No effect&quot;" style:apply-style-name="Light_20_gray_20_bg" style:base-cell-address="'Details (Old)'.D67"/>
    </style:style>
    <style:style style:name="ce294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295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296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297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298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299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11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12" style:family="table-cell" style:parent-style-name="Default">
      <style:table-cell-properties style:shrink-to-fit="true"/>
      <style:map style:condition="cell-content()=&quot;Cancels&quot;" style:apply-style-name="Red_20_bg" style:base-cell-address="'Details (Old)'.J24"/>
      <style:map style:condition="cell-content()=&quot;Follows&quot;" style:apply-style-name="Light_20_orange_20_bg" style:base-cell-address="'Details (Old)'.J24"/>
      <style:map style:condition="cell-content()=&quot;Buffers&quot;" style:apply-style-name="Yellow_20_bg" style:base-cell-address="'Details (Old)'.J24"/>
      <style:map style:condition="cell-content()=&quot;Mutual&quot;" style:apply-style-name="Light_20_blue_20_bg" style:base-cell-address="'Details (Old)'.J24"/>
      <style:map style:condition="cell-content()=&quot;Special&quot;" style:apply-style-name="Green_20_bg" style:base-cell-address="'Details (Old)'.J24"/>
      <style:map style:condition="cell-content()=&quot;Prereq&quot;" style:apply-style-name="Blue_20_bg" style:base-cell-address="'Details (Old)'.J24"/>
      <style:map style:condition="cell-content()=&quot;Impossible?&quot;" style:apply-style-name="Light_20_gray_20_bg" style:base-cell-address="'Details (Old)'.J24"/>
      <style:map style:condition="cell-content()=&quot;§§§&quot;" style:apply-style-name="Dark_20_gray_20_bg" style:base-cell-address="'Details (Old)'.J24"/>
      <style:map style:condition="cell-content()=&quot;???&quot;" style:apply-style-name="Purple_20_bg" style:base-cell-address="'Details (Old)'.J24"/>
      <style:map style:condition="cell-content()=&quot;No effect&quot;" style:apply-style-name="Light_20_gray_20_bg" style:base-cell-address="'Details (Old)'.J24"/>
    </style:style>
    <style:style style:name="ce313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14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15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16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17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18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19" style:family="table-cell" style:parent-style-name="Default">
      <style:table-cell-properties style:shrink-to-fit="true"/>
      <style:map style:condition="cell-content()=&quot;Cancels&quot;" style:apply-style-name="Red_20_bg" style:base-cell-address="'Details (Old)'.M24"/>
      <style:map style:condition="cell-content()=&quot;Follows&quot;" style:apply-style-name="Light_20_orange_20_bg" style:base-cell-address="'Details (Old)'.M24"/>
      <style:map style:condition="cell-content()=&quot;Buffers&quot;" style:apply-style-name="Yellow_20_bg" style:base-cell-address="'Details (Old)'.M24"/>
      <style:map style:condition="cell-content()=&quot;Mutual&quot;" style:apply-style-name="Light_20_blue_20_bg" style:base-cell-address="'Details (Old)'.M24"/>
      <style:map style:condition="cell-content()=&quot;Special&quot;" style:apply-style-name="Green_20_bg" style:base-cell-address="'Details (Old)'.M24"/>
      <style:map style:condition="cell-content()=&quot;Prereq&quot;" style:apply-style-name="Blue_20_bg" style:base-cell-address="'Details (Old)'.M24"/>
      <style:map style:condition="cell-content()=&quot;Impossible?&quot;" style:apply-style-name="Light_20_gray_20_bg" style:base-cell-address="'Details (Old)'.M24"/>
      <style:map style:condition="cell-content()=&quot;§§§&quot;" style:apply-style-name="Dark_20_gray_20_bg" style:base-cell-address="'Details (Old)'.M24"/>
      <style:map style:condition="cell-content()=&quot;???&quot;" style:apply-style-name="Purple_20_bg" style:base-cell-address="'Details (Old)'.M24"/>
      <style:map style:condition="cell-content()=&quot;No effect&quot;" style:apply-style-name="Light_20_gray_20_bg" style:base-cell-address="'Details (Old)'.M24"/>
    </style:style>
    <style:style style:name="ce320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1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2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3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4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5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6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7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28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29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0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1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32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333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34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35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36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37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38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39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40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41" style:family="table-cell" style:parent-style-name="Default">
      <style:table-cell-properties style:shrink-to-fit="true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42" style:family="table-cell" style:parent-style-name="Default"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43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V4"/>
      <style:map style:condition="cell-content()=&quot;Follows&quot;" style:apply-style-name="Light_20_orange_20_bg" style:base-cell-address="'Details (Old)'.V4"/>
      <style:map style:condition="cell-content()=&quot;Buffers&quot;" style:apply-style-name="Yellow_20_bg" style:base-cell-address="'Details (Old)'.V4"/>
      <style:map style:condition="cell-content()=&quot;Mutual&quot;" style:apply-style-name="Light_20_blue_20_bg" style:base-cell-address="'Details (Old)'.V4"/>
      <style:map style:condition="cell-content()=&quot;Special&quot;" style:apply-style-name="Green_20_bg" style:base-cell-address="'Details (Old)'.V4"/>
      <style:map style:condition="cell-content()=&quot;Prereq&quot;" style:apply-style-name="Blue_20_bg" style:base-cell-address="'Details (Old)'.V4"/>
      <style:map style:condition="cell-content()=&quot;Impossible?&quot;" style:apply-style-name="Light_20_gray_20_bg" style:base-cell-address="'Details (Old)'.V4"/>
      <style:map style:condition="cell-content()=&quot;§§§&quot;" style:apply-style-name="Dark_20_gray_20_bg" style:base-cell-address="'Details (Old)'.V4"/>
      <style:map style:condition="cell-content()=&quot;???&quot;" style:apply-style-name="Purple_20_bg" style:base-cell-address="'Details (Old)'.V4"/>
      <style:map style:condition="cell-content()=&quot;No effect&quot;" style:apply-style-name="Light_20_gray_20_bg" style:base-cell-address="'Details (Old)'.V4"/>
    </style:style>
    <style:style style:name="ce344" style:family="table-cell" style:parent-style-name="Default"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45" style:family="table-cell" style:parent-style-name="Default">
      <style:table-cell-properties style:shrink-to-fit="true"/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46" style:family="table-cell" style:parent-style-name="Default"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4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V67"/>
      <style:map style:condition="cell-content()=&quot;Follows&quot;" style:apply-style-name="Light_20_orange_20_bg" style:base-cell-address="'Details (Old)'.V67"/>
      <style:map style:condition="cell-content()=&quot;Buffers&quot;" style:apply-style-name="Yellow_20_bg" style:base-cell-address="'Details (Old)'.V67"/>
      <style:map style:condition="cell-content()=&quot;Mutual&quot;" style:apply-style-name="Light_20_blue_20_bg" style:base-cell-address="'Details (Old)'.V67"/>
      <style:map style:condition="cell-content()=&quot;Special&quot;" style:apply-style-name="Green_20_bg" style:base-cell-address="'Details (Old)'.V67"/>
      <style:map style:condition="cell-content()=&quot;Prereq&quot;" style:apply-style-name="Blue_20_bg" style:base-cell-address="'Details (Old)'.V67"/>
      <style:map style:condition="cell-content()=&quot;Impossible?&quot;" style:apply-style-name="Light_20_gray_20_bg" style:base-cell-address="'Details (Old)'.V67"/>
      <style:map style:condition="cell-content()=&quot;§§§&quot;" style:apply-style-name="Dark_20_gray_20_bg" style:base-cell-address="'Details (Old)'.V67"/>
      <style:map style:condition="cell-content()=&quot;???&quot;" style:apply-style-name="Purple_20_bg" style:base-cell-address="'Details (Old)'.V67"/>
      <style:map style:condition="cell-content()=&quot;No effect&quot;" style:apply-style-name="Light_20_gray_20_bg" style:base-cell-address="'Details (Old)'.V67"/>
    </style:style>
    <style:style style:name="ce348" style:family="table-cell" style:parent-style-name="Default"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49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1" style:family="table-cell" style:parent-style-name="Default"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2" style:family="table-cell" style:parent-style-name="Default">
      <style:table-cell-properties style:shrink-to-fit="true"/>
      <style:map style:condition="cell-content()=&quot;Cancels&quot;" style:apply-style-name="Red_20_bg" style:base-cell-address="'Details (Old)'.S2"/>
      <style:map style:condition="cell-content()=&quot;Follows&quot;" style:apply-style-name="Light_20_orange_20_bg" style:base-cell-address="'Details (Old)'.S2"/>
      <style:map style:condition="cell-content()=&quot;Buffers&quot;" style:apply-style-name="Yellow_20_bg" style:base-cell-address="'Details (Old)'.S2"/>
      <style:map style:condition="cell-content()=&quot;Mutual&quot;" style:apply-style-name="Light_20_blue_20_bg" style:base-cell-address="'Details (Old)'.S2"/>
      <style:map style:condition="cell-content()=&quot;Special&quot;" style:apply-style-name="Green_20_bg" style:base-cell-address="'Details (Old)'.S2"/>
      <style:map style:condition="cell-content()=&quot;Prereq&quot;" style:apply-style-name="Blue_20_bg" style:base-cell-address="'Details (Old)'.S2"/>
      <style:map style:condition="cell-content()=&quot;Impossible?&quot;" style:apply-style-name="Light_20_gray_20_bg" style:base-cell-address="'Details (Old)'.S2"/>
      <style:map style:condition="cell-content()=&quot;§§§&quot;" style:apply-style-name="Dark_20_gray_20_bg" style:base-cell-address="'Details (Old)'.S2"/>
      <style:map style:condition="cell-content()=&quot;???&quot;" style:apply-style-name="Purple_20_bg" style:base-cell-address="'Details (Old)'.S2"/>
      <style:map style:condition="cell-content()=&quot;No effect&quot;" style:apply-style-name="Light_20_gray_20_bg" style:base-cell-address="'Details (Old)'.S2"/>
    </style:style>
    <style:style style:name="ce353" style:family="table-cell" style:parent-style-name="Default">
      <style:table-cell-properties style:shrink-to-fit="true"/>
      <style:map style:condition="cell-content()=&quot;Cancels&quot;" style:apply-style-name="Red_20_bg" style:base-cell-address="'Details (Old)'.S67"/>
      <style:map style:condition="cell-content()=&quot;Follows&quot;" style:apply-style-name="Light_20_orange_20_bg" style:base-cell-address="'Details (Old)'.S67"/>
      <style:map style:condition="cell-content()=&quot;Buffers&quot;" style:apply-style-name="Yellow_20_bg" style:base-cell-address="'Details (Old)'.S67"/>
      <style:map style:condition="cell-content()=&quot;Mutual&quot;" style:apply-style-name="Light_20_blue_20_bg" style:base-cell-address="'Details (Old)'.S67"/>
      <style:map style:condition="cell-content()=&quot;Special&quot;" style:apply-style-name="Green_20_bg" style:base-cell-address="'Details (Old)'.S67"/>
      <style:map style:condition="cell-content()=&quot;Prereq&quot;" style:apply-style-name="Blue_20_bg" style:base-cell-address="'Details (Old)'.S67"/>
      <style:map style:condition="cell-content()=&quot;Impossible?&quot;" style:apply-style-name="Light_20_gray_20_bg" style:base-cell-address="'Details (Old)'.S67"/>
      <style:map style:condition="cell-content()=&quot;§§§&quot;" style:apply-style-name="Dark_20_gray_20_bg" style:base-cell-address="'Details (Old)'.S67"/>
      <style:map style:condition="cell-content()=&quot;???&quot;" style:apply-style-name="Purple_20_bg" style:base-cell-address="'Details (Old)'.S67"/>
      <style:map style:condition="cell-content()=&quot;No effect&quot;" style:apply-style-name="Light_20_gray_20_bg" style:base-cell-address="'Details (Old)'.S67"/>
    </style:style>
    <style:style style:name="ce354" style:family="table-cell" style:parent-style-name="Default">
      <style:table-cell-properties style:shrink-to-fit="true"/>
      <style:map style:condition="cell-content()=&quot;Cancels&quot;" style:apply-style-name="Red_20_bg" style:base-cell-address="'Details (Old)'.G2"/>
      <style:map style:condition="cell-content()=&quot;Follows&quot;" style:apply-style-name="Light_20_orange_20_bg" style:base-cell-address="'Details (Old)'.G2"/>
      <style:map style:condition="cell-content()=&quot;Buffers&quot;" style:apply-style-name="Yellow_20_bg" style:base-cell-address="'Details (Old)'.G2"/>
      <style:map style:condition="cell-content()=&quot;Mutual&quot;" style:apply-style-name="Light_20_blue_20_bg" style:base-cell-address="'Details (Old)'.G2"/>
      <style:map style:condition="cell-content()=&quot;Special&quot;" style:apply-style-name="Green_20_bg" style:base-cell-address="'Details (Old)'.G2"/>
      <style:map style:condition="cell-content()=&quot;Prereq&quot;" style:apply-style-name="Blue_20_bg" style:base-cell-address="'Details (Old)'.G2"/>
      <style:map style:condition="cell-content()=&quot;Impossible?&quot;" style:apply-style-name="Light_20_gray_20_bg" style:base-cell-address="'Details (Old)'.G2"/>
      <style:map style:condition="cell-content()=&quot;§§§&quot;" style:apply-style-name="Dark_20_gray_20_bg" style:base-cell-address="'Details (Old)'.G2"/>
      <style:map style:condition="cell-content()=&quot;???&quot;" style:apply-style-name="Purple_20_bg" style:base-cell-address="'Details (Old)'.G2"/>
      <style:map style:condition="cell-content()=&quot;No effect&quot;" style:apply-style-name="Light_20_gray_20_bg" style:base-cell-address="'Details (Old)'.G2"/>
    </style:style>
    <style:style style:name="ce355" style:family="table-cell" style:parent-style-name="Default">
      <style:table-cell-properties style:shrink-to-fit="true"/>
      <style:map style:condition="cell-content()=&quot;Cancels&quot;" style:apply-style-name="Red_20_bg" style:base-cell-address="'Details (Old)'.G67"/>
      <style:map style:condition="cell-content()=&quot;Follows&quot;" style:apply-style-name="Light_20_orange_20_bg" style:base-cell-address="'Details (Old)'.G67"/>
      <style:map style:condition="cell-content()=&quot;Buffers&quot;" style:apply-style-name="Yellow_20_bg" style:base-cell-address="'Details (Old)'.G67"/>
      <style:map style:condition="cell-content()=&quot;Mutual&quot;" style:apply-style-name="Light_20_blue_20_bg" style:base-cell-address="'Details (Old)'.G67"/>
      <style:map style:condition="cell-content()=&quot;Special&quot;" style:apply-style-name="Green_20_bg" style:base-cell-address="'Details (Old)'.G67"/>
      <style:map style:condition="cell-content()=&quot;Prereq&quot;" style:apply-style-name="Blue_20_bg" style:base-cell-address="'Details (Old)'.G67"/>
      <style:map style:condition="cell-content()=&quot;Impossible?&quot;" style:apply-style-name="Light_20_gray_20_bg" style:base-cell-address="'Details (Old)'.G67"/>
      <style:map style:condition="cell-content()=&quot;§§§&quot;" style:apply-style-name="Dark_20_gray_20_bg" style:base-cell-address="'Details (Old)'.G67"/>
      <style:map style:condition="cell-content()=&quot;???&quot;" style:apply-style-name="Purple_20_bg" style:base-cell-address="'Details (Old)'.G67"/>
      <style:map style:condition="cell-content()=&quot;No effect&quot;" style:apply-style-name="Light_20_gray_20_bg" style:base-cell-address="'Details (Old)'.G67"/>
    </style:style>
    <style:style style:name="ce233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234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236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237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1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2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3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4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5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6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7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8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69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70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71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372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ce250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1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2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3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4" style:family="table-cell" style:parent-style-name="Default"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255" style:family="table-cell" style:parent-style-name="Default">
      <style:table-cell-properties style:shrink-to-fit="true"/>
      <style:map style:condition="cell-content()=&quot;Cancels&quot;" style:apply-style-name="Red_20_bg" style:base-cell-address="'Details Template'.S2"/>
      <style:map style:condition="cell-content()=&quot;Follows&quot;" style:apply-style-name="Light_20_orange_20_bg" style:base-cell-address="'Details Template'.S2"/>
      <style:map style:condition="cell-content()=&quot;Buffers&quot;" style:apply-style-name="Yellow_20_bg" style:base-cell-address="'Details Template'.S2"/>
      <style:map style:condition="cell-content()=&quot;Mutual&quot;" style:apply-style-name="Light_20_blue_20_bg" style:base-cell-address="'Details Template'.S2"/>
      <style:map style:condition="cell-content()=&quot;Special&quot;" style:apply-style-name="Green_20_bg" style:base-cell-address="'Details Template'.S2"/>
      <style:map style:condition="cell-content()=&quot;Prereq&quot;" style:apply-style-name="Blue_20_bg" style:base-cell-address="'Details Template'.S2"/>
      <style:map style:condition="cell-content()=&quot;Impossible?&quot;" style:apply-style-name="Light_20_gray_20_bg" style:base-cell-address="'Details Template'.S2"/>
      <style:map style:condition="cell-content()=&quot;§§§&quot;" style:apply-style-name="Dark_20_gray_20_bg" style:base-cell-address="'Details Template'.S2"/>
      <style:map style:condition="cell-content()=&quot;???&quot;" style:apply-style-name="Purple_20_bg" style:base-cell-address="'Details Template'.S2"/>
      <style:map style:condition="cell-content()=&quot;No effect&quot;" style:apply-style-name="Light_20_gray_20_bg" style:base-cell-address="'Details Template'.S2"/>
    </style:style>
    <style:style style:name="ce379" style:family="table-cell" style:parent-style-name="Default">
      <style:table-cell-properties style:shrink-to-fit="true"/>
      <style:map style:condition="cell-content()=&quot;Cancels&quot;" style:apply-style-name="Red_20_bg" style:base-cell-address="'Details Template'.G2"/>
      <style:map style:condition="cell-content()=&quot;Follows&quot;" style:apply-style-name="Light_20_orange_20_bg" style:base-cell-address="'Details Template'.G2"/>
      <style:map style:condition="cell-content()=&quot;Buffers&quot;" style:apply-style-name="Yellow_20_bg" style:base-cell-address="'Details Template'.G2"/>
      <style:map style:condition="cell-content()=&quot;Mutual&quot;" style:apply-style-name="Light_20_blue_20_bg" style:base-cell-address="'Details Template'.G2"/>
      <style:map style:condition="cell-content()=&quot;Special&quot;" style:apply-style-name="Green_20_bg" style:base-cell-address="'Details Template'.G2"/>
      <style:map style:condition="cell-content()=&quot;Prereq&quot;" style:apply-style-name="Blue_20_bg" style:base-cell-address="'Details Template'.G2"/>
      <style:map style:condition="cell-content()=&quot;Impossible?&quot;" style:apply-style-name="Light_20_gray_20_bg" style:base-cell-address="'Details Template'.G2"/>
      <style:map style:condition="cell-content()=&quot;§§§&quot;" style:apply-style-name="Dark_20_gray_20_bg" style:base-cell-address="'Details Template'.G2"/>
      <style:map style:condition="cell-content()=&quot;???&quot;" style:apply-style-name="Purple_20_bg" style:base-cell-address="'Details Template'.G2"/>
      <style:map style:condition="cell-content()=&quot;No effect&quot;" style:apply-style-name="Light_20_gray_20_bg" style:base-cell-address="'Details Template'.G2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Inputs.$A$2:$Inputs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4" table:condition="of:cell-content-is-in-list([$Results.$A$2:$Results.$A$15])" table:allow-empty-cell="true" table:display-list="unsorted" table:base-cell-address="'Details (Default)'.B2"/>
        <table:content-validation table:name="val5" table:condition="of:cell-content-is-in-list([$'Overview (Old)'.$C$2:$'Overview (Old)'.$C$36])" table:allow-empty-cell="true" table:display-list="sort-ascending" table:base-cell-address="'Details (Default)'.B2"/>
        <table:content-validation table:name="val6" table:condition="of:cell-content-is-in-list([$'Modifier List (Old)'.$A$2:$'Modifier List (Old)'.$A$24])" table:allow-empty-cell="true" table:display-list="sort-ascending" table:base-cell-address="'Details (Default)'.C2"/>
        <table:content-validation table:name="val7" table:condition="of:cell-content-is-in-list([$Results.$A$2:$Results.$A$15])" table:allow-empty-cell="true" table:display-list="unsorted" table:base-cell-address="'Details (Default)'.D2"/>
        <table:content-validation table:name="val8" table:condition="of:cell-content-is-in-list([$'Overview (Old)'.$C$2:$'Overview (Old)'.$C$36])" table:allow-empty-cell="true" table:display-list="sort-ascending" table:base-cell-address="'Details (Default)'.E2"/>
        <table:content-validation table:name="val9" table:condition="of:cell-content-is-in-list([$'Modifier List (Old)'.$A$2:$'Modifier List (Old)'.$A$24])" table:allow-empty-cell="true" table:display-list="sort-ascending" table:base-cell-address="'Details (Default)'.F2"/>
        <table:content-validation table:name="val10" table:condition="of:cell-content-is-in-list([$Results.$A$2:$Results.$A$15])" table:allow-empty-cell="true" table:display-list="unsorted" table:base-cell-address="'Details (Default)'.G2"/>
        <table:content-validation table:name="val11" table:condition="of:cell-content-is-in-list([$'Overview (Old)'.$C$2:$'Overview (Old)'.$C$36])" table:allow-empty-cell="true" table:display-list="sort-ascending" table:base-cell-address="'Details (Default)'.H2"/>
        <table:content-validation table:name="val12" table:condition="of:cell-content-is-in-list([$'Modifier List (Old)'.$A$2:$'Modifier List (Old)'.$A$24])" table:allow-empty-cell="true" table:display-list="sort-ascending" table:base-cell-address="'Details (Default)'.I2"/>
        <table:content-validation table:name="val13" table:condition="of:cell-content-is-in-list([$Results.$A$2:$Results.$A$15])" table:allow-empty-cell="true" table:display-list="unsorted" table:base-cell-address="'Details (Default)'.J2"/>
        <table:content-validation table:name="val14" table:condition="of:cell-content-is-in-list([$'Overview (Old)'.$C$2:$'Overview (Old)'.$C$36])" table:allow-empty-cell="true" table:display-list="sort-ascending" table:base-cell-address="'Details (Default)'.K2"/>
        <table:content-validation table:name="val15" table:condition="of:cell-content-is-in-list([$'Modifier List (Old)'.$A$2:$'Modifier List (Old)'.$A$24])" table:allow-empty-cell="true" table:display-list="sort-ascending" table:base-cell-address="'Details (Default)'.L2"/>
        <table:content-validation table:name="val16" table:condition="of:cell-content-is-in-list([$Results.$A$2:$Results.$A$15])" table:allow-empty-cell="true" table:display-list="unsorted" table:base-cell-address="'Details (Default)'.M2"/>
        <table:content-validation table:name="val17" table:condition="of:cell-content-is-in-list([$'Overview (Old)'.$C$2:$'Overview (Old)'.$C$36])" table:allow-empty-cell="true" table:display-list="sort-ascending" table:base-cell-address="'Details (Default)'.N2"/>
        <table:content-validation table:name="val18" table:condition="of:cell-content-is-in-list([$'Modifier List (Old)'.$A$2:$'Modifier List (Old)'.$A$24])" table:allow-empty-cell="true" table:display-list="sort-ascending" table:base-cell-address="'Details (Default)'.O2"/>
        <table:content-validation table:name="val19" table:condition="of:cell-content-is-in-list([$Results.$A$2:$Results.$A$15])" table:allow-empty-cell="true" table:display-list="unsorted" table:base-cell-address="'Details (Default)'.P2"/>
        <table:content-validation table:name="val20" table:condition="of:cell-content-is-in-list([$'Overview (Old)'.$C$2:$'Overview (Old)'.$C$36])" table:allow-empty-cell="true" table:display-list="sort-ascending" table:base-cell-address="'Details (Default)'.Q2"/>
        <table:content-validation table:name="val21" table:condition="of:cell-content-is-in-list([$'Modifier List (Old)'.$A$2:$'Modifier List (Old)'.$A$24])" table:allow-empty-cell="true" table:display-list="sort-ascending" table:base-cell-address="'Details (Default)'.R2"/>
        <table:content-validation table:name="val22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23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masterListPushButton" form:control-implementation="ooo:com.sun.star.form.component.CommandButton" xml:id="control1" form:id="control1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8.44mm" svg:height="5.29mm" svg:x="122.44mm" svg:y="1.35mm" draw:control="control1"/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26"/>
        <table:table-column table:style-name="co4" table:default-cell-style-name="ce26"/>
        <table:table-column table:style-name="co5" table:default-cell-style-name="ce33"/>
        <table:table-column table:style-name="co6" table:default-cell-style-name="ce26"/>
        <table:table-column table:style-name="co7" table:default-cell-style-name="ce26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number-columns-repeated="874" table:default-cell-style-name="ce35"/>
        <table:table-column table:style-name="co11" table:number-columns-repeated="140" table:default-cell-style-name="Default"/>
        <table:table-row table:style-name="ro1">
          <table:table-cell table:style-name="ce1" table:content-validation-name="val1" office:value-type="string" calcext:value-type="string">
            <text:p><text:s text:c="2"/>Generate / Refresh Overview:</text:p>
          </table:table-cell>
          <table:table-cell table:style-name="ce1" table:content-validation-name="val2"/>
          <table:table-cell table:style-name="ce27" office:value-type="string" calcext:value-type="string">
            <text:p>Default</text:p>
          </table:table-cell>
          <table:table-cell table:style-name="ce1"/>
          <table:table-cell table:style-name="ce31" table:content-validation-name="val3"/>
          <table:table-cell table:style-name="ce1" table:number-columns-repeated="4"/>
          <table:table-cell table:style-name="ce41"/>
          <table:table-cell table:style-name="ce42" table:number-columns-repeated="874"/>
          <table:table-cell table:style-name="ce44" table:number-columns-repeated="140"/>
        </table:table-row>
        <table:table-row table:style-name="ro2">
          <table:table-cell table:style-name="ce2" table:content-validation-name="val1" office:value-type="string" calcext:value-type="string">
            <text:p>View</text:p>
          </table:table-cell>
          <table:table-cell table:style-name="ce2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25" office:value-type="string" calcext:value-type="string">
            <text:p>Color</text:p>
          </table:table-cell>
          <table:table-cell table:style-name="ce32" table:content-validation-name="val3" office:value-type="string" calcext:value-type="string">
            <text:p>Phases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25" office:value-type="string" calcext:value-type="string">
            <text:p>Notes 1</text:p>
          </table:table-cell>
          <table:table-cell table:style-name="ce25" office:value-type="string" calcext:value-type="string">
            <text:p>Notes 2</text:p>
          </table:table-cell>
          <table:table-cell table:style-name="ce25" office:value-type="string" calcext:value-type="string">
            <text:p>Notes 3</text:p>
          </table:table-cell>
          <table:table-cell table:style-name="ce43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29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29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28"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36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30"/>
          <table:table-cell table:content-validation-name="val3" office:value-type="float" office:value="2" calcext:value-type="float">
            <text:p>2</text:p>
          </table:table-cell>
          <table:table-cell table:style-name="ce34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34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8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9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38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40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RefreshButton" form:control-implementation="ooo:com.sun.star.form.component.CommandButton" xml:id="control2" form:id="control2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1" svg:width="18.54mm" svg:height="5.05mm" svg:x="100.83mm" svg:y="1.86mm" draw:control="control2"/>
        </table:shapes>
        <table:table-column table:style-name="co12" table:default-cell-style-name="ce3"/>
        <table:table-column table:style-name="co13" table:default-cell-style-name="ce33"/>
        <table:table-column table:style-name="co5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number-columns-repeated="4" table:default-cell-style-name="ce33"/>
        <table:table-column table:style-name="co17" table:number-columns-repeated="2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18" table:default-cell-style-name="ce33"/>
        <table:table-column table:style-name="co20" table:default-cell-style-name="ce33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number-columns-repeated="9" table:default-cell-style-name="ce59"/>
        <table:table-column table:style-name="co11" table:number-columns-repeated="865" table:default-cell-style-name="ce35"/>
        <table:table-column table:style-name="co11" table:number-columns-repeated="131" table:default-cell-style-name="Default"/>
        <table:table-row table:style-name="ro1">
          <table:table-cell table:style-name="ce45" office:value-type="string" calcext:value-type="string">
            <text:p><text:s text:c="36"/>Generate / Refresh Details sheet:</text:p>
          </table:table-cell>
          <table:table-cell table:style-name="ce31"/>
          <table:table-cell table:style-name="ce45"/>
          <table:table-cell table:style-name="ce31" table:content-validation-name="val3"/>
          <table:table-cell table:style-name="ce31" table:number-columns-repeated="15"/>
          <table:table-cell table:style-name="ce68" table:number-columns-repeated="874"/>
          <table:table-cell table:style-name="ce70" table:number-columns-repeated="131"/>
        </table:table-row>
        <table:table-row table:style-name="ro2">
          <table:table-cell table:style-name="ce2" office:value-type="string" calcext:value-type="string">
            <text:p>Action Name</text:p>
          </table:table-cell>
          <table:table-cell table:style-name="ce32" office:value-type="string" calcext:value-type="string">
            <text:p>Hit</text:p>
          </table:table-cell>
          <table:table-cell table:style-name="ce32" office:value-type="string" calcext:value-type="string">
            <text:p>Frames</text:p>
          </table:table-cell>
          <table:table-cell table:style-name="ce32" table:content-validation-name="val3" office:value-type="string" calcext:value-type="string">
            <text:p>Phase</text:p>
          </table:table-cell>
          <table:table-cell table:style-name="ce46" office:value-type="string" calcext:value-type="string">
            <text:p>DEF</text:p>
          </table:table-cell>
          <table:table-cell table:style-name="ce47" office:value-type="string" calcext:value-type="string">
            <text:p>WPN1</text:p>
          </table:table-cell>
          <table:table-cell table:style-name="ce47" office:value-type="string" calcext:value-type="string">
            <text:p>WPN2</text:p>
          </table:table-cell>
          <table:table-cell table:style-name="ce47" office:value-type="string" calcext:value-type="string">
            <text:p>WPN3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FL1</text:p>
          </table:table-cell>
          <table:table-cell table:style-name="ce51" office:value-type="string" calcext:value-type="string">
            <text:p>FL2</text:p>
          </table:table-cell>
          <table:table-cell table:style-name="ce53" office:value-type="string" calcext:value-type="string">
            <text:p>PG</text:p>
          </table:table-cell>
          <table:table-cell table:style-name="ce55" office:value-type="string" calcext:value-type="string">
            <text:p>LAM</text:p>
          </table:table-cell>
          <table:table-cell table:style-name="ce55" office:value-type="string" calcext:value-type="string">
            <text:p>PAM</text:p>
          </table:table-cell>
          <table:table-cell table:style-name="ce57" office:value-type="string" calcext:value-type="string">
            <text:p>s b</text:p>
          </table:table-cell>
          <table:table-cell table:style-name="ce57" office:value-type="string" calcext:value-type="string">
            <text:p>t b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69" table:number-columns-repeated="9"/>
          <table:table-cell table:style-name="ce43" table:number-columns-repeated="865"/>
          <table:table-cell table:number-columns-repeated="131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office:value-type="string" calcext:value-type="string">
            <text:p>x</text:p>
          </table:table-cell>
          <table:table-cell table:style-name="ce48" table:number-columns-repeated="2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number-columns-repeated="2" table:style-name="ce58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/>
          <table:table-cell table:style-name="ce48" office:value-type="string" calcext:value-type="string">
            <text:p>x</text:p>
          </table:table-cell>
          <table:table-cell table:style-name="ce48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office:value-type="string" calcext:value-type="string">
            <text:p>x</text:p>
          </table:table-cell>
          <table:table-cell table:style-name="ce48" table:number-columns-repeated="2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number-columns-repeated="2" table:style-name="ce58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 table:number-rows-repeated="5">
          <table:table-cell table:style-name="ce28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 table:number-rows-repeated="2">
          <table:table-cell table:style-name="ce28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0"/>
          <table:table-cell table:number-columns-repeated="1007"/>
        </table:table-row>
        <table:table-row table:style-name="ro2" table:number-rows-repeated="11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1"/>
          <table:table-cell table:number-columns-repeated="1007"/>
        </table:table-row>
        <table:table-row table:style-name="ro2" table:number-rows-repeated="3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3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4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4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5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4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1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7"/>
          <table:table-cell table:number-columns-repeated="1007"/>
        </table:table-row>
        <table:table-row table:style-name="ro2" table:number-rows-repeated="4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7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61"/>
          <table:table-cell table:number-columns-repeated="1007"/>
        </table:table-row>
        <table:table-row table:style-name="ro2" table:number-rows-repeated="2">
          <table:table-cell table:number-columns-repeated="3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number-columns-repeated="1008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content-validation-name="val3"/>
          <table:table-cell table:number-columns-repeated="1020"/>
        </table:table-row>
      </table:table>
      <table:table table:name="Details (Default)" table:style-name="ta1"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5"/>
        <table:table-column table:style-name="co25" table:default-cell-style-name="ce35"/>
        <table:table-column table:style-name="co24" table:number-columns-repeated="2" table:default-cell-style-name="ce35"/>
        <table:table-column table:style-name="co25" table:default-cell-style-name="ce35"/>
        <table:table-column table:style-name="co24" table:number-columns-repeated="2" table:default-cell-style-name="ce35"/>
        <table:table-column table:style-name="co25" table:default-cell-style-name="ce35"/>
        <table:table-column table:style-name="co26" table:number-columns-repeated="2" table:default-cell-style-name="ce35"/>
        <table:table-column table:style-name="co25" table:default-cell-style-name="ce35"/>
        <table:table-column table:style-name="co24" table:number-columns-repeated="2" table:default-cell-style-name="ce35"/>
        <table:table-column table:style-name="co27" table:default-cell-style-name="ce35"/>
        <table:table-column table:style-name="co28" table:number-columns-repeated="2" table:default-cell-style-name="ce35"/>
        <table:table-column table:style-name="co27" table:default-cell-style-name="ce35"/>
        <table:table-column table:style-name="co29" table:default-cell-style-name="ce35"/>
        <table:table-column table:style-name="co8" table:number-columns-repeated="3" table:default-cell-style-name="ce35"/>
        <table:table-column table:style-name="co11" table:number-columns-repeated="874" table:default-cell-style-name="ce35"/>
        <table:table-row table:style-name="ro2">
          <table:table-cell table:style-name="ce71" office:value-type="string" calcext:value-type="string">
            <text:p>Action Name</text:p>
          </table:table-cell>
          <table:table-cell table:style-name="ce71" office:value-type="string" calcext:value-type="string">
            <text:p>Modifiers</text:p>
          </table:table-cell>
          <table:table-cell table:style-name="ce71" office:value-type="string" calcext:value-type="string">
            <text:p>Input to Compare</text:p>
          </table:table-cell>
          <table:table-cell table:style-name="ce78" table:content-validation-name="val4"/>
          <table:table-cell table:style-name="ce178" table:content-validation-name="val5" office:value-type="string" calcext:value-type="string">
            <text:p>&gt; Phase 0 result</text:p>
          </table:table-cell>
          <table:table-cell table:style-name="ce178" table:content-validation-name="val6"/>
          <table:table-cell table:style-name="ce185" table:content-validation-name="val7"/>
          <table:table-cell table:style-name="ce188" table:content-validation-name="val8" office:value-type="string" calcext:value-type="string">
            <text:p>&gt; Phase 1 result</text:p>
          </table:table-cell>
          <table:table-cell table:style-name="ce188" table:content-validation-name="val9"/>
          <table:table-cell table:style-name="ce185" table:content-validation-name="val10"/>
          <table:table-cell table:style-name="ce188" table:content-validation-name="val11" office:value-type="string" calcext:value-type="string">
            <text:p>&gt; Phase 2 result</text:p>
          </table:table-cell>
          <table:table-cell table:style-name="ce188" table:content-validation-name="val12"/>
          <table:table-cell table:style-name="ce185" table:content-validation-name="val13"/>
          <table:table-cell table:style-name="ce188" table:content-validation-name="val14" office:value-type="string" calcext:value-type="string">
            <text:p>&gt; Phase 3 result</text:p>
          </table:table-cell>
          <table:table-cell table:style-name="ce188" table:content-validation-name="val15"/>
          <table:table-cell table:style-name="ce185" table:content-validation-name="val16"/>
          <table:table-cell table:style-name="ce188" table:content-validation-name="val17" office:value-type="string" calcext:value-type="string">
            <text:p>&gt; Phase 4 result</text:p>
          </table:table-cell>
          <table:table-cell table:style-name="ce188" table:content-validation-name="val18"/>
          <table:table-cell table:style-name="ce185" table:content-validation-name="val19"/>
          <table:table-cell table:style-name="ce188" table:content-validation-name="val20" office:value-type="string" calcext:value-type="string">
            <text:p>&gt; Phase 5 result</text:p>
          </table:table-cell>
          <table:table-cell table:style-name="ce188" table:content-validation-name="val21"/>
          <table:table-cell table:style-name="ce223" table:content-validation-name="val1" office:value-type="string" calcext:value-type="string">
            <text:p>Notes 1</text:p>
          </table:table-cell>
          <table:table-cell table:style-name="ce223" office:value-type="string" calcext:value-type="string">
            <text:p>Notes 2</text:p>
          </table:table-cell>
          <table:table-cell table:style-name="ce223" office:value-type="string" calcext:value-type="string">
            <text:p>Notes 3</text:p>
          </table:table-cell>
          <table:table-cell table:style-name="ce43" table:number-columns-repeated="874"/>
        </table:table-row>
        <table:table-row table:style-name="ro2">
          <table:table-cell table:number-columns-repeated="2"/>
          <table:table-cell table:style-name="ce191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Letting go of input</text:p>
          </table:table-cell>
          <table:table-cell table:style-name="ce79" table:content-validation-name="val4" office:value-type="string" calcext:value-type="string">
            <text:p>Impossible?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ove</text:p>
          </table:table-cell>
          <table:table-cell table:style-name="ce79" table:content-validation-name="val4" office:value-type="string" calcext:value-type="string">
            <text:p>Mutual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No effect</text:p>
          </table:table-cell>
          <table:table-cell table:style-name="ce93" table:content-validation-name="val8"/>
          <table:table-cell table:style-name="ce95" table:content-validation-name="val9"/>
          <table:table-cell table:style-name="ce97" table:content-validation-name="val10" office:value-type="string" calcext:value-type="string">
            <text:p>No effect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Run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7" table:content-validation-name="val1" office:value-type="string" calcext:value-type="string">
            <text:p>Specialties of this sheet: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oll (Forward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Roll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Roll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oll (Left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Roll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Roll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oll (Right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Roll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Roll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oll (Back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Roll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Roll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Weapon Switch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No effect</text:p>
          </table:table-cell>
          <table:table-cell table:style-name="ce93" table:content-validation-name="val8"/>
          <table:table-cell table:style-name="ce95" table:content-validation-name="val9"/>
          <table:table-cell table:style-name="ce97" table:content-validation-name="val10" office:value-type="string" calcext:value-type="string">
            <text:p>No effect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Switch animation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Jump (Result 1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Jump (Ground)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Jump (Ground)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Jump (Ground)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Jump (Result 2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Idle (Airborne)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Idle (Airborne)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Idle (Airborne)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elee (S)</text:p>
          </table:table-cell>
          <table:table-cell table:style-name="ce79" table:content-validation-name="val4" office:value-type="string" calcext:value-type="string">
            <text:p>Impossible?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Buffers</text:p>
          </table:table-cell>
          <table:table-cell table:style-name="ce93" table:content-validation-name="val8" office:value-type="string" calcext:value-type="string">
            <text:p>Attack s2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s2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Buffers</text:p>
          </table:table-cell>
          <table:table-cell table:style-name="ce107" table:content-validation-name="val14" office:value-type="string" calcext:value-type="string">
            <text:p>Attack s2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elee (S) (Long)</text:p>
          </table:table-cell>
          <table:table-cell table:style-name="ce79" table:content-validation-name="val4" office:value-type="string" calcext:value-type="string">
            <text:p>Impossible?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Buffers</text:p>
          </table:table-cell>
          <table:table-cell table:style-name="ce93" table:content-validation-name="val8" office:value-type="string" calcext:value-type="string">
            <text:p>Attack s2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s2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Buffers</text:p>
          </table:table-cell>
          <table:table-cell table:style-name="ce107" table:content-validation-name="val14" office:value-type="string" calcext:value-type="string">
            <text:p>Attack s2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elee (T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Buffers</text:p>
          </table:table-cell>
          <table:table-cell table:style-name="ce93" table:content-validation-name="val8" office:value-type="string" calcext:value-type="string">
            <text:p>Attack t1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t1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Buffers</text:p>
          </table:table-cell>
          <table:table-cell table:style-name="ce107" table:content-validation-name="val14" office:value-type="string" calcext:value-type="string">
            <text:p>Attack t1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elee (T) (Long)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Buffers</text:p>
          </table:table-cell>
          <table:table-cell table:style-name="ce93" table:content-validation-name="val8" office:value-type="string" calcext:value-type="string">
            <text:p>Attack t1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t1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Buffers</text:p>
          </table:table-cell>
          <table:table-cell table:style-name="ce107" table:content-validation-name="val14" office:value-type="string" calcext:value-type="string">
            <text:p>Attack t1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9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Grab</text:p>
          </table:table-cell>
          <table:table-cell table:style-name="ce79" table:content-validation-name="val4" office:value-type="string" calcext:value-type="string">
            <text:p>Cancels</text:p>
          </table:table-cell>
          <table:table-cell table:style-name="ce84" table:content-validation-name="val5" office:value-type="string" calcext:value-type="string">
            <text:p>Grab</text:p>
          </table:table-cell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Grab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Grab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Grab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Block</text:p>
          </table:table-cell>
          <table:table-cell table:style-name="ce79" table:content-validation-name="val4" office:value-type="string" calcext:value-type="string">
            <text:p>Cancels</text:p>
          </table:table-cell>
          <table:table-cell table:style-name="ce85" table:content-validation-name="val5" office:value-type="string" calcext:value-type="string">
            <text:p>Block</text:p>
          </table:table-cell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Block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Block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Block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agic</text:p>
          </table:table-cell>
          <table:table-cell table:style-name="ce79" table:content-validation-name="val4" office:value-type="string" calcext:value-type="string">
            <text:p>Undecided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Magic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Magic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Cancels</text:p>
          </table:table-cell>
          <table:table-cell table:style-name="ce107" table:content-validation-name="val14" office:value-type="string" calcext:value-type="string">
            <text:p>Magic</text:p>
          </table:table-cell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7" table:content-validation-name="val1" office:value-type="string" calcext:value-type="string">
            <text:p>Different functions: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age</text:p>
          </table:table-cell>
          <table:table-cell table:style-name="ce79" table:content-validation-name="val4" office:value-type="string" calcext:value-type="string">
            <text:p>No effect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Cancels</text:p>
          </table:table-cell>
          <table:table-cell table:style-name="ce93" table:content-validation-name="val8" office:value-type="string" calcext:value-type="string">
            <text:p>Rage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No effect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No effect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8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Pause</text:p>
          </table:table-cell>
          <table:table-cell table:style-name="ce79" table:content-validation-name="val4" office:value-type="string" calcext:value-type="string">
            <text:p>No effect</text:p>
          </table:table-cell>
          <table:table-cell table:style-name="ce83" table:content-validation-name="val5"/>
          <table:table-cell table:style-name="ce87" table:content-validation-name="val6"/>
          <table:table-cell table:style-name="ce90" table:content-validation-name="val7" office:value-type="string" calcext:value-type="string">
            <text:p>Mutual</text:p>
          </table:table-cell>
          <table:table-cell table:style-name="ce93" table:content-validation-name="val8"/>
          <table:table-cell table:style-name="ce95" table:content-validation-name="val9"/>
          <table:table-cell table:style-name="ce97" table:content-validation-name="val10" office:value-type="string" calcext:value-type="string">
            <text:p>Mutual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Mutual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 office:value-type="string" calcext:value-type="string">
            <text:p>§</text:p>
          </table:table-cell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0" table:content-validation-name="val1" office:value-type="string" calcext:value-type="string">
            <text:p>”Refresh”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etry</text:p>
            </table:table-cell>
            <table:table-cell table:style-name="ce79" table:content-validation-name="val4" office:value-type="string" calcext:value-type="string">
              <text:p>Cancels</text:p>
            </table:table-cell>
            <table:table-cell table:style-name="ce83" table:content-validation-name="val5"/>
            <table:table-cell table:style-name="ce87" table:content-validation-name="val6"/>
            <table:table-cell table:style-name="ce90" table:content-validation-name="val7" office:value-type="string" calcext:value-type="string">
              <text:p>Cancels</text:p>
            </table:table-cell>
            <table:table-cell table:style-name="ce93" table:content-validation-name="val8"/>
            <table:table-cell table:style-name="ce95" table:content-validation-name="val9"/>
            <table:table-cell table:style-name="ce97" table:content-validation-name="val10" office:value-type="string" calcext:value-type="string">
              <text:p>Cancels</text:p>
            </table:table-cell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Cancels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Blades</text:p>
            </table:table-cell>
            <table:table-cell table:style-name="ce79" table:content-validation-name="val4" office:value-type="string" calcext:value-type="string">
              <text:p>Mutual</text:p>
            </table:table-cell>
            <table:table-cell table:style-name="ce83" table:content-validation-name="val5"/>
            <table:table-cell table:style-name="ce87" table:content-validation-name="val6"/>
            <table:table-cell table:style-name="ce90" table:content-validation-name="val7" office:value-type="string" calcext:value-type="string">
              <text:p>Mutual</text:p>
            </table:table-cell>
            <table:table-cell table:style-name="ce93" table:content-validation-name="val8"/>
            <table:table-cell table:style-name="ce95" table:content-validation-name="val9"/>
            <table:table-cell table:style-name="ce97" table:content-validation-name="val10" office:value-type="string" calcext:value-type="string">
              <text:p>Mutual</text:p>
            </table:table-cell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Mutual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Head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Fall</text:p>
            </table:table-cell>
            <table:table-cell table:style-name="ce79" table:content-validation-name="val4" office:value-type="string" calcext:value-type="string">
              <text:p>Undecided</text:p>
            </table:table-cell>
            <table:table-cell table:style-name="ce83" table:content-validation-name="val5"/>
            <table:table-cell table:style-name="ce87" table:content-validation-name="val6"/>
            <table:table-cell table:style-name="ce90" table:content-validation-name="val7" office:value-type="string" calcext:value-type="string">
              <text:p>Impossible?</text:p>
            </table:table-cell>
            <table:table-cell table:style-name="ce93" table:content-validation-name="val8"/>
            <table:table-cell table:style-name="ce95" table:content-validation-name="val9"/>
            <table:table-cell table:style-name="ce98" table:content-validation-name="val10" office:value-type="string" calcext:value-type="string">
              <text:p>Impossible?</text:p>
            </table:table-cell>
            <table:table-cell table:style-name="ce100" table:content-validation-name="val11"/>
            <table:table-cell table:style-name="ce102" table:content-validation-name="val12"/>
            <table:table-cell table:style-name="ce105" table:content-validation-name="val13" office:value-type="string" calcext:value-type="string">
              <text:p>Impossible?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Landing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Hang From Ledge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Water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ope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0" table:content-validation-name="val1" office:value-type="string" calcext:value-type="string">
              <text:p>”Refresh columns”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Shimmy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X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S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T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Default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O</text:p>
            </table:table-cell>
            <table:table-cell table:style-name="ce79" table:content-validation-name="val4"/>
            <table:table-cell table:style-name="ce83" table:content-validation-name="val5"/>
            <table:table-cell table:style-name="ce87" table:content-validation-name="val6"/>
            <table:table-cell table:style-name="ce90" table:content-validation-name="val7"/>
            <table:table-cell table:style-name="ce93" table:content-validation-name="val8"/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/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 office:value-type="string" calcext:value-type="string">
              <text:p>§</text:p>
            </table:table-cell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28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1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0" table:content-validation-name="val1" office:value-type="string" calcext:value-type="string">
            <text:p>”Generate inputs”.</text:p>
          </table:table-cell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Letting go of input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Move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No effect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8" table:content-validation-name="val14"/>
          <table:table-cell table:style-name="ce111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Roll (Forward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Roll (Left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Roll (Right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Roll (Back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oll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Weapon Switch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Switch animation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Jump (Result 1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Jump (Ground)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Jump (Result 2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Special</text:p>
          </table:table-cell>
          <table:table-cell table:style-name="ce100" table:content-validation-name="val11" office:value-type="string" calcext:value-type="string">
            <text:p>Idle (Airborne)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Melee (S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s2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Melee (S) (Long)</text:p>
          </table:table-cell>
          <table:table-cell table:style-name="ce80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Melee (T)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Buffers</text:p>
          </table:table-cell>
          <table:table-cell table:style-name="ce100" table:content-validation-name="val11" office:value-type="string" calcext:value-type="string">
            <text:p>Attack t1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Melee (T) (Long)</text:p>
          </table:table-cell>
          <table:table-cell table:style-name="ce80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Grab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Grab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Block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Block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Magic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Magic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Rage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Cancels</text:p>
          </table:table-cell>
          <table:table-cell table:style-name="ce100" table:content-validation-name="val11" office:value-type="string" calcext:value-type="string">
            <text:p>Rage</text:p>
          </table:table-cell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Pause</text:p>
          </table:table-cell>
          <table:table-cell table:style-name="ce80" table:content-validation-name="val4"/>
          <table:table-cell table:style-name="ce83" table:content-validation-name="val5" office:value-type="string" calcext:value-type="string">
            <text:p>§</text:p>
          </table:table-cell>
          <table:table-cell table:style-name="ce87" table:content-validation-name="val6"/>
          <table:table-cell table:style-name="ce90" table:content-validation-name="val7"/>
          <table:table-cell table:style-name="ce93" table:content-validation-name="val8" office:value-type="string" calcext:value-type="string">
            <text:p>§</text:p>
          </table:table-cell>
          <table:table-cell table:style-name="ce95" table:content-validation-name="val9"/>
          <table:table-cell table:style-name="ce97" table:content-validation-name="val10" office:value-type="string" calcext:value-type="string">
            <text:p>Mutual</text:p>
          </table:table-cell>
          <table:table-cell table:style-name="ce100" table:content-validation-name="val11"/>
          <table:table-cell table:style-name="ce102" table:content-validation-name="val12"/>
          <table:table-cell table:style-name="ce104" table:content-validation-name="val13" office:value-type="string" calcext:value-type="string">
            <text:p>§</text:p>
          </table:table-cell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etry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 office:value-type="string" calcext:value-type="string">
              <text:p>Cancels</text:p>
            </table:table-cell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Blades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Head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Fall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Landing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Hang From Ledge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Water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ope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Shimmy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X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S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T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O</text:p>
            </table:table-cell>
            <table:table-cell table:style-name="ce80" table:content-validation-name="val4"/>
            <table:table-cell table:style-name="ce83" table:content-validation-name="val5" office:value-type="string" calcext:value-type="string">
              <text:p>§</text:p>
            </table:table-cell>
            <table:table-cell table:style-name="ce87" table:content-validation-name="val6"/>
            <table:table-cell table:style-name="ce90" table:content-validation-name="val7"/>
            <table:table-cell table:style-name="ce93" table:content-validation-name="val8" office:value-type="string" calcext:value-type="string">
              <text:p>§</text:p>
            </table:table-cell>
            <table:table-cell table:style-name="ce95" table:content-validation-name="val9"/>
            <table:table-cell table:style-name="ce97" table:content-validation-name="val10"/>
            <table:table-cell table:style-name="ce100" table:content-validation-name="val11"/>
            <table:table-cell table:style-name="ce102" table:content-validation-name="val12"/>
            <table:table-cell table:style-name="ce104" table:content-validation-name="val13" office:value-type="string" calcext:value-type="string">
              <text:p>§</text:p>
            </table:table-cell>
            <table:table-cell table:style-name="ce107" table:content-validation-name="val14"/>
            <table:table-cell table:style-name="ce110" table:content-validation-name="val15"/>
            <table:table-cell table:style-name="ce113" table:content-validation-name="val16"/>
            <table:table-cell table:style-name="ce115" table:content-validation-name="val17"/>
            <table:table-cell table:style-name="ce117" table:content-validation-name="val18"/>
            <table:table-cell table:style-name="ce119" table:content-validation-name="val19"/>
            <table:table-cell table:style-name="ce121" table:content-validation-name="val20"/>
            <table:table-cell table:style-name="ce123" table:content-validation-name="val21"/>
            <table:table-cell table:style-name="ce132" table:content-validation-name="val1"/>
            <table:table-cell table:style-name="ce143" table:number-columns-repeated="2"/>
            <table:table-cell table:style-name="ce145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1"/>
          <table:table-cell table:style-name="ce80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Letting go of input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Move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No effect</text:p>
          </table:table-cell>
          <table:table-cell table:style-name="ce101" table:content-validation-name="val11"/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Run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Run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1. a single animation is selected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Roll (Forward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Roll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Roll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Roll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Roll (Left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Roll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Roll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Roll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Roll (Right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Roll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Roll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Roll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4. generate rows and print various inputs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Roll (Back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Roll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Roll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Roll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Weapon Switch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Switch animation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Switch animation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Switch animation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Jump (Result 1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Jump (Ground)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Jump (Ground)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Jump (Ground)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8" table:content-validation-name="val1" office:value-type="string" calcext:value-type="string">
            <text:p>”Generate variations”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Jump (Result 2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Idle (Airborne)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Idle (Airborne)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Idle (Airborne)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Melee (S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Buffers</text:p>
          </table:table-cell>
          <table:table-cell table:style-name="ce101" table:content-validation-name="val11" office:value-type="string" calcext:value-type="string">
            <text:p>Attack s2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Buffers</text:p>
          </table:table-cell>
          <table:table-cell table:style-name="ce109" table:content-validation-name="val14" office:value-type="string" calcext:value-type="string">
            <text:p>Attack s2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Buffers</text:p>
          </table:table-cell>
          <table:table-cell table:style-name="ce116" table:content-validation-name="val17" office:value-type="string" calcext:value-type="string">
            <text:p>Attack s2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1. a single animation is selected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Melee (S) (Long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Buffers</text:p>
          </table:table-cell>
          <table:table-cell table:style-name="ce101" table:content-validation-name="val11" office:value-type="string" calcext:value-type="string">
            <text:p>Attack s2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Buffers</text:p>
          </table:table-cell>
          <table:table-cell table:style-name="ce109" table:content-validation-name="val14" office:value-type="string" calcext:value-type="string">
            <text:p>Attack s2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Buffers</text:p>
          </table:table-cell>
          <table:table-cell table:style-name="ce116" table:content-validation-name="val17" office:value-type="string" calcext:value-type="string">
            <text:p>Attack s2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Melee (T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Buffers</text:p>
          </table:table-cell>
          <table:table-cell table:style-name="ce101" table:content-validation-name="val11" office:value-type="string" calcext:value-type="string">
            <text:p>Attack t1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Buffers</text:p>
          </table:table-cell>
          <table:table-cell table:style-name="ce109" table:content-validation-name="val14" office:value-type="string" calcext:value-type="string">
            <text:p>Attack t1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Buffers</text:p>
          </table:table-cell>
          <table:table-cell table:style-name="ce116" table:content-validation-name="val17" office:value-type="string" calcext:value-type="string">
            <text:p>Attack t1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Melee (T) (Long)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Buffers</text:p>
          </table:table-cell>
          <table:table-cell table:style-name="ce101" table:content-validation-name="val11" office:value-type="string" calcext:value-type="string">
            <text:p>Attack t1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Buffers</text:p>
          </table:table-cell>
          <table:table-cell table:style-name="ce109" table:content-validation-name="val14" office:value-type="string" calcext:value-type="string">
            <text:p>Attack t1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Buffers</text:p>
          </table:table-cell>
          <table:table-cell table:style-name="ce116" table:content-validation-name="val17" office:value-type="string" calcext:value-type="string">
            <text:p>Attack t1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4. generate rows according to the rules of Modifier Lis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Grab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Grab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Grab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Grab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Block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Block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Block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Block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Magic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Magic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 office:value-type="string" calcext:value-type="string">
            <text:p>Magic</text:p>
          </table:table-cell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 office:value-type="string" calcext:value-type="string">
            <text:p>Magic</text:p>
          </table:table-cell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8" table:content-validation-name="val1" office:value-type="string" calcext:value-type="string">
            <text:p>”Add conditional formatting”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Rage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 office:value-type="string" calcext:value-type="string">
            <text:p>Rage</text:p>
          </table:table-cell>
          <table:table-cell table:style-name="ce103" table:content-validation-name="val12"/>
          <table:table-cell table:style-name="ce106" table:content-validation-name="val13" office:value-type="string" calcext:value-type="string">
            <text:p>No effect</text:p>
          </table:table-cell>
          <table:table-cell table:style-name="ce109" table:content-validation-name="val14"/>
          <table:table-cell table:style-name="ce112" table:content-validation-name="val15"/>
          <table:table-cell table:style-name="ce114" table:content-validation-name="val16" office:value-type="string" calcext:value-type="string">
            <text:p>No effect</text:p>
          </table:table-cell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5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Pause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Mutual</text:p>
          </table:table-cell>
          <table:table-cell table:style-name="ce101" table:content-validation-name="val11"/>
          <table:table-cell table:style-name="ce103" table:content-validation-name="val12"/>
          <table:table-cell table:style-name="ce106" table:content-validation-name="val13" office:value-type="string" calcext:value-type="string">
            <text:p>Mutual</text:p>
          </table:table-cell>
          <table:table-cell table:style-name="ce109" table:content-validation-name="val14"/>
          <table:table-cell table:style-name="ce112" table:content-validation-name="val15"/>
          <table:table-cell table:style-name="ce114" table:content-validation-name="val16" office:value-type="string" calcext:value-type="string">
            <text:p>Mutual</text:p>
          </table:table-cell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1. delete existing rules for conditional formatting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etry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 office:value-type="string" calcext:value-type="string">
            <text:p>Cancels</text:p>
          </table:table-cell>
          <table:table-cell table:style-name="ce101" table:content-validation-name="val11"/>
          <table:table-cell table:style-name="ce103" table:content-validation-name="val12"/>
          <table:table-cell table:style-name="ce106" table:content-validation-name="val13" office:value-type="string" calcext:value-type="string">
            <text:p>Cancels</text:p>
          </table:table-cell>
          <table:table-cell table:style-name="ce109" table:content-validation-name="val14"/>
          <table:table-cell table:style-name="ce112" table:content-validation-name="val15"/>
          <table:table-cell table:style-name="ce114" table:content-validation-name="val16" office:value-type="string" calcext:value-type="string">
            <text:p>Cancels</text:p>
          </table:table-cell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6" table:content-validation-name="val1" office:value-type="string" calcext:value-type="string">
            <text:p>2. find new rules for conditional formatting from Reactions sheet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Blades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9" table:content-validation-name="val1" office:value-type="string" calcext:value-type="string">
            <text:p>3. apply new rules for conditional formatting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Head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Fall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Landing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1" table:content-validation-name="val1" office:value-type="string" calcext:value-type="string">
            <text:p>”Generate both inputs + variations for an animation”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Hang From Ledge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Water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 office:value-type="string" calcext:value-type="string">
            <text:p>a combination of the above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ope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Shimmy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X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1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S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40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T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 office:value-type="string" calcext:value-type="string">
            <text:p>§</text:p>
          </table:table-cell>
          <table:table-cell table:style-name="ce124" table:content-validation-name="val21"/>
          <table:table-cell table:style-name="ce139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O</text:p>
          </table:table-cell>
          <table:table-cell table:style-name="ce81" table:content-validation-name="val4"/>
          <table:table-cell table:style-name="ce86" table:content-validation-name="val5" office:value-type="string" calcext:value-type="string">
            <text:p>§</text:p>
          </table:table-cell>
          <table:table-cell table:style-name="ce88" table:content-validation-name="val6"/>
          <table:table-cell table:style-name="ce91" table:content-validation-name="val7"/>
          <table:table-cell table:style-name="ce94" table:content-validation-name="val8" office:value-type="string" calcext:value-type="string">
            <text:p>§</text:p>
          </table:table-cell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/>
          <table:table-cell table:style-name="ce124" table:content-validation-name="val21"/>
          <table:table-cell table:style-name="ce142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4"/>
          <table:table-cell table:style-name="ce81" table:content-validation-name="val4"/>
          <table:table-cell table:style-name="ce86" table:content-validation-name="val5"/>
          <table:table-cell table:style-name="ce88" table:content-validation-name="val6"/>
          <table:table-cell table:style-name="ce91" table:content-validation-name="val7"/>
          <table:table-cell table:style-name="ce94" table:content-validation-name="val8"/>
          <table:table-cell table:style-name="ce96" table:content-validation-name="val9"/>
          <table:table-cell table:style-name="ce99" table:content-validation-name="val10"/>
          <table:table-cell table:style-name="ce101" table:content-validation-name="val11"/>
          <table:table-cell table:style-name="ce103" table:content-validation-name="val12"/>
          <table:table-cell table:style-name="ce106" table:content-validation-name="val13"/>
          <table:table-cell table:style-name="ce109" table:content-validation-name="val14"/>
          <table:table-cell table:style-name="ce112" table:content-validation-name="val15"/>
          <table:table-cell table:style-name="ce114" table:content-validation-name="val16"/>
          <table:table-cell table:style-name="ce116" table:content-validation-name="val17"/>
          <table:table-cell table:style-name="ce118" table:content-validation-name="val18"/>
          <table:table-cell table:style-name="ce120" table:content-validation-name="val19"/>
          <table:table-cell table:style-name="ce122" table:content-validation-name="val20"/>
          <table:table-cell table:style-name="ce124" table:content-validation-name="val21"/>
          <table:table-cell table:style-name="ce142" table:content-validation-name="val1"/>
          <table:table-cell table:style-name="ce144" table:number-columns-repeated="2"/>
          <table:table-cell table:style-name="ce146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Letting go of input</text:p>
          </table:table-cell>
          <table:table-cell table:style-name="ce80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Move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Rush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Retry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Upgrade Blades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Upgrade Head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Prompt 1</text:p>
          </table:table-cell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Default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32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79" table:content-validation-name="val4"/>
          <table:table-cell table:style-name="ce83" table:content-validation-name="val5"/>
          <table:table-cell table:style-name="ce87" table:content-validation-name="val6"/>
          <table:table-cell table:style-name="ce90" table:content-validation-name="val7"/>
          <table:table-cell table:style-name="ce93" table:content-validation-name="val8"/>
          <table:table-cell table:style-name="ce95" table:content-validation-name="val9"/>
          <table:table-cell table:style-name="ce97" table:content-validation-name="val10"/>
          <table:table-cell table:style-name="ce100" table:content-validation-name="val11"/>
          <table:table-cell table:style-name="ce102" table:content-validation-name="val12"/>
          <table:table-cell table:style-name="ce104" table:content-validation-name="val13"/>
          <table:table-cell table:style-name="ce107" table:content-validation-name="val14"/>
          <table:table-cell table:style-name="ce110" table:content-validation-name="val15"/>
          <table:table-cell table:style-name="ce113" table:content-validation-name="val16"/>
          <table:table-cell table:style-name="ce115" table:content-validation-name="val17"/>
          <table:table-cell table:style-name="ce117" table:content-validation-name="val18"/>
          <table:table-cell table:style-name="ce119" table:content-validation-name="val19"/>
          <table:table-cell table:style-name="ce121" table:content-validation-name="val20"/>
          <table:table-cell table:style-name="ce123" table:content-validation-name="val21"/>
          <table:table-cell table:style-name="ce126" table:content-validation-name="val1"/>
          <table:table-cell table:style-name="ce143" table:number-columns-repeated="2"/>
          <table:table-cell table:style-name="ce145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3 'Details (Default)'.G99:'Details (Default)'.R2220 'Details (Default)'.G24:'Details (Default)'.I24 'Details (Default)'.N24:'Details (Default)'.R24 'Details (Default)'.K24:'Details (Default)'.L24 'Details (Default)'.G25:'Details (Default)'.R66">
            <calcext:condition calcext:apply-style-name="Red bg" calcext:value="=&quot;Cancels&quot;" calcext:base-cell-address="'Details (Default)'.G2"/>
            <calcext:condition calcext:apply-style-name="Light orange bg" calcext:value="=&quot;Follows&quot;" calcext:base-cell-address="'Details (Default)'.G2"/>
            <calcext:condition calcext:apply-style-name="Yellow bg" calcext:value="=&quot;Buffers&quot;" calcext:base-cell-address="'Details (Default)'.G2"/>
            <calcext:condition calcext:apply-style-name="Light blue bg" calcext:value="=&quot;Mutual&quot;" calcext:base-cell-address="'Details (Default)'.G2"/>
            <calcext:condition calcext:apply-style-name="Green bg" calcext:value="=&quot;Special&quot;" calcext:base-cell-address="'Details (Default)'.G2"/>
            <calcext:condition calcext:apply-style-name="Blue bg" calcext:value="=&quot;Prereq&quot;" calcext:base-cell-address="'Details (Default)'.G2"/>
            <calcext:condition calcext:apply-style-name="Light gray bg" calcext:value="=&quot;Impossible?&quot;" calcext:base-cell-address="'Details (Default)'.G2"/>
            <calcext:condition calcext:apply-style-name="Dark gray bg" calcext:value="=&quot;§§§&quot;" calcext:base-cell-address="'Details (Default)'.G2"/>
            <calcext:condition calcext:apply-style-name="Dark gray bg" calcext:value="contains-text(&quot;!!&quot;)" calcext:base-cell-address="'Details (Default)'.G2"/>
            <calcext:condition calcext:apply-style-name="Purple bg" calcext:value="=&quot;???&quot;" calcext:base-cell-address="'Details (Default)'.G2"/>
            <calcext:condition calcext:apply-style-name="Light gray bg" calcext:value="=&quot;No effect&quot;" calcext:base-cell-address="'Details (Default)'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'Details (Default)'.J24"/>
            <calcext:condition calcext:apply-style-name="Light orange bg" calcext:value="=&quot;Follows&quot;" calcext:base-cell-address="'Details (Default)'.J24"/>
            <calcext:condition calcext:apply-style-name="Yellow bg" calcext:value="=&quot;Buffers&quot;" calcext:base-cell-address="'Details (Default)'.J24"/>
            <calcext:condition calcext:apply-style-name="Light blue bg" calcext:value="=&quot;Mutual&quot;" calcext:base-cell-address="'Details (Default)'.J24"/>
            <calcext:condition calcext:apply-style-name="Green bg" calcext:value="=&quot;Special&quot;" calcext:base-cell-address="'Details (Default)'.J24"/>
            <calcext:condition calcext:apply-style-name="Blue bg" calcext:value="=&quot;Prereq&quot;" calcext:base-cell-address="'Details (Default)'.J24"/>
            <calcext:condition calcext:apply-style-name="Light gray bg" calcext:value="=&quot;Impossible?&quot;" calcext:base-cell-address="'Details (Default)'.J24"/>
            <calcext:condition calcext:apply-style-name="Dark gray bg" calcext:value="=&quot;§§§&quot;" calcext:base-cell-address="'Details (Default)'.J24"/>
            <calcext:condition calcext:apply-style-name="Dark gray bg" calcext:value="contains-text(&quot;!!&quot;)" calcext:base-cell-address="'Details (Default)'.J24"/>
            <calcext:condition calcext:apply-style-name="Purple bg" calcext:value="=&quot;???&quot;" calcext:base-cell-address="'Details (Default)'.J24"/>
            <calcext:condition calcext:apply-style-name="Light gray bg" calcext:value="=&quot;No effect&quot;" calcext:base-cell-address="'Details (Default)'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'Details (Default)'.M24"/>
            <calcext:condition calcext:apply-style-name="Light orange bg" calcext:value="=&quot;Follows&quot;" calcext:base-cell-address="'Details (Default)'.M24"/>
            <calcext:condition calcext:apply-style-name="Yellow bg" calcext:value="=&quot;Buffers&quot;" calcext:base-cell-address="'Details (Default)'.M24"/>
            <calcext:condition calcext:apply-style-name="Light blue bg" calcext:value="=&quot;Mutual&quot;" calcext:base-cell-address="'Details (Default)'.M24"/>
            <calcext:condition calcext:apply-style-name="Green bg" calcext:value="=&quot;Special&quot;" calcext:base-cell-address="'Details (Default)'.M24"/>
            <calcext:condition calcext:apply-style-name="Blue bg" calcext:value="=&quot;Prereq&quot;" calcext:base-cell-address="'Details (Default)'.M24"/>
            <calcext:condition calcext:apply-style-name="Light gray bg" calcext:value="=&quot;Impossible?&quot;" calcext:base-cell-address="'Details (Default)'.M24"/>
            <calcext:condition calcext:apply-style-name="Dark gray bg" calcext:value="=&quot;§§§&quot;" calcext:base-cell-address="'Details (Default)'.M24"/>
            <calcext:condition calcext:apply-style-name="Dark gray bg" calcext:value="contains-text(&quot;!!&quot;)" calcext:base-cell-address="'Details (Default)'.M24"/>
            <calcext:condition calcext:apply-style-name="Purple bg" calcext:value="=&quot;???&quot;" calcext:base-cell-address="'Details (Default)'.M24"/>
            <calcext:condition calcext:apply-style-name="Light gray bg" calcext:value="=&quot;No effect&quot;" calcext:base-cell-address="'Details (Default)'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'Details (Default)'.D2"/>
            <calcext:condition calcext:apply-style-name="Light orange bg" calcext:value="=&quot;Follows&quot;" calcext:base-cell-address="'Details (Default)'.D2"/>
            <calcext:condition calcext:apply-style-name="Yellow bg" calcext:value="=&quot;Buffers&quot;" calcext:base-cell-address="'Details (Default)'.D2"/>
            <calcext:condition calcext:apply-style-name="Light blue bg" calcext:value="=&quot;Mutual&quot;" calcext:base-cell-address="'Details (Default)'.D2"/>
            <calcext:condition calcext:apply-style-name="Green bg" calcext:value="=&quot;Special&quot;" calcext:base-cell-address="'Details (Default)'.D2"/>
            <calcext:condition calcext:apply-style-name="Blue bg" calcext:value="=&quot;Prereq&quot;" calcext:base-cell-address="'Details (Default)'.D2"/>
            <calcext:condition calcext:apply-style-name="Light gray bg" calcext:value="=&quot;Impossible?&quot;" calcext:base-cell-address="'Details (Default)'.D2"/>
            <calcext:condition calcext:apply-style-name="Dark gray bg" calcext:value="=&quot;§§§&quot;" calcext:base-cell-address="'Details (Default)'.D2"/>
            <calcext:condition calcext:apply-style-name="Dark gray bg" calcext:value="contains-text(&quot;!!&quot;)" calcext:base-cell-address="'Details (Default)'.D2"/>
            <calcext:condition calcext:apply-style-name="Purple bg" calcext:value="=&quot;???&quot;" calcext:base-cell-address="'Details (Default)'.D2"/>
            <calcext:condition calcext:apply-style-name="Light gray bg" calcext:value="=&quot;No effect&quot;" calcext:base-cell-address="'Details (Default)'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'Details (Default)'.S2"/>
            <calcext:condition calcext:apply-style-name="Light orange bg" calcext:value="=&quot;Follows&quot;" calcext:base-cell-address="'Details (Default)'.S2"/>
            <calcext:condition calcext:apply-style-name="Yellow bg" calcext:value="=&quot;Buffers&quot;" calcext:base-cell-address="'Details (Default)'.S2"/>
            <calcext:condition calcext:apply-style-name="Light blue bg" calcext:value="=&quot;Mutual&quot;" calcext:base-cell-address="'Details (Default)'.S2"/>
            <calcext:condition calcext:apply-style-name="Green bg" calcext:value="=&quot;Special&quot;" calcext:base-cell-address="'Details (Default)'.S2"/>
            <calcext:condition calcext:apply-style-name="Blue bg" calcext:value="=&quot;Prereq&quot;" calcext:base-cell-address="'Details (Default)'.S2"/>
            <calcext:condition calcext:apply-style-name="Light gray bg" calcext:value="=&quot;Impossible?&quot;" calcext:base-cell-address="'Details (Default)'.S2"/>
            <calcext:condition calcext:apply-style-name="Dark gray bg" calcext:value="=&quot;§§§&quot;" calcext:base-cell-address="'Details (Default)'.S2"/>
            <calcext:condition calcext:apply-style-name="Dark gray bg" calcext:value="contains-text(&quot;!!&quot;)" calcext:base-cell-address="'Details (Default)'.S2"/>
            <calcext:condition calcext:apply-style-name="Purple bg" calcext:value="=&quot;???&quot;" calcext:base-cell-address="'Details (Default)'.S2"/>
            <calcext:condition calcext:apply-style-name="Light gray bg" calcext:value="=&quot;No effect&quot;" calcext:base-cell-address="'Details (Default)'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'Details (Default)'.V4"/>
            <calcext:condition calcext:apply-style-name="Light orange bg" calcext:value="=&quot;Follows&quot;" calcext:base-cell-address="'Details (Default)'.V4"/>
            <calcext:condition calcext:apply-style-name="Yellow bg" calcext:value="=&quot;Buffers&quot;" calcext:base-cell-address="'Details (Default)'.V4"/>
            <calcext:condition calcext:apply-style-name="Light blue bg" calcext:value="=&quot;Mutual&quot;" calcext:base-cell-address="'Details (Default)'.V4"/>
            <calcext:condition calcext:apply-style-name="Green bg" calcext:value="=&quot;Special&quot;" calcext:base-cell-address="'Details (Default)'.V4"/>
            <calcext:condition calcext:apply-style-name="Blue bg" calcext:value="=&quot;Prereq&quot;" calcext:base-cell-address="'Details (Default)'.V4"/>
            <calcext:condition calcext:apply-style-name="Light gray bg" calcext:value="=&quot;Impossible?&quot;" calcext:base-cell-address="'Details (Default)'.V4"/>
            <calcext:condition calcext:apply-style-name="Dark gray bg" calcext:value="=&quot;§§§&quot;" calcext:base-cell-address="'Details (Default)'.V4"/>
            <calcext:condition calcext:apply-style-name="Dark gray bg" calcext:value="contains-text(&quot;!!&quot;)" calcext:base-cell-address="'Details (Default)'.V4"/>
            <calcext:condition calcext:apply-style-name="Purple bg" calcext:value="=&quot;???&quot;" calcext:base-cell-address="'Details (Default)'.V4"/>
            <calcext:condition calcext:apply-style-name="Light gray bg" calcext:value="=&quot;No effect&quot;" calcext:base-cell-address="'Details (Default)'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'Details (Default)'.E16"/>
            <calcext:condition calcext:apply-style-name="Light orange bg" calcext:value="=&quot;Follows&quot;" calcext:base-cell-address="'Details (Default)'.E16"/>
            <calcext:condition calcext:apply-style-name="Yellow bg" calcext:value="=&quot;Buffers&quot;" calcext:base-cell-address="'Details (Default)'.E16"/>
            <calcext:condition calcext:apply-style-name="Light blue bg" calcext:value="=&quot;Mutual&quot;" calcext:base-cell-address="'Details (Default)'.E16"/>
            <calcext:condition calcext:apply-style-name="Green bg" calcext:value="=&quot;Special&quot;" calcext:base-cell-address="'Details (Default)'.E16"/>
            <calcext:condition calcext:apply-style-name="Blue bg" calcext:value="=&quot;Prereq&quot;" calcext:base-cell-address="'Details (Default)'.E16"/>
            <calcext:condition calcext:apply-style-name="Light gray bg" calcext:value="=&quot;Impossible?&quot;" calcext:base-cell-address="'Details (Default)'.E16"/>
            <calcext:condition calcext:apply-style-name="Dark gray bg" calcext:value="=&quot;§§§&quot;" calcext:base-cell-address="'Details (Default)'.E16"/>
            <calcext:condition calcext:apply-style-name="Dark gray bg" calcext:value="contains-text(&quot;!!&quot;)" calcext:base-cell-address="'Details (Default)'.E16"/>
            <calcext:condition calcext:apply-style-name="Purple bg" calcext:value="=&quot;???&quot;" calcext:base-cell-address="'Details (Default)'.E16"/>
            <calcext:condition calcext:apply-style-name="Light gray bg" calcext:value="=&quot;No effect&quot;" calcext:base-cell-address="'Details (Default)'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'Details (Default)'.E17"/>
            <calcext:condition calcext:apply-style-name="Light orange bg" calcext:value="=&quot;Follows&quot;" calcext:base-cell-address="'Details (Default)'.E17"/>
            <calcext:condition calcext:apply-style-name="Yellow bg" calcext:value="=&quot;Buffers&quot;" calcext:base-cell-address="'Details (Default)'.E17"/>
            <calcext:condition calcext:apply-style-name="Light blue bg" calcext:value="=&quot;Mutual&quot;" calcext:base-cell-address="'Details (Default)'.E17"/>
            <calcext:condition calcext:apply-style-name="Green bg" calcext:value="=&quot;Special&quot;" calcext:base-cell-address="'Details (Default)'.E17"/>
            <calcext:condition calcext:apply-style-name="Blue bg" calcext:value="=&quot;Prereq&quot;" calcext:base-cell-address="'Details (Default)'.E17"/>
            <calcext:condition calcext:apply-style-name="Light gray bg" calcext:value="=&quot;Impossible?&quot;" calcext:base-cell-address="'Details (Default)'.E17"/>
            <calcext:condition calcext:apply-style-name="Dark gray bg" calcext:value="=&quot;§§§&quot;" calcext:base-cell-address="'Details (Default)'.E17"/>
            <calcext:condition calcext:apply-style-name="Dark gray bg" calcext:value="contains-text(&quot;!!&quot;)" calcext:base-cell-address="'Details (Default)'.E17"/>
            <calcext:condition calcext:apply-style-name="Purple bg" calcext:value="=&quot;???&quot;" calcext:base-cell-address="'Details (Default)'.E17"/>
            <calcext:condition calcext:apply-style-name="Light gray bg" calcext:value="=&quot;No effect&quot;" calcext:base-cell-address="'Details (Default)'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'Details (Default)'.D35"/>
            <calcext:condition calcext:apply-style-name="Light orange bg" calcext:value="=&quot;Follows&quot;" calcext:base-cell-address="'Details (Default)'.D35"/>
            <calcext:condition calcext:apply-style-name="Yellow bg" calcext:value="=&quot;Buffers&quot;" calcext:base-cell-address="'Details (Default)'.D35"/>
            <calcext:condition calcext:apply-style-name="Light blue bg" calcext:value="=&quot;Mutual&quot;" calcext:base-cell-address="'Details (Default)'.D35"/>
            <calcext:condition calcext:apply-style-name="Green bg" calcext:value="=&quot;Special&quot;" calcext:base-cell-address="'Details (Default)'.D35"/>
            <calcext:condition calcext:apply-style-name="Blue bg" calcext:value="=&quot;Prereq&quot;" calcext:base-cell-address="'Details (Default)'.D35"/>
            <calcext:condition calcext:apply-style-name="Light gray bg" calcext:value="=&quot;Impossible?&quot;" calcext:base-cell-address="'Details (Default)'.D35"/>
            <calcext:condition calcext:apply-style-name="Dark gray bg" calcext:value="=&quot;§§§&quot;" calcext:base-cell-address="'Details (Default)'.D35"/>
            <calcext:condition calcext:apply-style-name="Dark gray bg" calcext:value="contains-text(&quot;!!&quot;)" calcext:base-cell-address="'Details (Default)'.D35"/>
            <calcext:condition calcext:apply-style-name="Purple bg" calcext:value="=&quot;???&quot;" calcext:base-cell-address="'Details (Default)'.D35"/>
            <calcext:condition calcext:apply-style-name="Light gray bg" calcext:value="=&quot;No effect&quot;" calcext:base-cell-address="'Details (Default)'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'Details (Default)'.G67"/>
            <calcext:condition calcext:apply-style-name="Light orange bg" calcext:value="=&quot;Follows&quot;" calcext:base-cell-address="'Details (Default)'.G67"/>
            <calcext:condition calcext:apply-style-name="Yellow bg" calcext:value="=&quot;Buffers&quot;" calcext:base-cell-address="'Details (Default)'.G67"/>
            <calcext:condition calcext:apply-style-name="Light blue bg" calcext:value="=&quot;Mutual&quot;" calcext:base-cell-address="'Details (Default)'.G67"/>
            <calcext:condition calcext:apply-style-name="Green bg" calcext:value="=&quot;Special&quot;" calcext:base-cell-address="'Details (Default)'.G67"/>
            <calcext:condition calcext:apply-style-name="Blue bg" calcext:value="=&quot;Prereq&quot;" calcext:base-cell-address="'Details (Default)'.G67"/>
            <calcext:condition calcext:apply-style-name="Light gray bg" calcext:value="=&quot;Impossible?&quot;" calcext:base-cell-address="'Details (Default)'.G67"/>
            <calcext:condition calcext:apply-style-name="Dark gray bg" calcext:value="=&quot;§§§&quot;" calcext:base-cell-address="'Details (Default)'.G67"/>
            <calcext:condition calcext:apply-style-name="Dark gray bg" calcext:value="contains-text(&quot;!!&quot;)" calcext:base-cell-address="'Details (Default)'.G67"/>
            <calcext:condition calcext:apply-style-name="Purple bg" calcext:value="=&quot;???&quot;" calcext:base-cell-address="'Details (Default)'.G67"/>
            <calcext:condition calcext:apply-style-name="Light gray bg" calcext:value="=&quot;No effect&quot;" calcext:base-cell-address="'Details (Default)'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'Details (Default)'.D67"/>
            <calcext:condition calcext:apply-style-name="Light orange bg" calcext:value="=&quot;Follows&quot;" calcext:base-cell-address="'Details (Default)'.D67"/>
            <calcext:condition calcext:apply-style-name="Yellow bg" calcext:value="=&quot;Buffers&quot;" calcext:base-cell-address="'Details (Default)'.D67"/>
            <calcext:condition calcext:apply-style-name="Light blue bg" calcext:value="=&quot;Mutual&quot;" calcext:base-cell-address="'Details (Default)'.D67"/>
            <calcext:condition calcext:apply-style-name="Green bg" calcext:value="=&quot;Special&quot;" calcext:base-cell-address="'Details (Default)'.D67"/>
            <calcext:condition calcext:apply-style-name="Blue bg" calcext:value="=&quot;Prereq&quot;" calcext:base-cell-address="'Details (Default)'.D67"/>
            <calcext:condition calcext:apply-style-name="Light gray bg" calcext:value="=&quot;Impossible?&quot;" calcext:base-cell-address="'Details (Default)'.D67"/>
            <calcext:condition calcext:apply-style-name="Dark gray bg" calcext:value="=&quot;§§§&quot;" calcext:base-cell-address="'Details (Default)'.D67"/>
            <calcext:condition calcext:apply-style-name="Dark gray bg" calcext:value="contains-text(&quot;!!&quot;)" calcext:base-cell-address="'Details (Default)'.D67"/>
            <calcext:condition calcext:apply-style-name="Purple bg" calcext:value="=&quot;???&quot;" calcext:base-cell-address="'Details (Default)'.D67"/>
            <calcext:condition calcext:apply-style-name="Light gray bg" calcext:value="=&quot;No effect&quot;" calcext:base-cell-address="'Details (Default)'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'Details (Default)'.S67"/>
            <calcext:condition calcext:apply-style-name="Light orange bg" calcext:value="=&quot;Follows&quot;" calcext:base-cell-address="'Details (Default)'.S67"/>
            <calcext:condition calcext:apply-style-name="Yellow bg" calcext:value="=&quot;Buffers&quot;" calcext:base-cell-address="'Details (Default)'.S67"/>
            <calcext:condition calcext:apply-style-name="Light blue bg" calcext:value="=&quot;Mutual&quot;" calcext:base-cell-address="'Details (Default)'.S67"/>
            <calcext:condition calcext:apply-style-name="Green bg" calcext:value="=&quot;Special&quot;" calcext:base-cell-address="'Details (Default)'.S67"/>
            <calcext:condition calcext:apply-style-name="Blue bg" calcext:value="=&quot;Prereq&quot;" calcext:base-cell-address="'Details (Default)'.S67"/>
            <calcext:condition calcext:apply-style-name="Light gray bg" calcext:value="=&quot;Impossible?&quot;" calcext:base-cell-address="'Details (Default)'.S67"/>
            <calcext:condition calcext:apply-style-name="Dark gray bg" calcext:value="=&quot;§§§&quot;" calcext:base-cell-address="'Details (Default)'.S67"/>
            <calcext:condition calcext:apply-style-name="Dark gray bg" calcext:value="contains-text(&quot;!!&quot;)" calcext:base-cell-address="'Details (Default)'.S67"/>
            <calcext:condition calcext:apply-style-name="Purple bg" calcext:value="=&quot;???&quot;" calcext:base-cell-address="'Details (Default)'.S67"/>
            <calcext:condition calcext:apply-style-name="Light gray bg" calcext:value="=&quot;No effect&quot;" calcext:base-cell-address="'Details (Default)'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'Details (Default)'.V67"/>
            <calcext:condition calcext:apply-style-name="Light orange bg" calcext:value="=&quot;Follows&quot;" calcext:base-cell-address="'Details (Default)'.V67"/>
            <calcext:condition calcext:apply-style-name="Yellow bg" calcext:value="=&quot;Buffers&quot;" calcext:base-cell-address="'Details (Default)'.V67"/>
            <calcext:condition calcext:apply-style-name="Light blue bg" calcext:value="=&quot;Mutual&quot;" calcext:base-cell-address="'Details (Default)'.V67"/>
            <calcext:condition calcext:apply-style-name="Green bg" calcext:value="=&quot;Special&quot;" calcext:base-cell-address="'Details (Default)'.V67"/>
            <calcext:condition calcext:apply-style-name="Blue bg" calcext:value="=&quot;Prereq&quot;" calcext:base-cell-address="'Details (Default)'.V67"/>
            <calcext:condition calcext:apply-style-name="Light gray bg" calcext:value="=&quot;Impossible?&quot;" calcext:base-cell-address="'Details (Default)'.V67"/>
            <calcext:condition calcext:apply-style-name="Dark gray bg" calcext:value="=&quot;§§§&quot;" calcext:base-cell-address="'Details (Default)'.V67"/>
            <calcext:condition calcext:apply-style-name="Dark gray bg" calcext:value="contains-text(&quot;!!&quot;)" calcext:base-cell-address="'Details (Default)'.V67"/>
            <calcext:condition calcext:apply-style-name="Purple bg" calcext:value="=&quot;???&quot;" calcext:base-cell-address="'Details (Default)'.V67"/>
            <calcext:condition calcext:apply-style-name="Light gray bg" calcext:value="=&quot;No effect&quot;" calcext:base-cell-address="'Details (Default)'.V67"/>
          </calcext:conditional-format>
        </calcext:conditional-formats>
      </table:table>
      <table:table table:name="Inputs" table:style-name="ta1">
        <office:forms form:automatic-focus="false" form:apply-design-mode="false"/>
        <table:table-column table:style-name="co30" table:default-cell-style-name="ce191"/>
        <table:table-column table:style-name="co31" table:default-cell-style-name="ce191"/>
        <table:table-column table:style-name="co32" table:default-cell-style-name="ce191"/>
        <table:table-column table:style-name="co33" table:default-cell-style-name="ce259"/>
        <table:table-column table:style-name="co34" table:default-cell-style-name="ce191"/>
        <table:table-column table:style-name="co11" table:number-columns-repeated="2" table:default-cell-style-name="Default"/>
        <table:table-row table:style-name="ro2">
          <table:table-cell table:style-name="ce275" office:value-type="string" calcext:value-type="string">
            <text:p>Input List</text:p>
          </table:table-cell>
          <table:table-cell table:style-name="ce275" office:value-type="string" calcext:value-type="string">
            <text:p>Input Name</text:p>
          </table:table-cell>
          <table:table-cell table:style-name="ce275" office:value-type="string" calcext:value-type="string">
            <text:p>Input</text:p>
          </table:table-cell>
          <table:table-cell table:style-name="ce258" office:value-type="string" calcext:value-type="string">
            <text:p>Group</text:p>
          </table:table-cell>
          <table:table-cell table:style-name="ce275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76"/>
          <table:table-cell table:number-columns-repeated="2"/>
        </table:table-row>
        <table:table-row table:style-name="ro2">
          <table:table-cell table:number-columns-repeated="4"/>
          <table:table-cell table:style-name="ce194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75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134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34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40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260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40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40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35" table:default-cell-style-name="ce191"/>
        <table:table-column table:style-name="co27" table:default-cell-style-name="ce191"/>
        <table:table-column table:style-name="co14" table:default-cell-style-name="ce191"/>
        <table:table-column table:style-name="co36" table:number-columns-repeated="2" table:default-cell-style-name="ce149"/>
        <table:table-column table:style-name="co37" table:default-cell-style-name="ce149"/>
        <table:table-column table:style-name="co38" table:default-cell-style-name="ce149"/>
        <table:table-column table:style-name="co39" table:default-cell-style-name="ce149"/>
        <table:table-column table:style-name="co40" table:default-cell-style-name="ce149"/>
        <table:table-column table:style-name="co41" table:default-cell-style-name="ce191"/>
        <table:table-column table:style-name="co11" table:default-cell-style-name="Default"/>
        <table:table-row table:style-name="ro2">
          <table:table-cell table:style-name="ce275" office:value-type="string" calcext:value-type="string">
            <text:p>Short Name</text:p>
          </table:table-cell>
          <table:table-cell table:style-name="ce275" office:value-type="string" calcext:value-type="string">
            <text:p>Full Name</text:p>
          </table:table-cell>
          <table:table-cell table:style-name="ce275" office:value-type="string" calcext:value-type="string">
            <text:p>Color</text:p>
          </table:table-cell>
          <table:table-cell table:style-name="ce156" table:content-validation-name="val1" office:value-type="string" calcext:value-type="string">
            <text:p>AND</text:p>
          </table:table-cell>
          <table:table-cell table:style-name="ce156" table:content-validation-name="val1" office:value-type="string" calcext:value-type="string">
            <text:p>OR</text:p>
          </table:table-cell>
          <table:table-cell table:style-name="ce156" table:content-validation-name="val1" office:value-type="string" calcext:value-type="string">
            <text:p>XOR</text:p>
          </table:table-cell>
          <table:table-cell table:style-name="ce158" table:content-validation-name="val1" office:value-type="string" calcext:value-type="string">
            <text:p>NOT</text:p>
          </table:table-cell>
          <table:table-cell table:style-name="ce158" table:content-validation-name="val1" office:value-type="string" calcext:value-type="string">
            <text:p>Math</text:p>
          </table:table-cell>
          <table:table-cell table:style-name="ce158" table:content-validation-name="val1" office:value-type="string" calcext:value-type="string">
            <text:p>Chain</text:p>
          </table:table-cell>
          <table:table-cell table:style-name="ce275" office:value-type="string" calcext:value-type="string">
            <text:p>Notes 1</text:p>
          </table:table-cell>
          <table:table-cell table:style-name="ce191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75"/>
          <table:table-cell table:style-name="ce157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rm = 3</text:p>
          </table:table-cell>
          <table:table-cell table:content-validation-name="val1" office:value-type="string" calcext:value-type="string">
            <text:p>arm AND leg</text:p>
          </table:table-cell>
          <table:table-cell office:value-type="string" calcext:value-type="string">
            <text:p>Weapon 1 equipped.</text:p>
          </table:table-cell>
          <table:table-cell table:style-name="ce159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75"/>
          <table:table-cell table:style-name="ce157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2 equipped.</text:p>
          </table:table-cell>
          <table:table-cell table:style-name="ce159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75"/>
          <table:table-cell table:style-name="ce157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3 equipped.</text:p>
          </table:table-cell>
          <table:table-cell table:style-name="ce159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51"/>
          <table:table-cell table:style-name="ce157" table:content-validation-name="val1"/>
          <table:table-cell table:content-validation-name="val1" table:number-columns-repeated="5"/>
          <table:table-cell office:value-type="string" calcext:value-type="string">
            <text:p>Super mode active.</text:p>
          </table:table-cell>
          <table:table-cell table:style-name="ce159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80"/>
          <table:table-cell table:style-name="ce157" table:content-validation-name="val1"/>
          <table:table-cell table:content-validation-name="val1" office:value-type="string" calcext:value-type="string">
            <text:p>leg</text:p>
          </table:table-cell>
          <table:table-cell table:style-name="ce191"/>
          <table:table-cell table:content-validation-name="val1" table:number-columns-repeated="3"/>
          <table:table-cell/>
          <table:table-cell table:style-name="ce159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80"/>
          <table:table-cell table:style-name="ce157" table:content-validation-name="val1"/>
          <table:table-cell table:content-validation-name="val1" office:value-type="string" calcext:value-type="string">
            <text:p>leg</text:p>
          </table:table-cell>
          <table:table-cell table:style-name="ce191"/>
          <table:table-cell table:content-validation-name="val1" table:number-columns-repeated="3"/>
          <table:table-cell/>
          <table:table-cell table:style-name="ce159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53"/>
          <table:table-cell table:style-name="ce157" table:content-validation-name="val1"/>
          <table:table-cell table:content-validation-name="val1" table:number-columns-repeated="5"/>
          <table:table-cell/>
          <table:table-cell table:style-name="ce159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2"/>
          <table:table-cell table:style-name="ce157" table:content-validation-name="val1"/>
          <table:table-cell table:content-validation-name="val1" table:number-columns-repeated="5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2"/>
          <table:table-cell table:style-name="ce157" table:content-validation-name="val1"/>
          <table:table-cell table:content-validation-name="val1" table:number-columns-repeated="5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155"/>
          <table:table-cell table:style-name="ce157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155"/>
          <table:table-cell table:style-name="ce157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6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6"/>
          <table:table-cell table:number-columns-repeated="2"/>
        </table:table-row>
      </table:table>
      <table:table table:name="Results" table:style-name="ta1">
        <office:forms form:automatic-focus="false" form:apply-design-mode="false"/>
        <table:table-column table:style-name="co42" table:default-cell-style-name="ce191"/>
        <table:table-column table:style-name="co14" table:default-cell-style-name="ce191"/>
        <table:table-column table:style-name="co43" table:default-cell-style-name="ce191"/>
        <table:table-column table:style-name="co44" table:default-cell-style-name="ce191"/>
        <table:table-row table:style-name="ro2">
          <table:table-cell table:style-name="ce275" office:value-type="string" calcext:value-type="string">
            <text:p>List of Results:</text:p>
          </table:table-cell>
          <table:table-cell table:style-name="ce275" office:value-type="string" calcext:value-type="string">
            <text:p>Color</text:p>
          </table:table-cell>
          <table:table-cell table:number-columns-repeated="2" table:style-name="ce275" office:value-type="string" calcext:value-type="string">
            <text:p>Explanation for the user:</text:p>
          </table:table-cell>
        </table:table-row>
        <table:table-row table:style-name="ro2">
          <table:table-cell table:style-name="ce194" office:value-type="string" calcext:value-type="string">
            <text:p>Undecided</text:p>
          </table:table-cell>
          <table:table-cell table:style-name="ce19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194" office:value-type="string" calcext:value-type="string">
            <text:p>No effect</text:p>
          </table:table-cell>
          <table:table-cell table:style-name="ce282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194" office:value-type="string" calcext:value-type="string">
            <text:p>Impossible?</text:p>
          </table:table-cell>
          <table:table-cell table:style-name="ce300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2">
          <table:table-cell table:style-name="ce194" office:value-type="string" calcext:value-type="string">
            <text:p>Prereq</text:p>
          </table:table-cell>
          <table:table-cell table:style-name="ce301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194" office:value-type="string" calcext:value-type="string">
            <text:p>Mutual</text:p>
          </table:table-cell>
          <table:table-cell table:style-name="ce280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2">
          <table:table-cell table:style-name="ce194" office:value-type="string" calcext:value-type="string">
            <text:p>Special</text:p>
          </table:table-cell>
          <table:table-cell table:style-name="ce302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303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194" office:value-type="string" calcext:value-type="string">
            <text:p>Buffers</text:p>
          </table:table-cell>
          <table:table-cell table:style-name="ce304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194" office:value-type="string" calcext:value-type="string">
            <text:p>Follows</text:p>
          </table:table-cell>
          <table:table-cell table:style-name="ce305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194" office:value-type="string" calcext:value-type="string">
            <text:p>???</text:p>
          </table:table-cell>
          <table:table-cell table:style-name="ce306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194" office:value-type="string" calcext:value-type="string">
            <text:p>---</text:p>
          </table:table-cell>
          <table:table-cell table:style-name="ce194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2">
          <table:table-cell table:number-columns-repeated="2"/>
          <table:table-cell table:style-name="ce307"/>
          <table:table-cell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45" table:default-cell-style-name="Default"/>
        <table:table-column table:style-name="co46" table:default-cell-style-name="Default"/>
        <table:table-column table:style-name="co11" table:number-columns-repeated="10" table:default-cell-style-name="Default"/>
        <table:table-row table:style-name="ro2">
          <table:table-cell table:style-name="ce134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308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309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310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</text:p>
          </table:table-cell>
        </table:table-row>
      </table:table>
      <table:table table:name="Overview (Old)" table:style-name="ta1">
        <table:table-column table:style-name="co47" table:default-cell-style-name="ce3"/>
        <table:table-column table:style-name="co48" table:default-cell-style-name="ce3"/>
        <table:table-column table:style-name="co12" table:default-cell-style-name="ce3"/>
        <table:table-column table:style-name="co4" table:default-cell-style-name="ce3"/>
        <table:table-column table:style-name="co13" table:default-cell-style-name="ce33"/>
        <table:table-column table:style-name="co5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number-columns-repeated="4" table:default-cell-style-name="ce33"/>
        <table:table-column table:style-name="co17" table:number-columns-repeated="2" table:default-cell-style-name="ce33"/>
        <table:table-column table:style-name="co18" table:default-cell-style-name="ce33"/>
        <table:table-column table:style-name="co19" table:number-columns-repeated="2" table:default-cell-style-name="ce33"/>
        <table:table-column table:style-name="co18" table:default-cell-style-name="ce33"/>
        <table:table-column table:style-name="co20" table:default-cell-style-name="ce33"/>
        <table:table-column table:style-name="co47" table:default-cell-style-name="ce3"/>
        <table:table-column table:style-name="co7" table:default-cell-style-name="ce3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number-columns-repeated="9" table:default-cell-style-name="ce59"/>
        <table:table-column table:style-name="co11" table:number-columns-repeated="865" table:default-cell-style-name="ce35"/>
        <table:table-row table:style-name="ro2">
          <table:table-cell table:style-name="ce71" table:content-validation-name="val1" office:value-type="string" calcext:value-type="string">
            <text:p>View</text:p>
          </table:table-cell>
          <table:table-cell table:style-name="ce71" table:content-validation-name="val2" office:value-type="string" calcext:value-type="string">
            <text:p>Input List</text:p>
          </table:table-cell>
          <table:table-cell table:style-name="ce71" office:value-type="string" calcext:value-type="string">
            <text:p>Action Name</text:p>
          </table:table-cell>
          <table:table-cell table:style-name="ce71" office:value-type="string" calcext:value-type="string">
            <text:p>Color</text:p>
          </table:table-cell>
          <table:table-cell table:style-name="ce283" office:value-type="string" calcext:value-type="string">
            <text:p>Hit</text:p>
          </table:table-cell>
          <table:table-cell table:style-name="ce283" office:value-type="string" calcext:value-type="string">
            <text:p>Frames</text:p>
          </table:table-cell>
          <table:table-cell table:style-name="ce283" table:content-validation-name="val3" office:value-type="string" calcext:value-type="string">
            <text:p>Phase</text:p>
          </table:table-cell>
          <table:table-cell table:style-name="ce46" office:value-type="string" calcext:value-type="string">
            <text:p>DEF</text:p>
          </table:table-cell>
          <table:table-cell table:style-name="ce47" office:value-type="string" calcext:value-type="string">
            <text:p>WPN1</text:p>
          </table:table-cell>
          <table:table-cell table:style-name="ce47" office:value-type="string" calcext:value-type="string">
            <text:p>WPN2</text:p>
          </table:table-cell>
          <table:table-cell table:style-name="ce47" office:value-type="string" calcext:value-type="string">
            <text:p>WPN3</text:p>
          </table:table-cell>
          <table:table-cell table:style-name="ce49" office:value-type="string" calcext:value-type="string">
            <text:p>Super</text:p>
          </table:table-cell>
          <table:table-cell table:style-name="ce51" office:value-type="string" calcext:value-type="string">
            <text:p>FL1</text:p>
          </table:table-cell>
          <table:table-cell table:style-name="ce51" office:value-type="string" calcext:value-type="string">
            <text:p>FL2</text:p>
          </table:table-cell>
          <table:table-cell table:style-name="ce53" office:value-type="string" calcext:value-type="string">
            <text:p>PG</text:p>
          </table:table-cell>
          <table:table-cell table:style-name="ce55" office:value-type="string" calcext:value-type="string">
            <text:p>LAM</text:p>
          </table:table-cell>
          <table:table-cell table:style-name="ce55" office:value-type="string" calcext:value-type="string">
            <text:p>PAM</text:p>
          </table:table-cell>
          <table:table-cell table:style-name="ce57" office:value-type="string" calcext:value-type="string">
            <text:p>s b</text:p>
          </table:table-cell>
          <table:table-cell table:style-name="ce57" office:value-type="string" calcext:value-type="string">
            <text:p>t b</text:p>
          </table:table-cell>
          <table:table-cell table:style-name="ce71" office:value-type="string" calcext:value-type="string">
            <text:p>Full Name</text:p>
          </table:table-cell>
          <table:table-cell table:style-name="ce71" office:value-type="string" calcext:value-type="string">
            <text:p>In-game description</text:p>
          </table:table-cell>
          <table:table-cell table:style-name="ce71" office:value-type="string" calcext:value-type="string">
            <text:p>Notes 1</text:p>
          </table:table-cell>
          <table:table-cell table:style-name="ce71" office:value-type="string" calcext:value-type="string">
            <text:p>Notes 2</text:p>
          </table:table-cell>
          <table:table-cell table:style-name="ce71" office:value-type="string" calcext:value-type="string">
            <text:p>Notes 3</text:p>
          </table:table-cell>
          <table:table-cell table:style-name="ce69" table:number-columns-repeated="9"/>
          <table:table-cell table:style-name="ce43" table:number-columns-repeated="865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number-columns-repeated="3" table:style-name="ce48" office:value-type="string" calcext:value-type="string">
            <text:p>x</text:p>
          </table:table-cell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number-columns-repeated="2" table:style-name="ce58" office:value-type="string" calcext:value-type="string">
            <text:p>x</text:p>
          </table:table-cell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29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29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 table:number-rows-repeated="5">
          <table:table-cell table:content-validation-name="val1"/>
          <table:table-cell table:content-validation-name="val2"/>
          <table:table-cell table:style-name="ce28" table:number-columns-repeated="2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style-name="ce28" table:number-columns-repeated="2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0" office:value-type="string" calcext:value-type="string">
            <text:p>Idea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style-name="ce28" table:number-columns-repeated="2"/>
          <table:table-cell table:number-columns-repeated="2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0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Make a dialogue for quickly creating an animation and choosing how many phases it has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Should the user be able to generate multiple different Details lists based on this data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It will make things more complicated, though, and isn’t an essential feature...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Or ”P” if being in the variation is already a prerequisite for the action. Anything else...?</text:p>
          </table:table-cell>
          <table:table-cell table:number-columns-repeated="87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3" office:value-type="string" calcext:value-type="string">
            <text:p>Different function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4" office:value-type="string" calcext:value-type="string">
            <text:p>”Add / remove / move phases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1. you’d have to be able to contextually select a phase of an animation and be able to delete / add / move i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2. the code will refresh Details sheet just to make sure everything matche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3. the code then makes changes to Details sheet to the corresponding phas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4" office:value-type="string" calcext:value-type="string">
            <text:p>”Refresh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office:value-type="string" calcext:value-type="string">
            <text:p>1. this function is only needed if modifiers are added from the Modifier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5" office:value-type="string" calcext:value-type="string">
            <text:p>”Generate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office:value-type="string" calcext:value-type="string">
            <text:p>User can generate a Details sheet based on the data in this shee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4" office:value-type="string" calcext:value-type="string">
            <text:p>”Inspect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Should there be an own function where the code simply checks if Details sheets are in need of an update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7" office:value-type="string" calcext:value-type="string">
            <text:p>”Create 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When generating full animations from nothing into the Details sheet, it will be necessary to group certain animations based on the data in Input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7" office:value-type="string" calcext:value-type="string">
            <text:p>”Un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style-name="ce61" office:value-type="string" calcext:value-type="string">
            <text:p>Code should ungroup before certain operations to keep things cleaner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48" table:number-columns-repeated="3"/>
          <table:table-cell table:style-name="ce50"/>
          <table:table-cell table:style-name="ce52" table:number-columns-repeated="2"/>
          <table:table-cell table:style-name="ce54"/>
          <table:table-cell table:style-name="ce56" table:number-columns-repeated="2"/>
          <table:table-cell table:style-name="ce58" table:number-columns-repeated="2"/>
          <table:table-cell table:style-name="ce172" table:number-columns-repeated="2"/>
          <table:table-cell table:number-columns-repeated="877"/>
        </table:table-row>
        <table:table-row table:style-name="ro2" table:number-rows-repeated="1048498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</table:table>
      <table:table table:name="Details (Old)" table:style-name="ta1"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5"/>
        <table:table-column table:style-name="co25" table:default-cell-style-name="ce35"/>
        <table:table-column table:style-name="co24" table:number-columns-repeated="2" table:default-cell-style-name="ce35"/>
        <table:table-column table:style-name="co25" table:default-cell-style-name="ce35"/>
        <table:table-column table:style-name="co24" table:number-columns-repeated="2" table:default-cell-style-name="ce35"/>
        <table:table-column table:style-name="co25" table:default-cell-style-name="ce35"/>
        <table:table-column table:style-name="co26" table:number-columns-repeated="2" table:default-cell-style-name="ce35"/>
        <table:table-column table:style-name="co25" table:default-cell-style-name="ce35"/>
        <table:table-column table:style-name="co24" table:number-columns-repeated="2" table:default-cell-style-name="ce35"/>
        <table:table-column table:style-name="co27" table:default-cell-style-name="ce35"/>
        <table:table-column table:style-name="co28" table:number-columns-repeated="2" table:default-cell-style-name="ce35"/>
        <table:table-column table:style-name="co27" table:default-cell-style-name="ce35"/>
        <table:table-column table:style-name="co29" table:default-cell-style-name="ce35"/>
        <table:table-column table:style-name="co8" table:number-columns-repeated="3" table:default-cell-style-name="ce35"/>
        <table:table-column table:style-name="co11" table:number-columns-repeated="874" table:default-cell-style-name="ce35"/>
        <table:table-row table:style-name="ro2">
          <table:table-cell table:style-name="ce71" office:value-type="string" calcext:value-type="string">
            <text:p>Action Name</text:p>
          </table:table-cell>
          <table:table-cell table:style-name="ce71" office:value-type="string" calcext:value-type="string">
            <text:p>Modifiers</text:p>
          </table:table-cell>
          <table:table-cell table:style-name="ce71" office:value-type="string" calcext:value-type="string">
            <text:p>Input to Compare</text:p>
          </table:table-cell>
          <table:table-cell table:style-name="ce78" table:content-validation-name="val4"/>
          <table:table-cell table:style-name="ce178" table:content-validation-name="val5" office:value-type="string" calcext:value-type="string">
            <text:p>&gt; Phase 0 result</text:p>
          </table:table-cell>
          <table:table-cell table:style-name="ce178" table:content-validation-name="val6"/>
          <table:table-cell table:style-name="ce185" table:content-validation-name="val7"/>
          <table:table-cell table:style-name="ce188" table:content-validation-name="val8" office:value-type="string" calcext:value-type="string">
            <text:p>&gt; Phase 1 result</text:p>
          </table:table-cell>
          <table:table-cell table:style-name="ce188" table:content-validation-name="val9"/>
          <table:table-cell table:style-name="ce185" table:content-validation-name="val10"/>
          <table:table-cell table:style-name="ce188" table:content-validation-name="val11" office:value-type="string" calcext:value-type="string">
            <text:p>&gt; Phase 2 result</text:p>
          </table:table-cell>
          <table:table-cell table:style-name="ce188" table:content-validation-name="val12"/>
          <table:table-cell table:style-name="ce185" table:content-validation-name="val13"/>
          <table:table-cell table:style-name="ce188" table:content-validation-name="val14" office:value-type="string" calcext:value-type="string">
            <text:p>&gt; Phase 3 result</text:p>
          </table:table-cell>
          <table:table-cell table:style-name="ce188" table:content-validation-name="val15"/>
          <table:table-cell table:style-name="ce185" table:content-validation-name="val16"/>
          <table:table-cell table:style-name="ce188" table:content-validation-name="val17" office:value-type="string" calcext:value-type="string">
            <text:p>&gt; Phase 4 result</text:p>
          </table:table-cell>
          <table:table-cell table:style-name="ce188" table:content-validation-name="val18"/>
          <table:table-cell table:style-name="ce185" table:content-validation-name="val19"/>
          <table:table-cell table:style-name="ce188" table:content-validation-name="val20" office:value-type="string" calcext:value-type="string">
            <text:p>&gt; Phase 5 result</text:p>
          </table:table-cell>
          <table:table-cell table:style-name="ce188" table:content-validation-name="val21"/>
          <table:table-cell table:style-name="ce223" table:content-validation-name="val1" office:value-type="string" calcext:value-type="string">
            <text:p>Notes 1</text:p>
          </table:table-cell>
          <table:table-cell table:style-name="ce223" office:value-type="string" calcext:value-type="string">
            <text:p>Notes 2</text:p>
          </table:table-cell>
          <table:table-cell table:style-name="ce223" office:value-type="string" calcext:value-type="string">
            <text:p>Notes 3</text:p>
          </table:table-cell>
          <table:table-cell table:style-name="ce43" table:number-columns-repeated="874"/>
        </table:table-row>
        <table:table-row table:style-name="ro2">
          <table:table-cell table:number-columns-repeated="2"/>
          <table:table-cell table:style-name="ce191"/>
          <table:table-cell table:style-name="ce285" table:content-validation-name="val4"/>
          <table:table-cell table:style-name="ce288" table:content-validation-name="val5"/>
          <table:table-cell table:style-name="ce292" table:content-validation-name="val6"/>
          <table:table-cell table:style-name="ce294" table:content-validation-name="val7"/>
          <table:table-cell table:style-name="ce296" table:content-validation-name="val8"/>
          <table:table-cell table:style-name="ce298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Letting go of input</text:p>
          </table:table-cell>
          <table:table-cell table:style-name="ce285" table:content-validation-name="val4" office:value-type="string" calcext:value-type="string">
            <text:p>Impossible?</text:p>
          </table:table-cell>
          <table:table-cell table:style-name="ce288" table:content-validation-name="val5"/>
          <table:table-cell table:style-name="ce292" table:content-validation-name="val6"/>
          <table:table-cell table:style-name="ce294" table:content-validation-name="val7"/>
          <table:table-cell table:style-name="ce296" table:content-validation-name="val8"/>
          <table:table-cell table:style-name="ce298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ove</text:p>
          </table:table-cell>
          <table:table-cell table:style-name="ce285" table:content-validation-name="val4" office:value-type="string" calcext:value-type="string">
            <text:p>Mutual</text:p>
          </table:table-cell>
          <table:table-cell table:style-name="ce288" table:content-validation-name="val5"/>
          <table:table-cell table:style-name="ce292" table:content-validation-name="val6"/>
          <table:table-cell table:style-name="ce294" table:content-validation-name="val7" office:value-type="string" calcext:value-type="string">
            <text:p>No effect</text:p>
          </table:table-cell>
          <table:table-cell table:style-name="ce296" table:content-validation-name="val8"/>
          <table:table-cell table:style-name="ce298" table:content-validation-name="val9"/>
          <table:table-cell table:style-name="ce311" table:content-validation-name="val10" office:value-type="string" calcext:value-type="string">
            <text:p>No effect</text:p>
          </table:table-cell>
          <table:table-cell table:style-name="ce314" table:content-validation-name="val11"/>
          <table:table-cell table:style-name="ce316" table:content-validation-name="val12"/>
          <table:table-cell table:style-name="ce318" table:content-validation-name="val13" office:value-type="string" calcext:value-type="string">
            <text:p>Cancels</text:p>
          </table:table-cell>
          <table:table-cell table:style-name="ce321" table:content-validation-name="val14" office:value-type="string" calcext:value-type="string">
            <text:p>Run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0" table:content-validation-name="val1" office:value-type="string" calcext:value-type="string">
            <text:p>Specialties of this sheet: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oll (Forward)</text:p>
          </table:table-cell>
          <table:table-cell table:style-name="ce285" table:content-validation-name="val4" office:value-type="string" calcext:value-type="string">
            <text:p>Undecided</text:p>
          </table:table-cell>
          <table:table-cell table:style-name="ce288" table:content-validation-name="val5"/>
          <table:table-cell table:style-name="ce292" table:content-validation-name="val6"/>
          <table:table-cell table:style-name="ce294" table:content-validation-name="val7" office:value-type="string" calcext:value-type="string">
            <text:p>Cancels</text:p>
          </table:table-cell>
          <table:table-cell table:style-name="ce296" table:content-validation-name="val8" office:value-type="string" calcext:value-type="string">
            <text:p>Roll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Roll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Cancels</text:p>
          </table:table-cell>
          <table:table-cell table:style-name="ce321" table:content-validation-name="val14" office:value-type="string" calcext:value-type="string">
            <text:p>Roll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1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oll (Left)</text:p>
          </table:table-cell>
          <table:table-cell table:style-name="ce285" table:content-validation-name="val4" office:value-type="string" calcext:value-type="string">
            <text:p>Undecided</text:p>
          </table:table-cell>
          <table:table-cell table:style-name="ce288" table:content-validation-name="val5"/>
          <table:table-cell table:style-name="ce292" table:content-validation-name="val6"/>
          <table:table-cell table:style-name="ce294" table:content-validation-name="val7" office:value-type="string" calcext:value-type="string">
            <text:p>Cancels</text:p>
          </table:table-cell>
          <table:table-cell table:style-name="ce296" table:content-validation-name="val8" office:value-type="string" calcext:value-type="string">
            <text:p>Roll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Roll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Cancels</text:p>
          </table:table-cell>
          <table:table-cell table:style-name="ce321" table:content-validation-name="val14" office:value-type="string" calcext:value-type="string">
            <text:p>Roll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2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oll (Right)</text:p>
          </table:table-cell>
          <table:table-cell table:style-name="ce285" table:content-validation-name="val4" office:value-type="string" calcext:value-type="string">
            <text:p>Undecided</text:p>
          </table:table-cell>
          <table:table-cell table:style-name="ce288" table:content-validation-name="val5"/>
          <table:table-cell table:style-name="ce292" table:content-validation-name="val6"/>
          <table:table-cell table:style-name="ce294" table:content-validation-name="val7" office:value-type="string" calcext:value-type="string">
            <text:p>Cancels</text:p>
          </table:table-cell>
          <table:table-cell table:style-name="ce296" table:content-validation-name="val8" office:value-type="string" calcext:value-type="string">
            <text:p>Roll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Roll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Cancels</text:p>
          </table:table-cell>
          <table:table-cell table:style-name="ce321" table:content-validation-name="val14" office:value-type="string" calcext:value-type="string">
            <text:p>Roll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2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oll (Back)</text:p>
          </table:table-cell>
          <table:table-cell table:style-name="ce285" table:content-validation-name="val4" office:value-type="string" calcext:value-type="string">
            <text:p>Undecided</text:p>
          </table:table-cell>
          <table:table-cell table:style-name="ce288" table:content-validation-name="val5"/>
          <table:table-cell table:style-name="ce292" table:content-validation-name="val6"/>
          <table:table-cell table:style-name="ce294" table:content-validation-name="val7" office:value-type="string" calcext:value-type="string">
            <text:p>Cancels</text:p>
          </table:table-cell>
          <table:table-cell table:style-name="ce296" table:content-validation-name="val8" office:value-type="string" calcext:value-type="string">
            <text:p>Roll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Roll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Cancels</text:p>
          </table:table-cell>
          <table:table-cell table:style-name="ce321" table:content-validation-name="val14" office:value-type="string" calcext:value-type="string">
            <text:p>Roll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2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Weapon Switch</text:p>
          </table:table-cell>
          <table:table-cell table:style-name="ce285" table:content-validation-name="val4" office:value-type="string" calcext:value-type="string">
            <text:p>Undecided</text:p>
          </table:table-cell>
          <table:table-cell table:style-name="ce288" table:content-validation-name="val5"/>
          <table:table-cell table:style-name="ce292" table:content-validation-name="val6"/>
          <table:table-cell table:style-name="ce294" table:content-validation-name="val7" office:value-type="string" calcext:value-type="string">
            <text:p>No effect</text:p>
          </table:table-cell>
          <table:table-cell table:style-name="ce296" table:content-validation-name="val8"/>
          <table:table-cell table:style-name="ce298" table:content-validation-name="val9"/>
          <table:table-cell table:style-name="ce311" table:content-validation-name="val10" office:value-type="string" calcext:value-type="string">
            <text:p>No effect</text:p>
          </table:table-cell>
          <table:table-cell table:style-name="ce314" table:content-validation-name="val11"/>
          <table:table-cell table:style-name="ce316" table:content-validation-name="val12"/>
          <table:table-cell table:style-name="ce318" table:content-validation-name="val13" office:value-type="string" calcext:value-type="string">
            <text:p>Cancels</text:p>
          </table:table-cell>
          <table:table-cell table:style-name="ce321" table:content-validation-name="val14" office:value-type="string" calcext:value-type="string">
            <text:p>Switch animation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2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Jump (Result 1)</text:p>
          </table:table-cell>
          <table:table-cell table:style-name="ce285" table:content-validation-name="val4" office:value-type="string" calcext:value-type="string">
            <text:p>Undecided</text:p>
          </table:table-cell>
          <table:table-cell table:style-name="ce288" table:content-validation-name="val5"/>
          <table:table-cell table:style-name="ce292" table:content-validation-name="val6"/>
          <table:table-cell table:style-name="ce294" table:content-validation-name="val7" office:value-type="string" calcext:value-type="string">
            <text:p>Cancels</text:p>
          </table:table-cell>
          <table:table-cell table:style-name="ce296" table:content-validation-name="val8" office:value-type="string" calcext:value-type="string">
            <text:p>Jump (Ground)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Jump (Ground)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Cancels</text:p>
          </table:table-cell>
          <table:table-cell table:style-name="ce321" table:content-validation-name="val14" office:value-type="string" calcext:value-type="string">
            <text:p>Jump (Ground)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2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Jump (Result 2)</text:p>
          </table:table-cell>
          <table:table-cell table:style-name="ce285" table:content-validation-name="val4" office:value-type="string" calcext:value-type="string">
            <text:p>Undecided</text:p>
          </table:table-cell>
          <table:table-cell table:style-name="ce288" table:content-validation-name="val5"/>
          <table:table-cell table:style-name="ce292" table:content-validation-name="val6"/>
          <table:table-cell table:style-name="ce294" table:content-validation-name="val7" office:value-type="string" calcext:value-type="string">
            <text:p>Cancels</text:p>
          </table:table-cell>
          <table:table-cell table:style-name="ce296" table:content-validation-name="val8" office:value-type="string" calcext:value-type="string">
            <text:p>Idle (Airborne)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Idle (Airborne)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Cancels</text:p>
          </table:table-cell>
          <table:table-cell table:style-name="ce321" table:content-validation-name="val14" office:value-type="string" calcext:value-type="string">
            <text:p>Idle (Airborne)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2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elee (S)</text:p>
          </table:table-cell>
          <table:table-cell table:style-name="ce285" table:content-validation-name="val4" office:value-type="string" calcext:value-type="string">
            <text:p>Impossible?</text:p>
          </table:table-cell>
          <table:table-cell table:style-name="ce288" table:content-validation-name="val5"/>
          <table:table-cell table:style-name="ce292" table:content-validation-name="val6"/>
          <table:table-cell table:style-name="ce294" table:content-validation-name="val7" office:value-type="string" calcext:value-type="string">
            <text:p>Buffers</text:p>
          </table:table-cell>
          <table:table-cell table:style-name="ce296" table:content-validation-name="val8" office:value-type="string" calcext:value-type="string">
            <text:p>Attack s2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Buffers</text:p>
          </table:table-cell>
          <table:table-cell table:style-name="ce314" table:content-validation-name="val11" office:value-type="string" calcext:value-type="string">
            <text:p>Attack s2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Buffers</text:p>
          </table:table-cell>
          <table:table-cell table:style-name="ce321" table:content-validation-name="val14" office:value-type="string" calcext:value-type="string">
            <text:p>Attack s2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2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elee (S) (Long)</text:p>
          </table:table-cell>
          <table:table-cell table:style-name="ce285" table:content-validation-name="val4" office:value-type="string" calcext:value-type="string">
            <text:p>Impossible?</text:p>
          </table:table-cell>
          <table:table-cell table:style-name="ce288" table:content-validation-name="val5"/>
          <table:table-cell table:style-name="ce292" table:content-validation-name="val6"/>
          <table:table-cell table:style-name="ce294" table:content-validation-name="val7" office:value-type="string" calcext:value-type="string">
            <text:p>Buffers</text:p>
          </table:table-cell>
          <table:table-cell table:style-name="ce296" table:content-validation-name="val8" office:value-type="string" calcext:value-type="string">
            <text:p>Attack s2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Buffers</text:p>
          </table:table-cell>
          <table:table-cell table:style-name="ce314" table:content-validation-name="val11" office:value-type="string" calcext:value-type="string">
            <text:p>Attack s2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Buffers</text:p>
          </table:table-cell>
          <table:table-cell table:style-name="ce321" table:content-validation-name="val14" office:value-type="string" calcext:value-type="string">
            <text:p>Attack s2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2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elee (T)</text:p>
          </table:table-cell>
          <table:table-cell table:style-name="ce285" table:content-validation-name="val4" office:value-type="string" calcext:value-type="string">
            <text:p>Undecided</text:p>
          </table:table-cell>
          <table:table-cell table:style-name="ce288" table:content-validation-name="val5"/>
          <table:table-cell table:style-name="ce292" table:content-validation-name="val6"/>
          <table:table-cell table:style-name="ce294" table:content-validation-name="val7" office:value-type="string" calcext:value-type="string">
            <text:p>Buffers</text:p>
          </table:table-cell>
          <table:table-cell table:style-name="ce296" table:content-validation-name="val8" office:value-type="string" calcext:value-type="string">
            <text:p>Attack t1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Buffers</text:p>
          </table:table-cell>
          <table:table-cell table:style-name="ce314" table:content-validation-name="val11" office:value-type="string" calcext:value-type="string">
            <text:p>Attack t1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Buffers</text:p>
          </table:table-cell>
          <table:table-cell table:style-name="ce321" table:content-validation-name="val14" office:value-type="string" calcext:value-type="string">
            <text:p>Attack t1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2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elee (T) (Long)</text:p>
          </table:table-cell>
          <table:table-cell table:style-name="ce285" table:content-validation-name="val4" office:value-type="string" calcext:value-type="string">
            <text:p>Undecided</text:p>
          </table:table-cell>
          <table:table-cell table:style-name="ce288" table:content-validation-name="val5"/>
          <table:table-cell table:style-name="ce292" table:content-validation-name="val6"/>
          <table:table-cell table:style-name="ce294" table:content-validation-name="val7" office:value-type="string" calcext:value-type="string">
            <text:p>Buffers</text:p>
          </table:table-cell>
          <table:table-cell table:style-name="ce296" table:content-validation-name="val8" office:value-type="string" calcext:value-type="string">
            <text:p>Attack t1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Buffers</text:p>
          </table:table-cell>
          <table:table-cell table:style-name="ce314" table:content-validation-name="val11" office:value-type="string" calcext:value-type="string">
            <text:p>Attack t1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Buffers</text:p>
          </table:table-cell>
          <table:table-cell table:style-name="ce321" table:content-validation-name="val14" office:value-type="string" calcext:value-type="string">
            <text:p>Attack t1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2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Grab</text:p>
          </table:table-cell>
          <table:table-cell table:style-name="ce285" table:content-validation-name="val4" office:value-type="string" calcext:value-type="string">
            <text:p>Cancels</text:p>
          </table:table-cell>
          <table:table-cell table:style-name="ce289" table:content-validation-name="val5" office:value-type="string" calcext:value-type="string">
            <text:p>Grab</text:p>
          </table:table-cell>
          <table:table-cell table:style-name="ce292" table:content-validation-name="val6"/>
          <table:table-cell table:style-name="ce294" table:content-validation-name="val7" office:value-type="string" calcext:value-type="string">
            <text:p>Cancels</text:p>
          </table:table-cell>
          <table:table-cell table:style-name="ce296" table:content-validation-name="val8" office:value-type="string" calcext:value-type="string">
            <text:p>Grab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Grab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Cancels</text:p>
          </table:table-cell>
          <table:table-cell table:style-name="ce321" table:content-validation-name="val14" office:value-type="string" calcext:value-type="string">
            <text:p>Grab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1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Block</text:p>
          </table:table-cell>
          <table:table-cell table:style-name="ce285" table:content-validation-name="val4" office:value-type="string" calcext:value-type="string">
            <text:p>Cancels</text:p>
          </table:table-cell>
          <table:table-cell table:style-name="ce290" table:content-validation-name="val5" office:value-type="string" calcext:value-type="string">
            <text:p>Block</text:p>
          </table:table-cell>
          <table:table-cell table:style-name="ce292" table:content-validation-name="val6"/>
          <table:table-cell table:style-name="ce294" table:content-validation-name="val7" office:value-type="string" calcext:value-type="string">
            <text:p>Cancels</text:p>
          </table:table-cell>
          <table:table-cell table:style-name="ce296" table:content-validation-name="val8" office:value-type="string" calcext:value-type="string">
            <text:p>Block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Block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Cancels</text:p>
          </table:table-cell>
          <table:table-cell table:style-name="ce321" table:content-validation-name="val14" office:value-type="string" calcext:value-type="string">
            <text:p>Block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1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Magic</text:p>
          </table:table-cell>
          <table:table-cell table:style-name="ce285" table:content-validation-name="val4" office:value-type="string" calcext:value-type="string">
            <text:p>Undecided</text:p>
          </table:table-cell>
          <table:table-cell table:style-name="ce288" table:content-validation-name="val5"/>
          <table:table-cell table:style-name="ce292" table:content-validation-name="val6"/>
          <table:table-cell table:style-name="ce294" table:content-validation-name="val7" office:value-type="string" calcext:value-type="string">
            <text:p>Cancels</text:p>
          </table:table-cell>
          <table:table-cell table:style-name="ce296" table:content-validation-name="val8" office:value-type="string" calcext:value-type="string">
            <text:p>Magic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Magic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Cancels</text:p>
          </table:table-cell>
          <table:table-cell table:style-name="ce321" table:content-validation-name="val14" office:value-type="string" calcext:value-type="string">
            <text:p>Magic</text:p>
          </table:table-cell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0" table:content-validation-name="val1" office:value-type="string" calcext:value-type="string">
            <text:p>Different functions: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Rage</text:p>
          </table:table-cell>
          <table:table-cell table:style-name="ce285" table:content-validation-name="val4" office:value-type="string" calcext:value-type="string">
            <text:p>No effect</text:p>
          </table:table-cell>
          <table:table-cell table:style-name="ce288" table:content-validation-name="val5"/>
          <table:table-cell table:style-name="ce292" table:content-validation-name="val6"/>
          <table:table-cell table:style-name="ce294" table:content-validation-name="val7" office:value-type="string" calcext:value-type="string">
            <text:p>Cancels</text:p>
          </table:table-cell>
          <table:table-cell table:style-name="ce296" table:content-validation-name="val8" office:value-type="string" calcext:value-type="string">
            <text:p>Rage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No effect</text:p>
          </table:table-cell>
          <table:table-cell table:style-name="ce314" table:content-validation-name="val11"/>
          <table:table-cell table:style-name="ce316" table:content-validation-name="val12"/>
          <table:table-cell table:style-name="ce318" table:content-validation-name="val13" office:value-type="string" calcext:value-type="string">
            <text:p>No effect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1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191" office:value-type="string" calcext:value-type="string">
            <text:p>Pause</text:p>
          </table:table-cell>
          <table:table-cell table:style-name="ce285" table:content-validation-name="val4" office:value-type="string" calcext:value-type="string">
            <text:p>No effect</text:p>
          </table:table-cell>
          <table:table-cell table:style-name="ce288" table:content-validation-name="val5"/>
          <table:table-cell table:style-name="ce292" table:content-validation-name="val6"/>
          <table:table-cell table:style-name="ce294" table:content-validation-name="val7" office:value-type="string" calcext:value-type="string">
            <text:p>Mutual</text:p>
          </table:table-cell>
          <table:table-cell table:style-name="ce296" table:content-validation-name="val8"/>
          <table:table-cell table:style-name="ce298" table:content-validation-name="val9"/>
          <table:table-cell table:style-name="ce311" table:content-validation-name="val10" office:value-type="string" calcext:value-type="string">
            <text:p>Mutual</text:p>
          </table:table-cell>
          <table:table-cell table:style-name="ce314" table:content-validation-name="val11"/>
          <table:table-cell table:style-name="ce316" table:content-validation-name="val12"/>
          <table:table-cell table:style-name="ce318" table:content-validation-name="val13" office:value-type="string" calcext:value-type="string">
            <text:p>Mutual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 office:value-type="string" calcext:value-type="string">
            <text:p>§</text:p>
          </table:table-cell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3" table:content-validation-name="val1" office:value-type="string" calcext:value-type="string">
            <text:p>”Refresh”.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etry</text:p>
            </table:table-cell>
            <table:table-cell table:style-name="ce285" table:content-validation-name="val4" office:value-type="string" calcext:value-type="string">
              <text:p>Cancels</text:p>
            </table:table-cell>
            <table:table-cell table:style-name="ce288" table:content-validation-name="val5"/>
            <table:table-cell table:style-name="ce292" table:content-validation-name="val6"/>
            <table:table-cell table:style-name="ce294" table:content-validation-name="val7" office:value-type="string" calcext:value-type="string">
              <text:p>Cancels</text:p>
            </table:table-cell>
            <table:table-cell table:style-name="ce296" table:content-validation-name="val8"/>
            <table:table-cell table:style-name="ce298" table:content-validation-name="val9"/>
            <table:table-cell table:style-name="ce311" table:content-validation-name="val10" office:value-type="string" calcext:value-type="string">
              <text:p>Cancels</text:p>
            </table:table-cell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Cancels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 office:value-type="string" calcext:value-type="string">
              <text:p>§</text:p>
            </table:table-cell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Blades</text:p>
            </table:table-cell>
            <table:table-cell table:style-name="ce285" table:content-validation-name="val4" office:value-type="string" calcext:value-type="string">
              <text:p>Mutual</text:p>
            </table:table-cell>
            <table:table-cell table:style-name="ce288" table:content-validation-name="val5"/>
            <table:table-cell table:style-name="ce292" table:content-validation-name="val6"/>
            <table:table-cell table:style-name="ce294" table:content-validation-name="val7" office:value-type="string" calcext:value-type="string">
              <text:p>Mutual</text:p>
            </table:table-cell>
            <table:table-cell table:style-name="ce296" table:content-validation-name="val8"/>
            <table:table-cell table:style-name="ce298" table:content-validation-name="val9"/>
            <table:table-cell table:style-name="ce311" table:content-validation-name="val10" office:value-type="string" calcext:value-type="string">
              <text:p>Mutual</text:p>
            </table:table-cell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Mutual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 office:value-type="string" calcext:value-type="string">
              <text:p>§</text:p>
            </table:table-cell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1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Upgrade Head</text:p>
            </table:table-cell>
            <table:table-cell table:style-name="ce285" table:content-validation-name="val4"/>
            <table:table-cell table:style-name="ce288" table:content-validation-name="val5"/>
            <table:table-cell table:style-name="ce292" table:content-validation-name="val6"/>
            <table:table-cell table:style-name="ce294" table:content-validation-name="val7"/>
            <table:table-cell table:style-name="ce296" table:content-validation-name="val8"/>
            <table:table-cell table:style-name="ce298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/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1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Fall</text:p>
            </table:table-cell>
            <table:table-cell table:style-name="ce285" table:content-validation-name="val4" office:value-type="string" calcext:value-type="string">
              <text:p>Undecided</text:p>
            </table:table-cell>
            <table:table-cell table:style-name="ce288" table:content-validation-name="val5"/>
            <table:table-cell table:style-name="ce292" table:content-validation-name="val6"/>
            <table:table-cell table:style-name="ce294" table:content-validation-name="val7" office:value-type="string" calcext:value-type="string">
              <text:p>Impossible?</text:p>
            </table:table-cell>
            <table:table-cell table:style-name="ce296" table:content-validation-name="val8"/>
            <table:table-cell table:style-name="ce298" table:content-validation-name="val9"/>
            <table:table-cell table:style-name="ce312" table:content-validation-name="val10" office:value-type="string" calcext:value-type="string">
              <text:p>Impossible?</text:p>
            </table:table-cell>
            <table:table-cell table:style-name="ce314" table:content-validation-name="val11"/>
            <table:table-cell table:style-name="ce316" table:content-validation-name="val12"/>
            <table:table-cell table:style-name="ce319" table:content-validation-name="val13" office:value-type="string" calcext:value-type="string">
              <text:p>Impossible?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 office:value-type="string" calcext:value-type="string">
              <text:p>§</text:p>
            </table:table-cell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1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Landing</text:p>
            </table:table-cell>
            <table:table-cell table:style-name="ce285" table:content-validation-name="val4"/>
            <table:table-cell table:style-name="ce288" table:content-validation-name="val5"/>
            <table:table-cell table:style-name="ce292" table:content-validation-name="val6"/>
            <table:table-cell table:style-name="ce294" table:content-validation-name="val7"/>
            <table:table-cell table:style-name="ce296" table:content-validation-name="val8"/>
            <table:table-cell table:style-name="ce298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/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 office:value-type="string" calcext:value-type="string">
              <text:p>§</text:p>
            </table:table-cell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1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Hang From Ledge</text:p>
            </table:table-cell>
            <table:table-cell table:style-name="ce285" table:content-validation-name="val4"/>
            <table:table-cell table:style-name="ce288" table:content-validation-name="val5"/>
            <table:table-cell table:style-name="ce292" table:content-validation-name="val6"/>
            <table:table-cell table:style-name="ce294" table:content-validation-name="val7"/>
            <table:table-cell table:style-name="ce296" table:content-validation-name="val8"/>
            <table:table-cell table:style-name="ce298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/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1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Water</text:p>
            </table:table-cell>
            <table:table-cell table:style-name="ce285" table:content-validation-name="val4"/>
            <table:table-cell table:style-name="ce288" table:content-validation-name="val5"/>
            <table:table-cell table:style-name="ce292" table:content-validation-name="val6"/>
            <table:table-cell table:style-name="ce294" table:content-validation-name="val7"/>
            <table:table-cell table:style-name="ce296" table:content-validation-name="val8"/>
            <table:table-cell table:style-name="ce298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/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1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Rope</text:p>
            </table:table-cell>
            <table:table-cell table:style-name="ce285" table:content-validation-name="val4"/>
            <table:table-cell table:style-name="ce288" table:content-validation-name="val5"/>
            <table:table-cell table:style-name="ce292" table:content-validation-name="val6"/>
            <table:table-cell table:style-name="ce294" table:content-validation-name="val7"/>
            <table:table-cell table:style-name="ce296" table:content-validation-name="val8"/>
            <table:table-cell table:style-name="ce298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/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 office:value-type="string" calcext:value-type="string">
              <text:p>§</text:p>
            </table:table-cell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3" table:content-validation-name="val1" office:value-type="string" calcext:value-type="string">
              <text:p>”Refresh columns”.</text:p>
            </table:table-cell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5" office:value-type="string" calcext:value-type="string">
              <text:p>Shimmy</text:p>
            </table:table-cell>
            <table:table-cell table:style-name="ce285" table:content-validation-name="val4"/>
            <table:table-cell table:style-name="ce288" table:content-validation-name="val5"/>
            <table:table-cell table:style-name="ce292" table:content-validation-name="val6"/>
            <table:table-cell table:style-name="ce294" table:content-validation-name="val7"/>
            <table:table-cell table:style-name="ce296" table:content-validation-name="val8"/>
            <table:table-cell table:style-name="ce298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/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 office:value-type="string" calcext:value-type="string">
              <text:p>§</text:p>
            </table:table-cell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X</text:p>
            </table:table-cell>
            <table:table-cell table:style-name="ce285" table:content-validation-name="val4"/>
            <table:table-cell table:style-name="ce288" table:content-validation-name="val5"/>
            <table:table-cell table:style-name="ce292" table:content-validation-name="val6"/>
            <table:table-cell table:style-name="ce294" table:content-validation-name="val7"/>
            <table:table-cell table:style-name="ce296" table:content-validation-name="val8"/>
            <table:table-cell table:style-name="ce298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/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 office:value-type="string" calcext:value-type="string">
              <text:p>§</text:p>
            </table:table-cell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S</text:p>
            </table:table-cell>
            <table:table-cell table:style-name="ce285" table:content-validation-name="val4"/>
            <table:table-cell table:style-name="ce288" table:content-validation-name="val5"/>
            <table:table-cell table:style-name="ce292" table:content-validation-name="val6"/>
            <table:table-cell table:style-name="ce294" table:content-validation-name="val7"/>
            <table:table-cell table:style-name="ce296" table:content-validation-name="val8"/>
            <table:table-cell table:style-name="ce298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/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 office:value-type="string" calcext:value-type="string">
              <text:p>§</text:p>
            </table:table-cell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T</text:p>
            </table:table-cell>
            <table:table-cell table:style-name="ce285" table:content-validation-name="val4"/>
            <table:table-cell table:style-name="ce288" table:content-validation-name="val5"/>
            <table:table-cell table:style-name="ce292" table:content-validation-name="val6"/>
            <table:table-cell table:style-name="ce294" table:content-validation-name="val7"/>
            <table:table-cell table:style-name="ce296" table:content-validation-name="val8"/>
            <table:table-cell table:style-name="ce298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/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 office:value-type="string" calcext:value-type="string">
              <text:p>§</text:p>
            </table:table-cell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Default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76" office:value-type="string" calcext:value-type="string">
              <text:p>Hold O</text:p>
            </table:table-cell>
            <table:table-cell table:style-name="ce285" table:content-validation-name="val4"/>
            <table:table-cell table:style-name="ce288" table:content-validation-name="val5"/>
            <table:table-cell table:style-name="ce292" table:content-validation-name="val6"/>
            <table:table-cell table:style-name="ce294" table:content-validation-name="val7"/>
            <table:table-cell table:style-name="ce296" table:content-validation-name="val8"/>
            <table:table-cell table:style-name="ce298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/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 office:value-type="string" calcext:value-type="string">
              <text:p>§</text:p>
            </table:table-cell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1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1"/>
          <table:table-cell table:style-name="ce285" table:content-validation-name="val4"/>
          <table:table-cell table:style-name="ce288" table:content-validation-name="val5"/>
          <table:table-cell table:style-name="ce292" table:content-validation-name="val6"/>
          <table:table-cell table:style-name="ce294" table:content-validation-name="val7"/>
          <table:table-cell table:style-name="ce296" table:content-validation-name="val8"/>
          <table:table-cell table:style-name="ce298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3" table:content-validation-name="val1" office:value-type="string" calcext:value-type="string">
            <text:p>”Generate inputs”.</text:p>
          </table:table-cell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Letting go of input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292" table:content-validation-name="val6"/>
          <table:table-cell table:style-name="ce294" table:content-validation-name="val7"/>
          <table:table-cell table:style-name="ce296" table:content-validation-name="val8" office:value-type="string" calcext:value-type="string">
            <text:p>§</text:p>
          </table:table-cell>
          <table:table-cell table:style-name="ce298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Move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292" table:content-validation-name="val6"/>
          <table:table-cell table:style-name="ce294" table:content-validation-name="val7"/>
          <table:table-cell table:style-name="ce296" table:content-validation-name="val8" office:value-type="string" calcext:value-type="string">
            <text:p>§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No effect</text:p>
          </table:table-cell>
          <table:table-cell table:style-name="ce314" table:content-validation-name="val11"/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2" table:content-validation-name="val14"/>
          <table:table-cell table:style-name="ce325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Roll (Forward)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292" table:content-validation-name="val6"/>
          <table:table-cell table:style-name="ce294" table:content-validation-name="val7"/>
          <table:table-cell table:style-name="ce296" table:content-validation-name="val8" office:value-type="string" calcext:value-type="string">
            <text:p>§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Roll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Roll (Left)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292" table:content-validation-name="val6"/>
          <table:table-cell table:style-name="ce294" table:content-validation-name="val7"/>
          <table:table-cell table:style-name="ce296" table:content-validation-name="val8" office:value-type="string" calcext:value-type="string">
            <text:p>§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Roll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Roll (Right)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292" table:content-validation-name="val6"/>
          <table:table-cell table:style-name="ce294" table:content-validation-name="val7"/>
          <table:table-cell table:style-name="ce296" table:content-validation-name="val8" office:value-type="string" calcext:value-type="string">
            <text:p>§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Roll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Roll (Back)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292" table:content-validation-name="val6"/>
          <table:table-cell table:style-name="ce294" table:content-validation-name="val7"/>
          <table:table-cell table:style-name="ce296" table:content-validation-name="val8" office:value-type="string" calcext:value-type="string">
            <text:p>§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Roll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Weapon Switch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292" table:content-validation-name="val6"/>
          <table:table-cell table:style-name="ce294" table:content-validation-name="val7"/>
          <table:table-cell table:style-name="ce296" table:content-validation-name="val8" office:value-type="string" calcext:value-type="string">
            <text:p>§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Switch animation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Jump (Result 1)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292" table:content-validation-name="val6"/>
          <table:table-cell table:style-name="ce294" table:content-validation-name="val7"/>
          <table:table-cell table:style-name="ce296" table:content-validation-name="val8" office:value-type="string" calcext:value-type="string">
            <text:p>§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Jump (Ground)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Jump (Result 2)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292" table:content-validation-name="val6"/>
          <table:table-cell table:style-name="ce294" table:content-validation-name="val7"/>
          <table:table-cell table:style-name="ce296" table:content-validation-name="val8" office:value-type="string" calcext:value-type="string">
            <text:p>§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Special</text:p>
          </table:table-cell>
          <table:table-cell table:style-name="ce314" table:content-validation-name="val11" office:value-type="string" calcext:value-type="string">
            <text:p>Idle (Airborne)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Melee (S)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292" table:content-validation-name="val6"/>
          <table:table-cell table:style-name="ce294" table:content-validation-name="val7"/>
          <table:table-cell table:style-name="ce296" table:content-validation-name="val8" office:value-type="string" calcext:value-type="string">
            <text:p>§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Buffers</text:p>
          </table:table-cell>
          <table:table-cell table:style-name="ce314" table:content-validation-name="val11" office:value-type="string" calcext:value-type="string">
            <text:p>Attack s2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Melee (S) (Long)</text:p>
          </table:table-cell>
          <table:table-cell table:style-name="ce286" table:content-validation-name="val4"/>
          <table:table-cell table:style-name="ce288" table:content-validation-name="val5"/>
          <table:table-cell table:style-name="ce292" table:content-validation-name="val6"/>
          <table:table-cell table:style-name="ce294" table:content-validation-name="val7"/>
          <table:table-cell table:style-name="ce296" table:content-validation-name="val8"/>
          <table:table-cell table:style-name="ce298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Melee (T)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292" table:content-validation-name="val6"/>
          <table:table-cell table:style-name="ce294" table:content-validation-name="val7"/>
          <table:table-cell table:style-name="ce296" table:content-validation-name="val8" office:value-type="string" calcext:value-type="string">
            <text:p>§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Buffers</text:p>
          </table:table-cell>
          <table:table-cell table:style-name="ce314" table:content-validation-name="val11" office:value-type="string" calcext:value-type="string">
            <text:p>Attack t1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Melee (T) (Long)</text:p>
          </table:table-cell>
          <table:table-cell table:style-name="ce286" table:content-validation-name="val4"/>
          <table:table-cell table:style-name="ce288" table:content-validation-name="val5"/>
          <table:table-cell table:style-name="ce292" table:content-validation-name="val6"/>
          <table:table-cell table:style-name="ce294" table:content-validation-name="val7"/>
          <table:table-cell table:style-name="ce296" table:content-validation-name="val8"/>
          <table:table-cell table:style-name="ce298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Grab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292" table:content-validation-name="val6"/>
          <table:table-cell table:style-name="ce294" table:content-validation-name="val7"/>
          <table:table-cell table:style-name="ce296" table:content-validation-name="val8" office:value-type="string" calcext:value-type="string">
            <text:p>§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Grab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Block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292" table:content-validation-name="val6"/>
          <table:table-cell table:style-name="ce294" table:content-validation-name="val7"/>
          <table:table-cell table:style-name="ce296" table:content-validation-name="val8" office:value-type="string" calcext:value-type="string">
            <text:p>§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Block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Magic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292" table:content-validation-name="val6"/>
          <table:table-cell table:style-name="ce294" table:content-validation-name="val7"/>
          <table:table-cell table:style-name="ce296" table:content-validation-name="val8" office:value-type="string" calcext:value-type="string">
            <text:p>§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Magic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Rage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292" table:content-validation-name="val6"/>
          <table:table-cell table:style-name="ce294" table:content-validation-name="val7"/>
          <table:table-cell table:style-name="ce296" table:content-validation-name="val8" office:value-type="string" calcext:value-type="string">
            <text:p>§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Cancels</text:p>
          </table:table-cell>
          <table:table-cell table:style-name="ce314" table:content-validation-name="val11" office:value-type="string" calcext:value-type="string">
            <text:p>Rage</text:p>
          </table:table-cell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2" office:value-type="string" calcext:value-type="string">
            <text:p>s b</text:p>
          </table:table-cell>
          <table:table-cell table:style-name="ce191" office:value-type="string" calcext:value-type="string">
            <text:p>Pause</text:p>
          </table:table-cell>
          <table:table-cell table:style-name="ce286" table:content-validation-name="val4"/>
          <table:table-cell table:style-name="ce288" table:content-validation-name="val5" office:value-type="string" calcext:value-type="string">
            <text:p>§</text:p>
          </table:table-cell>
          <table:table-cell table:style-name="ce292" table:content-validation-name="val6"/>
          <table:table-cell table:style-name="ce294" table:content-validation-name="val7"/>
          <table:table-cell table:style-name="ce296" table:content-validation-name="val8" office:value-type="string" calcext:value-type="string">
            <text:p>§</text:p>
          </table:table-cell>
          <table:table-cell table:style-name="ce298" table:content-validation-name="val9"/>
          <table:table-cell table:style-name="ce311" table:content-validation-name="val10" office:value-type="string" calcext:value-type="string">
            <text:p>Mutual</text:p>
          </table:table-cell>
          <table:table-cell table:style-name="ce314" table:content-validation-name="val11"/>
          <table:table-cell table:style-name="ce316" table:content-validation-name="val12"/>
          <table:table-cell table:style-name="ce318" table:content-validation-name="val13" office:value-type="string" calcext:value-type="string">
            <text:p>§</text:p>
          </table:table-cell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etry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292" table:content-validation-name="val6"/>
            <table:table-cell table:style-name="ce294" table:content-validation-name="val7"/>
            <table:table-cell table:style-name="ce296" table:content-validation-name="val8" office:value-type="string" calcext:value-type="string">
              <text:p>§</text:p>
            </table:table-cell>
            <table:table-cell table:style-name="ce298" table:content-validation-name="val9"/>
            <table:table-cell table:style-name="ce311" table:content-validation-name="val10" office:value-type="string" calcext:value-type="string">
              <text:p>Cancels</text:p>
            </table:table-cell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Blades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292" table:content-validation-name="val6"/>
            <table:table-cell table:style-name="ce294" table:content-validation-name="val7"/>
            <table:table-cell table:style-name="ce296" table:content-validation-name="val8" office:value-type="string" calcext:value-type="string">
              <text:p>§</text:p>
            </table:table-cell>
            <table:table-cell table:style-name="ce298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Upgrade Head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292" table:content-validation-name="val6"/>
            <table:table-cell table:style-name="ce294" table:content-validation-name="val7"/>
            <table:table-cell table:style-name="ce296" table:content-validation-name="val8" office:value-type="string" calcext:value-type="string">
              <text:p>§</text:p>
            </table:table-cell>
            <table:table-cell table:style-name="ce298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Fall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292" table:content-validation-name="val6"/>
            <table:table-cell table:style-name="ce294" table:content-validation-name="val7"/>
            <table:table-cell table:style-name="ce296" table:content-validation-name="val8" office:value-type="string" calcext:value-type="string">
              <text:p>§</text:p>
            </table:table-cell>
            <table:table-cell table:style-name="ce298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Landing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292" table:content-validation-name="val6"/>
            <table:table-cell table:style-name="ce294" table:content-validation-name="val7"/>
            <table:table-cell table:style-name="ce296" table:content-validation-name="val8" office:value-type="string" calcext:value-type="string">
              <text:p>§</text:p>
            </table:table-cell>
            <table:table-cell table:style-name="ce298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Hang From Ledge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292" table:content-validation-name="val6"/>
            <table:table-cell table:style-name="ce294" table:content-validation-name="val7"/>
            <table:table-cell table:style-name="ce296" table:content-validation-name="val8" office:value-type="string" calcext:value-type="string">
              <text:p>§</text:p>
            </table:table-cell>
            <table:table-cell table:style-name="ce298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Water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292" table:content-validation-name="val6"/>
            <table:table-cell table:style-name="ce294" table:content-validation-name="val7"/>
            <table:table-cell table:style-name="ce296" table:content-validation-name="val8" office:value-type="string" calcext:value-type="string">
              <text:p>§</text:p>
            </table:table-cell>
            <table:table-cell table:style-name="ce298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Rope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292" table:content-validation-name="val6"/>
            <table:table-cell table:style-name="ce294" table:content-validation-name="val7"/>
            <table:table-cell table:style-name="ce296" table:content-validation-name="val8" office:value-type="string" calcext:value-type="string">
              <text:p>§</text:p>
            </table:table-cell>
            <table:table-cell table:style-name="ce298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5" office:value-type="string" calcext:value-type="string">
              <text:p>Shimmy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292" table:content-validation-name="val6"/>
            <table:table-cell table:style-name="ce294" table:content-validation-name="val7"/>
            <table:table-cell table:style-name="ce296" table:content-validation-name="val8" office:value-type="string" calcext:value-type="string">
              <text:p>§</text:p>
            </table:table-cell>
            <table:table-cell table:style-name="ce298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X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292" table:content-validation-name="val6"/>
            <table:table-cell table:style-name="ce294" table:content-validation-name="val7"/>
            <table:table-cell table:style-name="ce296" table:content-validation-name="val8" office:value-type="string" calcext:value-type="string">
              <text:p>§</text:p>
            </table:table-cell>
            <table:table-cell table:style-name="ce298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S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292" table:content-validation-name="val6"/>
            <table:table-cell table:style-name="ce294" table:content-validation-name="val7"/>
            <table:table-cell table:style-name="ce296" table:content-validation-name="val8" office:value-type="string" calcext:value-type="string">
              <text:p>§</text:p>
            </table:table-cell>
            <table:table-cell table:style-name="ce298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T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292" table:content-validation-name="val6"/>
            <table:table-cell table:style-name="ce294" table:content-validation-name="val7"/>
            <table:table-cell table:style-name="ce296" table:content-validation-name="val8" office:value-type="string" calcext:value-type="string">
              <text:p>§</text:p>
            </table:table-cell>
            <table:table-cell table:style-name="ce298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72" office:value-type="string" calcext:value-type="string">
              <text:p>s b</text:p>
            </table:table-cell>
            <table:table-cell table:style-name="ce76" office:value-type="string" calcext:value-type="string">
              <text:p>Hold O</text:p>
            </table:table-cell>
            <table:table-cell table:style-name="ce286" table:content-validation-name="val4"/>
            <table:table-cell table:style-name="ce288" table:content-validation-name="val5" office:value-type="string" calcext:value-type="string">
              <text:p>§</text:p>
            </table:table-cell>
            <table:table-cell table:style-name="ce292" table:content-validation-name="val6"/>
            <table:table-cell table:style-name="ce294" table:content-validation-name="val7"/>
            <table:table-cell table:style-name="ce296" table:content-validation-name="val8" office:value-type="string" calcext:value-type="string">
              <text:p>§</text:p>
            </table:table-cell>
            <table:table-cell table:style-name="ce298" table:content-validation-name="val9"/>
            <table:table-cell table:style-name="ce311" table:content-validation-name="val10"/>
            <table:table-cell table:style-name="ce314" table:content-validation-name="val11"/>
            <table:table-cell table:style-name="ce316" table:content-validation-name="val12"/>
            <table:table-cell table:style-name="ce318" table:content-validation-name="val13" office:value-type="string" calcext:value-type="string">
              <text:p>§</text:p>
            </table:table-cell>
            <table:table-cell table:style-name="ce321" table:content-validation-name="val14"/>
            <table:table-cell table:style-name="ce324" table:content-validation-name="val15"/>
            <table:table-cell table:style-name="ce327" table:content-validation-name="val16"/>
            <table:table-cell table:style-name="ce329" table:content-validation-name="val17"/>
            <table:table-cell table:style-name="ce331" table:content-validation-name="val18"/>
            <table:table-cell table:style-name="ce333" table:content-validation-name="val19"/>
            <table:table-cell table:style-name="ce335" table:content-validation-name="val20"/>
            <table:table-cell table:style-name="ce337" table:content-validation-name="val21"/>
            <table:table-cell table:style-name="ce344" table:content-validation-name="val1"/>
            <table:table-cell table:style-name="ce352" table:number-columns-repeated="2"/>
            <table:table-cell table:style-name="ce354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191"/>
          <table:table-cell table:style-name="ce286" table:content-validation-name="val4"/>
          <table:table-cell table:style-name="ce288" table:content-validation-name="val5"/>
          <table:table-cell table:style-name="ce292" table:content-validation-name="val6"/>
          <table:table-cell table:style-name="ce294" table:content-validation-name="val7"/>
          <table:table-cell table:style-name="ce296" table:content-validation-name="val8"/>
          <table:table-cell table:style-name="ce298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Letting go of input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5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Move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 office:value-type="string" calcext:value-type="string">
            <text:p>No effect</text:p>
          </table:table-cell>
          <table:table-cell table:style-name="ce315" table:content-validation-name="val11"/>
          <table:table-cell table:style-name="ce317" table:content-validation-name="val12"/>
          <table:table-cell table:style-name="ce320" table:content-validation-name="val13" office:value-type="string" calcext:value-type="string">
            <text:p>Cancels</text:p>
          </table:table-cell>
          <table:table-cell table:style-name="ce323" table:content-validation-name="val14" office:value-type="string" calcext:value-type="string">
            <text:p>Run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Cancels</text:p>
          </table:table-cell>
          <table:table-cell table:style-name="ce330" table:content-validation-name="val17" office:value-type="string" calcext:value-type="string">
            <text:p>Run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6" table:content-validation-name="val1" office:value-type="string" calcext:value-type="string">
            <text:p>1. a single animation is selected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Roll (Forward)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 office:value-type="string" calcext:value-type="string">
            <text:p>Cancels</text:p>
          </table:table-cell>
          <table:table-cell table:style-name="ce315" table:content-validation-name="val11" office:value-type="string" calcext:value-type="string">
            <text:p>Roll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Cancels</text:p>
          </table:table-cell>
          <table:table-cell table:style-name="ce323" table:content-validation-name="val14" office:value-type="string" calcext:value-type="string">
            <text:p>Roll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Cancels</text:p>
          </table:table-cell>
          <table:table-cell table:style-name="ce330" table:content-validation-name="val17" office:value-type="string" calcext:value-type="string">
            <text:p>Roll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6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Roll (Left)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 office:value-type="string" calcext:value-type="string">
            <text:p>Cancels</text:p>
          </table:table-cell>
          <table:table-cell table:style-name="ce315" table:content-validation-name="val11" office:value-type="string" calcext:value-type="string">
            <text:p>Roll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Cancels</text:p>
          </table:table-cell>
          <table:table-cell table:style-name="ce323" table:content-validation-name="val14" office:value-type="string" calcext:value-type="string">
            <text:p>Roll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Cancels</text:p>
          </table:table-cell>
          <table:table-cell table:style-name="ce330" table:content-validation-name="val17" office:value-type="string" calcext:value-type="string">
            <text:p>Roll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6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Roll (Right)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 office:value-type="string" calcext:value-type="string">
            <text:p>Cancels</text:p>
          </table:table-cell>
          <table:table-cell table:style-name="ce315" table:content-validation-name="val11" office:value-type="string" calcext:value-type="string">
            <text:p>Roll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Cancels</text:p>
          </table:table-cell>
          <table:table-cell table:style-name="ce323" table:content-validation-name="val14" office:value-type="string" calcext:value-type="string">
            <text:p>Roll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Cancels</text:p>
          </table:table-cell>
          <table:table-cell table:style-name="ce330" table:content-validation-name="val17" office:value-type="string" calcext:value-type="string">
            <text:p>Roll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6" table:content-validation-name="val1" office:value-type="string" calcext:value-type="string">
            <text:p>4. generate rows and print various inputs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Roll (Back)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 office:value-type="string" calcext:value-type="string">
            <text:p>Cancels</text:p>
          </table:table-cell>
          <table:table-cell table:style-name="ce315" table:content-validation-name="val11" office:value-type="string" calcext:value-type="string">
            <text:p>Roll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Cancels</text:p>
          </table:table-cell>
          <table:table-cell table:style-name="ce323" table:content-validation-name="val14" office:value-type="string" calcext:value-type="string">
            <text:p>Roll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Cancels</text:p>
          </table:table-cell>
          <table:table-cell table:style-name="ce330" table:content-validation-name="val17" office:value-type="string" calcext:value-type="string">
            <text:p>Roll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5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Weapon Switch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 office:value-type="string" calcext:value-type="string">
            <text:p>Cancels</text:p>
          </table:table-cell>
          <table:table-cell table:style-name="ce315" table:content-validation-name="val11" office:value-type="string" calcext:value-type="string">
            <text:p>Switch animation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Cancels</text:p>
          </table:table-cell>
          <table:table-cell table:style-name="ce323" table:content-validation-name="val14" office:value-type="string" calcext:value-type="string">
            <text:p>Switch animation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Cancels</text:p>
          </table:table-cell>
          <table:table-cell table:style-name="ce330" table:content-validation-name="val17" office:value-type="string" calcext:value-type="string">
            <text:p>Switch animation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5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Jump (Result 1)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 office:value-type="string" calcext:value-type="string">
            <text:p>Cancels</text:p>
          </table:table-cell>
          <table:table-cell table:style-name="ce315" table:content-validation-name="val11" office:value-type="string" calcext:value-type="string">
            <text:p>Jump (Ground)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Cancels</text:p>
          </table:table-cell>
          <table:table-cell table:style-name="ce323" table:content-validation-name="val14" office:value-type="string" calcext:value-type="string">
            <text:p>Jump (Ground)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Cancels</text:p>
          </table:table-cell>
          <table:table-cell table:style-name="ce330" table:content-validation-name="val17" office:value-type="string" calcext:value-type="string">
            <text:p>Jump (Ground)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7" table:content-validation-name="val1" office:value-type="string" calcext:value-type="string">
            <text:p>”Generate variations”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Jump (Result 2)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 office:value-type="string" calcext:value-type="string">
            <text:p>Cancels</text:p>
          </table:table-cell>
          <table:table-cell table:style-name="ce315" table:content-validation-name="val11" office:value-type="string" calcext:value-type="string">
            <text:p>Idle (Airborne)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Cancels</text:p>
          </table:table-cell>
          <table:table-cell table:style-name="ce323" table:content-validation-name="val14" office:value-type="string" calcext:value-type="string">
            <text:p>Idle (Airborne)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Cancels</text:p>
          </table:table-cell>
          <table:table-cell table:style-name="ce330" table:content-validation-name="val17" office:value-type="string" calcext:value-type="string">
            <text:p>Idle (Airborne)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5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Melee (S)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 office:value-type="string" calcext:value-type="string">
            <text:p>Buffers</text:p>
          </table:table-cell>
          <table:table-cell table:style-name="ce315" table:content-validation-name="val11" office:value-type="string" calcext:value-type="string">
            <text:p>Attack s2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Buffers</text:p>
          </table:table-cell>
          <table:table-cell table:style-name="ce323" table:content-validation-name="val14" office:value-type="string" calcext:value-type="string">
            <text:p>Attack s2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Buffers</text:p>
          </table:table-cell>
          <table:table-cell table:style-name="ce330" table:content-validation-name="val17" office:value-type="string" calcext:value-type="string">
            <text:p>Attack s2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6" table:content-validation-name="val1" office:value-type="string" calcext:value-type="string">
            <text:p>1. a single animation is selected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Melee (S) (Long)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 office:value-type="string" calcext:value-type="string">
            <text:p>Buffers</text:p>
          </table:table-cell>
          <table:table-cell table:style-name="ce315" table:content-validation-name="val11" office:value-type="string" calcext:value-type="string">
            <text:p>Attack s2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Buffers</text:p>
          </table:table-cell>
          <table:table-cell table:style-name="ce323" table:content-validation-name="val14" office:value-type="string" calcext:value-type="string">
            <text:p>Attack s2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Buffers</text:p>
          </table:table-cell>
          <table:table-cell table:style-name="ce330" table:content-validation-name="val17" office:value-type="string" calcext:value-type="string">
            <text:p>Attack s2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6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Melee (T)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 office:value-type="string" calcext:value-type="string">
            <text:p>Buffers</text:p>
          </table:table-cell>
          <table:table-cell table:style-name="ce315" table:content-validation-name="val11" office:value-type="string" calcext:value-type="string">
            <text:p>Attack t1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Buffers</text:p>
          </table:table-cell>
          <table:table-cell table:style-name="ce323" table:content-validation-name="val14" office:value-type="string" calcext:value-type="string">
            <text:p>Attack t1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Buffers</text:p>
          </table:table-cell>
          <table:table-cell table:style-name="ce330" table:content-validation-name="val17" office:value-type="string" calcext:value-type="string">
            <text:p>Attack t1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6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Melee (T) (Long)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 office:value-type="string" calcext:value-type="string">
            <text:p>Buffers</text:p>
          </table:table-cell>
          <table:table-cell table:style-name="ce315" table:content-validation-name="val11" office:value-type="string" calcext:value-type="string">
            <text:p>Attack t1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Buffers</text:p>
          </table:table-cell>
          <table:table-cell table:style-name="ce323" table:content-validation-name="val14" office:value-type="string" calcext:value-type="string">
            <text:p>Attack t1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Buffers</text:p>
          </table:table-cell>
          <table:table-cell table:style-name="ce330" table:content-validation-name="val17" office:value-type="string" calcext:value-type="string">
            <text:p>Attack t1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6" table:content-validation-name="val1" office:value-type="string" calcext:value-type="string">
            <text:p>4. generate rows according to the rules of Modifier List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Grab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 office:value-type="string" calcext:value-type="string">
            <text:p>Cancels</text:p>
          </table:table-cell>
          <table:table-cell table:style-name="ce315" table:content-validation-name="val11" office:value-type="string" calcext:value-type="string">
            <text:p>Grab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Cancels</text:p>
          </table:table-cell>
          <table:table-cell table:style-name="ce323" table:content-validation-name="val14" office:value-type="string" calcext:value-type="string">
            <text:p>Grab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Cancels</text:p>
          </table:table-cell>
          <table:table-cell table:style-name="ce330" table:content-validation-name="val17" office:value-type="string" calcext:value-type="string">
            <text:p>Grab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5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Block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 office:value-type="string" calcext:value-type="string">
            <text:p>Cancels</text:p>
          </table:table-cell>
          <table:table-cell table:style-name="ce315" table:content-validation-name="val11" office:value-type="string" calcext:value-type="string">
            <text:p>Block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Cancels</text:p>
          </table:table-cell>
          <table:table-cell table:style-name="ce323" table:content-validation-name="val14" office:value-type="string" calcext:value-type="string">
            <text:p>Block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Cancels</text:p>
          </table:table-cell>
          <table:table-cell table:style-name="ce330" table:content-validation-name="val17" office:value-type="string" calcext:value-type="string">
            <text:p>Block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5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Magic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 office:value-type="string" calcext:value-type="string">
            <text:p>Cancels</text:p>
          </table:table-cell>
          <table:table-cell table:style-name="ce315" table:content-validation-name="val11" office:value-type="string" calcext:value-type="string">
            <text:p>Magic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Cancels</text:p>
          </table:table-cell>
          <table:table-cell table:style-name="ce323" table:content-validation-name="val14" office:value-type="string" calcext:value-type="string">
            <text:p>Magic</text:p>
          </table:table-cell>
          <table:table-cell table:style-name="ce326" table:content-validation-name="val15"/>
          <table:table-cell table:style-name="ce328" table:content-validation-name="val16" office:value-type="string" calcext:value-type="string">
            <text:p>Cancels</text:p>
          </table:table-cell>
          <table:table-cell table:style-name="ce330" table:content-validation-name="val17" office:value-type="string" calcext:value-type="string">
            <text:p>Magic</text:p>
          </table:table-cell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7" table:content-validation-name="val1" office:value-type="string" calcext:value-type="string">
            <text:p>”Add conditional formatting”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Rage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 office:value-type="string" calcext:value-type="string">
            <text:p>Cancels</text:p>
          </table:table-cell>
          <table:table-cell table:style-name="ce315" table:content-validation-name="val11" office:value-type="string" calcext:value-type="string">
            <text:p>Rage</text:p>
          </table:table-cell>
          <table:table-cell table:style-name="ce317" table:content-validation-name="val12"/>
          <table:table-cell table:style-name="ce320" table:content-validation-name="val13" office:value-type="string" calcext:value-type="string">
            <text:p>No effect</text:p>
          </table:table-cell>
          <table:table-cell table:style-name="ce323" table:content-validation-name="val14"/>
          <table:table-cell table:style-name="ce326" table:content-validation-name="val15"/>
          <table:table-cell table:style-name="ce328" table:content-validation-name="val16" office:value-type="string" calcext:value-type="string">
            <text:p>No effect</text:p>
          </table:table-cell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5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191" office:value-type="string" calcext:value-type="string">
            <text:p>Pause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 office:value-type="string" calcext:value-type="string">
            <text:p>Mutual</text:p>
          </table:table-cell>
          <table:table-cell table:style-name="ce315" table:content-validation-name="val11"/>
          <table:table-cell table:style-name="ce317" table:content-validation-name="val12"/>
          <table:table-cell table:style-name="ce320" table:content-validation-name="val13" office:value-type="string" calcext:value-type="string">
            <text:p>Mutual</text:p>
          </table:table-cell>
          <table:table-cell table:style-name="ce323" table:content-validation-name="val14"/>
          <table:table-cell table:style-name="ce326" table:content-validation-name="val15"/>
          <table:table-cell table:style-name="ce328" table:content-validation-name="val16" office:value-type="string" calcext:value-type="string">
            <text:p>Mutual</text:p>
          </table:table-cell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6" table:content-validation-name="val1" office:value-type="string" calcext:value-type="string">
            <text:p>1. delete existing rules for conditional formatting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etry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 office:value-type="string" calcext:value-type="string">
            <text:p>Cancels</text:p>
          </table:table-cell>
          <table:table-cell table:style-name="ce315" table:content-validation-name="val11"/>
          <table:table-cell table:style-name="ce317" table:content-validation-name="val12"/>
          <table:table-cell table:style-name="ce320" table:content-validation-name="val13" office:value-type="string" calcext:value-type="string">
            <text:p>Cancels</text:p>
          </table:table-cell>
          <table:table-cell table:style-name="ce323" table:content-validation-name="val14"/>
          <table:table-cell table:style-name="ce326" table:content-validation-name="val15"/>
          <table:table-cell table:style-name="ce328" table:content-validation-name="val16" office:value-type="string" calcext:value-type="string">
            <text:p>Cancels</text:p>
          </table:table-cell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6" table:content-validation-name="val1" office:value-type="string" calcext:value-type="string">
            <text:p>2. find new rules for conditional formatting from Reactions sheet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Blades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8" table:content-validation-name="val1" office:value-type="string" calcext:value-type="string">
            <text:p>3. apply new rules for conditional formatting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Upgrade Head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9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Fall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9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Landing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50" table:content-validation-name="val1" office:value-type="string" calcext:value-type="string">
            <text:p>”Generate both inputs + variations for an animation”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Hang From Ledge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9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Water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9" table:content-validation-name="val1" office:value-type="string" calcext:value-type="string">
            <text:p>a combination of the above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Rope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9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5" office:value-type="string" calcext:value-type="string">
            <text:p>Shimmy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9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X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50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S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9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T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 office:value-type="string" calcext:value-type="string">
            <text:p>§</text:p>
          </table:table-cell>
          <table:table-cell table:style-name="ce338" table:content-validation-name="val21"/>
          <table:table-cell table:style-name="ce348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73" office:value-type="string" calcext:value-type="string">
            <text:p>Super</text:p>
          </table:table-cell>
          <table:table-cell table:style-name="ce76" office:value-type="string" calcext:value-type="string">
            <text:p>Hold O</text:p>
          </table:table-cell>
          <table:table-cell table:style-name="ce287" table:content-validation-name="val4"/>
          <table:table-cell table:style-name="ce291" table:content-validation-name="val5" office:value-type="string" calcext:value-type="string">
            <text:p>§</text:p>
          </table:table-cell>
          <table:table-cell table:style-name="ce293" table:content-validation-name="val6"/>
          <table:table-cell table:style-name="ce295" table:content-validation-name="val7"/>
          <table:table-cell table:style-name="ce297" table:content-validation-name="val8" office:value-type="string" calcext:value-type="string">
            <text:p>§</text:p>
          </table:table-cell>
          <table:table-cell table:style-name="ce299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/>
          <table:table-cell table:style-name="ce338" table:content-validation-name="val21"/>
          <table:table-cell table:style-name="ce351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194"/>
          <table:table-cell table:style-name="ce287" table:content-validation-name="val4"/>
          <table:table-cell table:style-name="ce291" table:content-validation-name="val5"/>
          <table:table-cell table:style-name="ce293" table:content-validation-name="val6"/>
          <table:table-cell table:style-name="ce295" table:content-validation-name="val7"/>
          <table:table-cell table:style-name="ce297" table:content-validation-name="val8"/>
          <table:table-cell table:style-name="ce299" table:content-validation-name="val9"/>
          <table:table-cell table:style-name="ce313" table:content-validation-name="val10"/>
          <table:table-cell table:style-name="ce315" table:content-validation-name="val11"/>
          <table:table-cell table:style-name="ce317" table:content-validation-name="val12"/>
          <table:table-cell table:style-name="ce320" table:content-validation-name="val13"/>
          <table:table-cell table:style-name="ce323" table:content-validation-name="val14"/>
          <table:table-cell table:style-name="ce326" table:content-validation-name="val15"/>
          <table:table-cell table:style-name="ce328" table:content-validation-name="val16"/>
          <table:table-cell table:style-name="ce330" table:content-validation-name="val17"/>
          <table:table-cell table:style-name="ce332" table:content-validation-name="val18"/>
          <table:table-cell table:style-name="ce334" table:content-validation-name="val19"/>
          <table:table-cell table:style-name="ce336" table:content-validation-name="val20"/>
          <table:table-cell table:style-name="ce338" table:content-validation-name="val21"/>
          <table:table-cell table:style-name="ce351" table:content-validation-name="val1"/>
          <table:table-cell table:style-name="ce353" table:number-columns-repeated="2"/>
          <table:table-cell table:style-name="ce355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Letting go of input</text:p>
          </table:table-cell>
          <table:table-cell table:style-name="ce286" table:content-validation-name="val4"/>
          <table:table-cell table:style-name="ce288" table:content-validation-name="val5"/>
          <table:table-cell table:style-name="ce292" table:content-validation-name="val6"/>
          <table:table-cell table:style-name="ce294" table:content-validation-name="val7"/>
          <table:table-cell table:style-name="ce296" table:content-validation-name="val8"/>
          <table:table-cell table:style-name="ce298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Move</text:p>
          </table:table-cell>
          <table:table-cell table:style-name="ce285" table:content-validation-name="val4"/>
          <table:table-cell table:style-name="ce288" table:content-validation-name="val5"/>
          <table:table-cell table:style-name="ce292" table:content-validation-name="val6"/>
          <table:table-cell table:style-name="ce294" table:content-validation-name="val7"/>
          <table:table-cell table:style-name="ce296" table:content-validation-name="val8"/>
          <table:table-cell table:style-name="ce298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Rush</text:p>
          </table:table-cell>
          <table:table-cell table:style-name="ce285" table:content-validation-name="val4"/>
          <table:table-cell table:style-name="ce288" table:content-validation-name="val5"/>
          <table:table-cell table:style-name="ce292" table:content-validation-name="val6"/>
          <table:table-cell table:style-name="ce294" table:content-validation-name="val7"/>
          <table:table-cell table:style-name="ce296" table:content-validation-name="val8"/>
          <table:table-cell table:style-name="ce298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Retry</text:p>
          </table:table-cell>
          <table:table-cell table:style-name="ce285" table:content-validation-name="val4"/>
          <table:table-cell table:style-name="ce288" table:content-validation-name="val5"/>
          <table:table-cell table:style-name="ce292" table:content-validation-name="val6"/>
          <table:table-cell table:style-name="ce294" table:content-validation-name="val7"/>
          <table:table-cell table:style-name="ce296" table:content-validation-name="val8"/>
          <table:table-cell table:style-name="ce298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Upgrade Blades</text:p>
          </table:table-cell>
          <table:table-cell table:style-name="ce285" table:content-validation-name="val4"/>
          <table:table-cell table:style-name="ce288" table:content-validation-name="val5"/>
          <table:table-cell table:style-name="ce292" table:content-validation-name="val6"/>
          <table:table-cell table:style-name="ce294" table:content-validation-name="val7"/>
          <table:table-cell table:style-name="ce296" table:content-validation-name="val8"/>
          <table:table-cell table:style-name="ce298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Upgrade Head</text:p>
          </table:table-cell>
          <table:table-cell table:style-name="ce285" table:content-validation-name="val4"/>
          <table:table-cell table:style-name="ce288" table:content-validation-name="val5"/>
          <table:table-cell table:style-name="ce292" table:content-validation-name="val6"/>
          <table:table-cell table:style-name="ce294" table:content-validation-name="val7"/>
          <table:table-cell table:style-name="ce296" table:content-validation-name="val8"/>
          <table:table-cell table:style-name="ce298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191" office:value-type="string" calcext:value-type="string">
            <text:p>Prompt 1</text:p>
          </table:table-cell>
          <table:table-cell table:style-name="ce285" table:content-validation-name="val4"/>
          <table:table-cell table:style-name="ce288" table:content-validation-name="val5"/>
          <table:table-cell table:style-name="ce292" table:content-validation-name="val6"/>
          <table:table-cell table:style-name="ce294" table:content-validation-name="val7"/>
          <table:table-cell table:style-name="ce296" table:content-validation-name="val8"/>
          <table:table-cell table:style-name="ce298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285" table:content-validation-name="val4"/>
          <table:table-cell table:style-name="ce288" table:content-validation-name="val5"/>
          <table:table-cell table:style-name="ce292" table:content-validation-name="val6"/>
          <table:table-cell table:style-name="ce294" table:content-validation-name="val7"/>
          <table:table-cell table:style-name="ce296" table:content-validation-name="val8"/>
          <table:table-cell table:style-name="ce298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285" table:content-validation-name="val4"/>
          <table:table-cell table:style-name="ce288" table:content-validation-name="val5"/>
          <table:table-cell table:style-name="ce292" table:content-validation-name="val6"/>
          <table:table-cell table:style-name="ce294" table:content-validation-name="val7"/>
          <table:table-cell table:style-name="ce296" table:content-validation-name="val8"/>
          <table:table-cell table:style-name="ce298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285" table:content-validation-name="val4"/>
          <table:table-cell table:style-name="ce288" table:content-validation-name="val5"/>
          <table:table-cell table:style-name="ce292" table:content-validation-name="val6"/>
          <table:table-cell table:style-name="ce294" table:content-validation-name="val7"/>
          <table:table-cell table:style-name="ce296" table:content-validation-name="val8"/>
          <table:table-cell table:style-name="ce298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Default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285" table:content-validation-name="val4"/>
          <table:table-cell table:style-name="ce288" table:content-validation-name="val5"/>
          <table:table-cell table:style-name="ce292" table:content-validation-name="val6"/>
          <table:table-cell table:style-name="ce294" table:content-validation-name="val7"/>
          <table:table-cell table:style-name="ce296" table:content-validation-name="val8"/>
          <table:table-cell table:style-name="ce298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285" table:content-validation-name="val4"/>
          <table:table-cell table:style-name="ce288" table:content-validation-name="val5"/>
          <table:table-cell table:style-name="ce292" table:content-validation-name="val6"/>
          <table:table-cell table:style-name="ce294" table:content-validation-name="val7"/>
          <table:table-cell table:style-name="ce296" table:content-validation-name="val8"/>
          <table:table-cell table:style-name="ce298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285" table:content-validation-name="val4"/>
          <table:table-cell table:style-name="ce288" table:content-validation-name="val5"/>
          <table:table-cell table:style-name="ce292" table:content-validation-name="val6"/>
          <table:table-cell table:style-name="ce294" table:content-validation-name="val7"/>
          <table:table-cell table:style-name="ce296" table:content-validation-name="val8"/>
          <table:table-cell table:style-name="ce298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44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285" table:content-validation-name="val4"/>
          <table:table-cell table:style-name="ce288" table:content-validation-name="val5"/>
          <table:table-cell table:style-name="ce292" table:content-validation-name="val6"/>
          <table:table-cell table:style-name="ce294" table:content-validation-name="val7"/>
          <table:table-cell table:style-name="ce296" table:content-validation-name="val8"/>
          <table:table-cell table:style-name="ce298" table:content-validation-name="val9"/>
          <table:table-cell table:style-name="ce311" table:content-validation-name="val10"/>
          <table:table-cell table:style-name="ce314" table:content-validation-name="val11"/>
          <table:table-cell table:style-name="ce316" table:content-validation-name="val12"/>
          <table:table-cell table:style-name="ce318" table:content-validation-name="val13"/>
          <table:table-cell table:style-name="ce321" table:content-validation-name="val14"/>
          <table:table-cell table:style-name="ce324" table:content-validation-name="val15"/>
          <table:table-cell table:style-name="ce327" table:content-validation-name="val16"/>
          <table:table-cell table:style-name="ce329" table:content-validation-name="val17"/>
          <table:table-cell table:style-name="ce331" table:content-validation-name="val18"/>
          <table:table-cell table:style-name="ce333" table:content-validation-name="val19"/>
          <table:table-cell table:style-name="ce335" table:content-validation-name="val20"/>
          <table:table-cell table:style-name="ce337" table:content-validation-name="val21"/>
          <table:table-cell table:style-name="ce339" table:content-validation-name="val1"/>
          <table:table-cell table:style-name="ce352" table:number-columns-repeated="2"/>
          <table:table-cell table:style-name="ce354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named-expressions>
          <table:named-range table:name="Attack_s1" table:base-cell-address="$'Details (Old)'.$A$3" table:cell-range-address="$'Details (Old)'.$A$3:.$A$65"/>
          <table:named-range table:name="Swim" table:base-cell-address="$'Details (Old)'.$A$94" table:cell-range-address="$'Details (Old)'.$A$99:.$A$105"/>
        </table:named-expressions>
        <calcext:conditional-formats>
          <calcext:conditional-format calcext:target-range-address="'Details (Old)'.Y2:'Details (Old)'.AF66 'Details (Old)'.Y99:'Details (Old)'.AF2220 'Details (Old)'.G2:'Details (Old)'.R23 'Details (Old)'.G99:'Details (Old)'.R2220 'Details (Old)'.G24:'Details (Old)'.I24 'Details (Old)'.N24:'Details (Old)'.R24 'Details (Old)'.K24:'Details (Old)'.L24 'Details (Old)'.G25:'Details (Old)'.R66">
            <calcext:condition calcext:apply-style-name="Red bg" calcext:value="=&quot;Cancels&quot;" calcext:base-cell-address="'Details (Old)'.G2"/>
            <calcext:condition calcext:apply-style-name="Light orange bg" calcext:value="=&quot;Follows&quot;" calcext:base-cell-address="'Details (Old)'.G2"/>
            <calcext:condition calcext:apply-style-name="Yellow bg" calcext:value="=&quot;Buffers&quot;" calcext:base-cell-address="'Details (Old)'.G2"/>
            <calcext:condition calcext:apply-style-name="Light blue bg" calcext:value="=&quot;Mutual&quot;" calcext:base-cell-address="'Details (Old)'.G2"/>
            <calcext:condition calcext:apply-style-name="Green bg" calcext:value="=&quot;Special&quot;" calcext:base-cell-address="'Details (Old)'.G2"/>
            <calcext:condition calcext:apply-style-name="Blue bg" calcext:value="=&quot;Prereq&quot;" calcext:base-cell-address="'Details (Old)'.G2"/>
            <calcext:condition calcext:apply-style-name="Light gray bg" calcext:value="=&quot;Impossible?&quot;" calcext:base-cell-address="'Details (Old)'.G2"/>
            <calcext:condition calcext:apply-style-name="Dark gray bg" calcext:value="=&quot;§§§&quot;" calcext:base-cell-address="'Details (Old)'.G2"/>
            <calcext:condition calcext:apply-style-name="Dark gray bg" calcext:value="contains-text(&quot;!!&quot;)" calcext:base-cell-address="'Details (Old)'.G2"/>
            <calcext:condition calcext:apply-style-name="Purple bg" calcext:value="=&quot;???&quot;" calcext:base-cell-address="'Details (Old)'.G2"/>
            <calcext:condition calcext:apply-style-name="Light gray bg" calcext:value="=&quot;No effect&quot;" calcext:base-cell-address="'Details (Old)'.G2"/>
          </calcext:conditional-format>
          <calcext:conditional-format calcext:target-range-address="'Details (Old)'.J24:'Details (Old)'.J24">
            <calcext:condition calcext:apply-style-name="Red bg" calcext:value="=&quot;Cancels&quot;" calcext:base-cell-address="'Details (Old)'.J24"/>
            <calcext:condition calcext:apply-style-name="Light orange bg" calcext:value="=&quot;Follows&quot;" calcext:base-cell-address="'Details (Old)'.J24"/>
            <calcext:condition calcext:apply-style-name="Yellow bg" calcext:value="=&quot;Buffers&quot;" calcext:base-cell-address="'Details (Old)'.J24"/>
            <calcext:condition calcext:apply-style-name="Light blue bg" calcext:value="=&quot;Mutual&quot;" calcext:base-cell-address="'Details (Old)'.J24"/>
            <calcext:condition calcext:apply-style-name="Green bg" calcext:value="=&quot;Special&quot;" calcext:base-cell-address="'Details (Old)'.J24"/>
            <calcext:condition calcext:apply-style-name="Blue bg" calcext:value="=&quot;Prereq&quot;" calcext:base-cell-address="'Details (Old)'.J24"/>
            <calcext:condition calcext:apply-style-name="Light gray bg" calcext:value="=&quot;Impossible?&quot;" calcext:base-cell-address="'Details (Old)'.J24"/>
            <calcext:condition calcext:apply-style-name="Dark gray bg" calcext:value="=&quot;§§§&quot;" calcext:base-cell-address="'Details (Old)'.J24"/>
            <calcext:condition calcext:apply-style-name="Dark gray bg" calcext:value="contains-text(&quot;!!&quot;)" calcext:base-cell-address="'Details (Old)'.J24"/>
            <calcext:condition calcext:apply-style-name="Purple bg" calcext:value="=&quot;???&quot;" calcext:base-cell-address="'Details (Old)'.J24"/>
            <calcext:condition calcext:apply-style-name="Light gray bg" calcext:value="=&quot;No effect&quot;" calcext:base-cell-address="'Details (Old)'.J24"/>
          </calcext:conditional-format>
          <calcext:conditional-format calcext:target-range-address="'Details (Old)'.M24:'Details (Old)'.M24">
            <calcext:condition calcext:apply-style-name="Red bg" calcext:value="=&quot;Cancels&quot;" calcext:base-cell-address="'Details (Old)'.M24"/>
            <calcext:condition calcext:apply-style-name="Light orange bg" calcext:value="=&quot;Follows&quot;" calcext:base-cell-address="'Details (Old)'.M24"/>
            <calcext:condition calcext:apply-style-name="Yellow bg" calcext:value="=&quot;Buffers&quot;" calcext:base-cell-address="'Details (Old)'.M24"/>
            <calcext:condition calcext:apply-style-name="Light blue bg" calcext:value="=&quot;Mutual&quot;" calcext:base-cell-address="'Details (Old)'.M24"/>
            <calcext:condition calcext:apply-style-name="Green bg" calcext:value="=&quot;Special&quot;" calcext:base-cell-address="'Details (Old)'.M24"/>
            <calcext:condition calcext:apply-style-name="Blue bg" calcext:value="=&quot;Prereq&quot;" calcext:base-cell-address="'Details (Old)'.M24"/>
            <calcext:condition calcext:apply-style-name="Light gray bg" calcext:value="=&quot;Impossible?&quot;" calcext:base-cell-address="'Details (Old)'.M24"/>
            <calcext:condition calcext:apply-style-name="Dark gray bg" calcext:value="=&quot;§§§&quot;" calcext:base-cell-address="'Details (Old)'.M24"/>
            <calcext:condition calcext:apply-style-name="Dark gray bg" calcext:value="contains-text(&quot;!!&quot;)" calcext:base-cell-address="'Details (Old)'.M24"/>
            <calcext:condition calcext:apply-style-name="Purple bg" calcext:value="=&quot;???&quot;" calcext:base-cell-address="'Details (Old)'.M24"/>
            <calcext:condition calcext:apply-style-name="Light gray bg" calcext:value="=&quot;No effect&quot;" calcext:base-cell-address="'Details (Old)'.M24"/>
          </calcext:conditional-format>
          <calcext:conditional-format calcext:target-range-address="'Details (Old)'.D2:'Details (Old)'.F15 'Details (Old)'.E99:'Details (Old)'.F2220 'Details (Old)'.D16:'Details (Old)'.D34 'Details (Old)'.F16:'Details (Old)'.F17 'Details (Old)'.D100:'Details (Old)'.D2220 'Details (Old)'.E18:'Details (Old)'.F66">
            <calcext:condition calcext:apply-style-name="Red bg" calcext:value="=&quot;Cancels&quot;" calcext:base-cell-address="'Details (Old)'.D2"/>
            <calcext:condition calcext:apply-style-name="Light orange bg" calcext:value="=&quot;Follows&quot;" calcext:base-cell-address="'Details (Old)'.D2"/>
            <calcext:condition calcext:apply-style-name="Yellow bg" calcext:value="=&quot;Buffers&quot;" calcext:base-cell-address="'Details (Old)'.D2"/>
            <calcext:condition calcext:apply-style-name="Light blue bg" calcext:value="=&quot;Mutual&quot;" calcext:base-cell-address="'Details (Old)'.D2"/>
            <calcext:condition calcext:apply-style-name="Green bg" calcext:value="=&quot;Special&quot;" calcext:base-cell-address="'Details (Old)'.D2"/>
            <calcext:condition calcext:apply-style-name="Blue bg" calcext:value="=&quot;Prereq&quot;" calcext:base-cell-address="'Details (Old)'.D2"/>
            <calcext:condition calcext:apply-style-name="Light gray bg" calcext:value="=&quot;Impossible?&quot;" calcext:base-cell-address="'Details (Old)'.D2"/>
            <calcext:condition calcext:apply-style-name="Dark gray bg" calcext:value="=&quot;§§§&quot;" calcext:base-cell-address="'Details (Old)'.D2"/>
            <calcext:condition calcext:apply-style-name="Dark gray bg" calcext:value="contains-text(&quot;!!&quot;)" calcext:base-cell-address="'Details (Old)'.D2"/>
            <calcext:condition calcext:apply-style-name="Purple bg" calcext:value="=&quot;???&quot;" calcext:base-cell-address="'Details (Old)'.D2"/>
            <calcext:condition calcext:apply-style-name="Light gray bg" calcext:value="=&quot;No effect&quot;" calcext:base-cell-address="'Details (Old)'.D2"/>
          </calcext:conditional-format>
          <calcext:conditional-format calcext:target-range-address="'Details (Old)'.S2:'Details (Old)'.X3 'Details (Old)'.S160:'Details (Old)'.X2220 'Details (Old)'.S110:'Details (Old)'.U159 'Details (Old)'.W110:'Details (Old)'.X159 'Details (Old)'.S99:'Details (Old)'.X109 'Details (Old)'.W4:'Details (Old)'.X34 'Details (Old)'.S4:'Details (Old)'.U34 'Details (Old)'.S35:'Details (Old)'.X66">
            <calcext:condition calcext:apply-style-name="Red bg" calcext:value="=&quot;Cancels&quot;" calcext:base-cell-address="'Details (Old)'.S2"/>
            <calcext:condition calcext:apply-style-name="Light orange bg" calcext:value="=&quot;Follows&quot;" calcext:base-cell-address="'Details (Old)'.S2"/>
            <calcext:condition calcext:apply-style-name="Yellow bg" calcext:value="=&quot;Buffers&quot;" calcext:base-cell-address="'Details (Old)'.S2"/>
            <calcext:condition calcext:apply-style-name="Light blue bg" calcext:value="=&quot;Mutual&quot;" calcext:base-cell-address="'Details (Old)'.S2"/>
            <calcext:condition calcext:apply-style-name="Green bg" calcext:value="=&quot;Special&quot;" calcext:base-cell-address="'Details (Old)'.S2"/>
            <calcext:condition calcext:apply-style-name="Blue bg" calcext:value="=&quot;Prereq&quot;" calcext:base-cell-address="'Details (Old)'.S2"/>
            <calcext:condition calcext:apply-style-name="Light gray bg" calcext:value="=&quot;Impossible?&quot;" calcext:base-cell-address="'Details (Old)'.S2"/>
            <calcext:condition calcext:apply-style-name="Dark gray bg" calcext:value="=&quot;§§§&quot;" calcext:base-cell-address="'Details (Old)'.S2"/>
            <calcext:condition calcext:apply-style-name="Dark gray bg" calcext:value="contains-text(&quot;!!&quot;)" calcext:base-cell-address="'Details (Old)'.S2"/>
            <calcext:condition calcext:apply-style-name="Purple bg" calcext:value="=&quot;???&quot;" calcext:base-cell-address="'Details (Old)'.S2"/>
            <calcext:condition calcext:apply-style-name="Light gray bg" calcext:value="=&quot;No effect&quot;" calcext:base-cell-address="'Details (Old)'.S2"/>
          </calcext:conditional-format>
          <calcext:conditional-format calcext:target-range-address="'Details (Old)'.V33:'Details (Old)'.V34 'Details (Old)'.V4:'Details (Old)'.V20 'Details (Old)'.V22:'Details (Old)'.V28">
            <calcext:condition calcext:apply-style-name="Red bg" calcext:value="=&quot;Cancels&quot;" calcext:base-cell-address="'Details (Old)'.V4"/>
            <calcext:condition calcext:apply-style-name="Light orange bg" calcext:value="=&quot;Follows&quot;" calcext:base-cell-address="'Details (Old)'.V4"/>
            <calcext:condition calcext:apply-style-name="Yellow bg" calcext:value="=&quot;Buffers&quot;" calcext:base-cell-address="'Details (Old)'.V4"/>
            <calcext:condition calcext:apply-style-name="Light blue bg" calcext:value="=&quot;Mutual&quot;" calcext:base-cell-address="'Details (Old)'.V4"/>
            <calcext:condition calcext:apply-style-name="Green bg" calcext:value="=&quot;Special&quot;" calcext:base-cell-address="'Details (Old)'.V4"/>
            <calcext:condition calcext:apply-style-name="Blue bg" calcext:value="=&quot;Prereq&quot;" calcext:base-cell-address="'Details (Old)'.V4"/>
            <calcext:condition calcext:apply-style-name="Light gray bg" calcext:value="=&quot;Impossible?&quot;" calcext:base-cell-address="'Details (Old)'.V4"/>
            <calcext:condition calcext:apply-style-name="Dark gray bg" calcext:value="=&quot;§§§&quot;" calcext:base-cell-address="'Details (Old)'.V4"/>
            <calcext:condition calcext:apply-style-name="Dark gray bg" calcext:value="contains-text(&quot;!!&quot;)" calcext:base-cell-address="'Details (Old)'.V4"/>
            <calcext:condition calcext:apply-style-name="Purple bg" calcext:value="=&quot;???&quot;" calcext:base-cell-address="'Details (Old)'.V4"/>
            <calcext:condition calcext:apply-style-name="Light gray bg" calcext:value="=&quot;No effect&quot;" calcext:base-cell-address="'Details (Old)'.V4"/>
          </calcext:conditional-format>
          <calcext:conditional-format calcext:target-range-address="'Details (Old)'.E16:'Details (Old)'.E16">
            <calcext:condition calcext:apply-style-name="Red bg" calcext:value="=&quot;Cancels&quot;" calcext:base-cell-address="'Details (Old)'.E16"/>
            <calcext:condition calcext:apply-style-name="Light orange bg" calcext:value="=&quot;Follows&quot;" calcext:base-cell-address="'Details (Old)'.E16"/>
            <calcext:condition calcext:apply-style-name="Yellow bg" calcext:value="=&quot;Buffers&quot;" calcext:base-cell-address="'Details (Old)'.E16"/>
            <calcext:condition calcext:apply-style-name="Light blue bg" calcext:value="=&quot;Mutual&quot;" calcext:base-cell-address="'Details (Old)'.E16"/>
            <calcext:condition calcext:apply-style-name="Green bg" calcext:value="=&quot;Special&quot;" calcext:base-cell-address="'Details (Old)'.E16"/>
            <calcext:condition calcext:apply-style-name="Blue bg" calcext:value="=&quot;Prereq&quot;" calcext:base-cell-address="'Details (Old)'.E16"/>
            <calcext:condition calcext:apply-style-name="Light gray bg" calcext:value="=&quot;Impossible?&quot;" calcext:base-cell-address="'Details (Old)'.E16"/>
            <calcext:condition calcext:apply-style-name="Dark gray bg" calcext:value="=&quot;§§§&quot;" calcext:base-cell-address="'Details (Old)'.E16"/>
            <calcext:condition calcext:apply-style-name="Dark gray bg" calcext:value="contains-text(&quot;!!&quot;)" calcext:base-cell-address="'Details (Old)'.E16"/>
            <calcext:condition calcext:apply-style-name="Purple bg" calcext:value="=&quot;???&quot;" calcext:base-cell-address="'Details (Old)'.E16"/>
            <calcext:condition calcext:apply-style-name="Light gray bg" calcext:value="=&quot;No effect&quot;" calcext:base-cell-address="'Details (Old)'.E16"/>
          </calcext:conditional-format>
          <calcext:conditional-format calcext:target-range-address="'Details (Old)'.E17:'Details (Old)'.E17">
            <calcext:condition calcext:apply-style-name="Red bg" calcext:value="=&quot;Cancels&quot;" calcext:base-cell-address="'Details (Old)'.E17"/>
            <calcext:condition calcext:apply-style-name="Light orange bg" calcext:value="=&quot;Follows&quot;" calcext:base-cell-address="'Details (Old)'.E17"/>
            <calcext:condition calcext:apply-style-name="Yellow bg" calcext:value="=&quot;Buffers&quot;" calcext:base-cell-address="'Details (Old)'.E17"/>
            <calcext:condition calcext:apply-style-name="Light blue bg" calcext:value="=&quot;Mutual&quot;" calcext:base-cell-address="'Details (Old)'.E17"/>
            <calcext:condition calcext:apply-style-name="Green bg" calcext:value="=&quot;Special&quot;" calcext:base-cell-address="'Details (Old)'.E17"/>
            <calcext:condition calcext:apply-style-name="Blue bg" calcext:value="=&quot;Prereq&quot;" calcext:base-cell-address="'Details (Old)'.E17"/>
            <calcext:condition calcext:apply-style-name="Light gray bg" calcext:value="=&quot;Impossible?&quot;" calcext:base-cell-address="'Details (Old)'.E17"/>
            <calcext:condition calcext:apply-style-name="Dark gray bg" calcext:value="=&quot;§§§&quot;" calcext:base-cell-address="'Details (Old)'.E17"/>
            <calcext:condition calcext:apply-style-name="Dark gray bg" calcext:value="contains-text(&quot;!!&quot;)" calcext:base-cell-address="'Details (Old)'.E17"/>
            <calcext:condition calcext:apply-style-name="Purple bg" calcext:value="=&quot;???&quot;" calcext:base-cell-address="'Details (Old)'.E17"/>
            <calcext:condition calcext:apply-style-name="Light gray bg" calcext:value="=&quot;No effect&quot;" calcext:base-cell-address="'Details (Old)'.E17"/>
          </calcext:conditional-format>
          <calcext:conditional-format calcext:target-range-address="'Details (Old)'.D99:'Details (Old)'.D99 'Details (Old)'.D35:'Details (Old)'.D66">
            <calcext:condition calcext:apply-style-name="Red bg" calcext:value="=&quot;Cancels&quot;" calcext:base-cell-address="'Details (Old)'.D35"/>
            <calcext:condition calcext:apply-style-name="Light orange bg" calcext:value="=&quot;Follows&quot;" calcext:base-cell-address="'Details (Old)'.D35"/>
            <calcext:condition calcext:apply-style-name="Yellow bg" calcext:value="=&quot;Buffers&quot;" calcext:base-cell-address="'Details (Old)'.D35"/>
            <calcext:condition calcext:apply-style-name="Light blue bg" calcext:value="=&quot;Mutual&quot;" calcext:base-cell-address="'Details (Old)'.D35"/>
            <calcext:condition calcext:apply-style-name="Green bg" calcext:value="=&quot;Special&quot;" calcext:base-cell-address="'Details (Old)'.D35"/>
            <calcext:condition calcext:apply-style-name="Blue bg" calcext:value="=&quot;Prereq&quot;" calcext:base-cell-address="'Details (Old)'.D35"/>
            <calcext:condition calcext:apply-style-name="Light gray bg" calcext:value="=&quot;Impossible?&quot;" calcext:base-cell-address="'Details (Old)'.D35"/>
            <calcext:condition calcext:apply-style-name="Dark gray bg" calcext:value="=&quot;§§§&quot;" calcext:base-cell-address="'Details (Old)'.D35"/>
            <calcext:condition calcext:apply-style-name="Dark gray bg" calcext:value="contains-text(&quot;!!&quot;)" calcext:base-cell-address="'Details (Old)'.D35"/>
            <calcext:condition calcext:apply-style-name="Purple bg" calcext:value="=&quot;???&quot;" calcext:base-cell-address="'Details (Old)'.D35"/>
            <calcext:condition calcext:apply-style-name="Light gray bg" calcext:value="=&quot;No effect&quot;" calcext:base-cell-address="'Details (Old)'.D35"/>
          </calcext:conditional-format>
          <calcext:conditional-format calcext:target-range-address="'Details (Old)'.Y67:'Details (Old)'.AF98 'Details (Old)'.G67:'Details (Old)'.R98">
            <calcext:condition calcext:apply-style-name="Red bg" calcext:value="=&quot;Cancels&quot;" calcext:base-cell-address="'Details (Old)'.G67"/>
            <calcext:condition calcext:apply-style-name="Light orange bg" calcext:value="=&quot;Follows&quot;" calcext:base-cell-address="'Details (Old)'.G67"/>
            <calcext:condition calcext:apply-style-name="Yellow bg" calcext:value="=&quot;Buffers&quot;" calcext:base-cell-address="'Details (Old)'.G67"/>
            <calcext:condition calcext:apply-style-name="Light blue bg" calcext:value="=&quot;Mutual&quot;" calcext:base-cell-address="'Details (Old)'.G67"/>
            <calcext:condition calcext:apply-style-name="Green bg" calcext:value="=&quot;Special&quot;" calcext:base-cell-address="'Details (Old)'.G67"/>
            <calcext:condition calcext:apply-style-name="Blue bg" calcext:value="=&quot;Prereq&quot;" calcext:base-cell-address="'Details (Old)'.G67"/>
            <calcext:condition calcext:apply-style-name="Light gray bg" calcext:value="=&quot;Impossible?&quot;" calcext:base-cell-address="'Details (Old)'.G67"/>
            <calcext:condition calcext:apply-style-name="Dark gray bg" calcext:value="=&quot;§§§&quot;" calcext:base-cell-address="'Details (Old)'.G67"/>
            <calcext:condition calcext:apply-style-name="Dark gray bg" calcext:value="contains-text(&quot;!!&quot;)" calcext:base-cell-address="'Details (Old)'.G67"/>
            <calcext:condition calcext:apply-style-name="Purple bg" calcext:value="=&quot;???&quot;" calcext:base-cell-address="'Details (Old)'.G67"/>
            <calcext:condition calcext:apply-style-name="Light gray bg" calcext:value="=&quot;No effect&quot;" calcext:base-cell-address="'Details (Old)'.G67"/>
          </calcext:conditional-format>
          <calcext:conditional-format calcext:target-range-address="'Details (Old)'.D67:'Details (Old)'.F98">
            <calcext:condition calcext:apply-style-name="Red bg" calcext:value="=&quot;Cancels&quot;" calcext:base-cell-address="'Details (Old)'.D67"/>
            <calcext:condition calcext:apply-style-name="Light orange bg" calcext:value="=&quot;Follows&quot;" calcext:base-cell-address="'Details (Old)'.D67"/>
            <calcext:condition calcext:apply-style-name="Yellow bg" calcext:value="=&quot;Buffers&quot;" calcext:base-cell-address="'Details (Old)'.D67"/>
            <calcext:condition calcext:apply-style-name="Light blue bg" calcext:value="=&quot;Mutual&quot;" calcext:base-cell-address="'Details (Old)'.D67"/>
            <calcext:condition calcext:apply-style-name="Green bg" calcext:value="=&quot;Special&quot;" calcext:base-cell-address="'Details (Old)'.D67"/>
            <calcext:condition calcext:apply-style-name="Blue bg" calcext:value="=&quot;Prereq&quot;" calcext:base-cell-address="'Details (Old)'.D67"/>
            <calcext:condition calcext:apply-style-name="Light gray bg" calcext:value="=&quot;Impossible?&quot;" calcext:base-cell-address="'Details (Old)'.D67"/>
            <calcext:condition calcext:apply-style-name="Dark gray bg" calcext:value="=&quot;§§§&quot;" calcext:base-cell-address="'Details (Old)'.D67"/>
            <calcext:condition calcext:apply-style-name="Dark gray bg" calcext:value="contains-text(&quot;!!&quot;)" calcext:base-cell-address="'Details (Old)'.D67"/>
            <calcext:condition calcext:apply-style-name="Purple bg" calcext:value="=&quot;???&quot;" calcext:base-cell-address="'Details (Old)'.D67"/>
            <calcext:condition calcext:apply-style-name="Light gray bg" calcext:value="=&quot;No effect&quot;" calcext:base-cell-address="'Details (Old)'.D67"/>
          </calcext:conditional-format>
          <calcext:conditional-format calcext:target-range-address="'Details (Old)'.S86:'Details (Old)'.X98 'Details (Old)'.W67:'Details (Old)'.X85 'Details (Old)'.S67:'Details (Old)'.U85">
            <calcext:condition calcext:apply-style-name="Red bg" calcext:value="=&quot;Cancels&quot;" calcext:base-cell-address="'Details (Old)'.S67"/>
            <calcext:condition calcext:apply-style-name="Light orange bg" calcext:value="=&quot;Follows&quot;" calcext:base-cell-address="'Details (Old)'.S67"/>
            <calcext:condition calcext:apply-style-name="Yellow bg" calcext:value="=&quot;Buffers&quot;" calcext:base-cell-address="'Details (Old)'.S67"/>
            <calcext:condition calcext:apply-style-name="Light blue bg" calcext:value="=&quot;Mutual&quot;" calcext:base-cell-address="'Details (Old)'.S67"/>
            <calcext:condition calcext:apply-style-name="Green bg" calcext:value="=&quot;Special&quot;" calcext:base-cell-address="'Details (Old)'.S67"/>
            <calcext:condition calcext:apply-style-name="Blue bg" calcext:value="=&quot;Prereq&quot;" calcext:base-cell-address="'Details (Old)'.S67"/>
            <calcext:condition calcext:apply-style-name="Light gray bg" calcext:value="=&quot;Impossible?&quot;" calcext:base-cell-address="'Details (Old)'.S67"/>
            <calcext:condition calcext:apply-style-name="Dark gray bg" calcext:value="=&quot;§§§&quot;" calcext:base-cell-address="'Details (Old)'.S67"/>
            <calcext:condition calcext:apply-style-name="Dark gray bg" calcext:value="contains-text(&quot;!!&quot;)" calcext:base-cell-address="'Details (Old)'.S67"/>
            <calcext:condition calcext:apply-style-name="Purple bg" calcext:value="=&quot;???&quot;" calcext:base-cell-address="'Details (Old)'.S67"/>
            <calcext:condition calcext:apply-style-name="Light gray bg" calcext:value="=&quot;No effect&quot;" calcext:base-cell-address="'Details (Old)'.S67"/>
          </calcext:conditional-format>
          <calcext:conditional-format calcext:target-range-address="'Details (Old)'.V67:'Details (Old)'.V96">
            <calcext:condition calcext:apply-style-name="Red bg" calcext:value="=&quot;Cancels&quot;" calcext:base-cell-address="'Details (Old)'.V67"/>
            <calcext:condition calcext:apply-style-name="Light orange bg" calcext:value="=&quot;Follows&quot;" calcext:base-cell-address="'Details (Old)'.V67"/>
            <calcext:condition calcext:apply-style-name="Yellow bg" calcext:value="=&quot;Buffers&quot;" calcext:base-cell-address="'Details (Old)'.V67"/>
            <calcext:condition calcext:apply-style-name="Light blue bg" calcext:value="=&quot;Mutual&quot;" calcext:base-cell-address="'Details (Old)'.V67"/>
            <calcext:condition calcext:apply-style-name="Green bg" calcext:value="=&quot;Special&quot;" calcext:base-cell-address="'Details (Old)'.V67"/>
            <calcext:condition calcext:apply-style-name="Blue bg" calcext:value="=&quot;Prereq&quot;" calcext:base-cell-address="'Details (Old)'.V67"/>
            <calcext:condition calcext:apply-style-name="Light gray bg" calcext:value="=&quot;Impossible?&quot;" calcext:base-cell-address="'Details (Old)'.V67"/>
            <calcext:condition calcext:apply-style-name="Dark gray bg" calcext:value="=&quot;§§§&quot;" calcext:base-cell-address="'Details (Old)'.V67"/>
            <calcext:condition calcext:apply-style-name="Dark gray bg" calcext:value="contains-text(&quot;!!&quot;)" calcext:base-cell-address="'Details (Old)'.V67"/>
            <calcext:condition calcext:apply-style-name="Purple bg" calcext:value="=&quot;???&quot;" calcext:base-cell-address="'Details (Old)'.V67"/>
            <calcext:condition calcext:apply-style-name="Light gray bg" calcext:value="=&quot;No effect&quot;" calcext:base-cell-address="'Details (Old)'.V67"/>
          </calcext:conditional-format>
        </calcext:conditional-formats>
      </table:table>
      <table:table table:name="Modifier List (Old)" table:style-name="ta1">
        <table:table-column table:style-name="co35" table:default-cell-style-name="ce191"/>
        <table:table-column table:style-name="co27" table:default-cell-style-name="ce191"/>
        <table:table-column table:style-name="co14" table:default-cell-style-name="ce191"/>
        <table:table-column table:style-name="co36" table:number-columns-repeated="2" table:default-cell-style-name="ce259"/>
        <table:table-column table:style-name="co37" table:number-columns-repeated="2" table:default-cell-style-name="ce259"/>
        <table:table-column table:style-name="co41" table:default-cell-style-name="ce191"/>
        <table:table-column table:style-name="co11" table:default-cell-style-name="Default"/>
        <table:table-row table:style-name="ro2">
          <table:table-cell table:style-name="ce233" office:value-type="string" calcext:value-type="string">
            <text:p>Short Name</text:p>
          </table:table-cell>
          <table:table-cell table:style-name="ce233" office:value-type="string" calcext:value-type="string">
            <text:p>Full Name</text:p>
          </table:table-cell>
          <table:table-cell table:style-name="ce233" office:value-type="string" calcext:value-type="string">
            <text:p>Color</text:p>
          </table:table-cell>
          <table:table-cell table:style-name="ce234" table:content-validation-name="val1" office:value-type="string" calcext:value-type="string">
            <text:p>OR Group:</text:p>
          </table:table-cell>
          <table:table-cell table:number-columns-repeated="2" table:style-name="ce234" table:content-validation-name="val1" office:value-type="string" calcext:value-type="string">
            <text:p>NAND Group:</text:p>
          </table:table-cell>
          <table:table-cell table:style-name="ce234" table:content-validation-name="val1" office:value-type="string" calcext:value-type="string">
            <text:p>XNOR Group:</text:p>
          </table:table-cell>
          <table:table-cell table:style-name="ce233" office:value-type="string" calcext:value-type="string">
            <text:p>Notes 1</text:p>
          </table:table-cell>
          <table:table-cell table:style-name="ce191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75"/>
          <table:table-cell table:style-name="ce157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1 equipped.</text:p>
          </table:table-cell>
          <table:table-cell table:style-name="ce159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75"/>
          <table:table-cell table:style-name="ce157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2 equipped.</text:p>
          </table:table-cell>
          <table:table-cell table:style-name="ce159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75"/>
          <table:table-cell table:style-name="ce157" table:content-validation-name="val1" office:value-type="float" office:value="1" calcext:value-type="float">
            <text:p>1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Weapon 3 equipped.</text:p>
          </table:table-cell>
          <table:table-cell table:style-name="ce159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51"/>
          <table:table-cell table:style-name="ce157" table:content-validation-name="val1"/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Super mode active.</text:p>
          </table:table-cell>
          <table:table-cell table:style-name="ce159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80"/>
          <table:table-cell table:style-name="ce157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159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80"/>
          <table:table-cell table:style-name="ce157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159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53"/>
          <table:table-cell table:style-name="ce157" table:content-validation-name="val1"/>
          <table:table-cell table:content-validation-name="val1" table:number-columns-repeated="3"/>
          <table:table-cell/>
          <table:table-cell table:style-name="ce159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82"/>
          <table:table-cell table:style-name="ce157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82"/>
          <table:table-cell table:style-name="ce157" table:content-validation-name="val1"/>
          <table:table-cell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155"/>
          <table:table-cell table:style-name="ce157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155"/>
          <table:table-cell table:style-name="ce157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4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4"/>
          <table:table-cell table:number-columns-repeated="2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DetailsGenerateButton" form:control-implementation="ooo:com.sun.star.form.component.CommandButton" xml:id="control3" form:id="control3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4" form:id="control4" form:label="          Refresh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1" svg:width="18.54mm" svg:height="5.05mm" svg:x="107.68mm" svg:y="1.61mm" draw:control="control3"/>
          <draw:control draw:z-index="1" draw:text-style-name="P1" svg:width="33.7mm" svg:height="5.31mm" svg:x="1.92mm" svg:y="1.59mm" draw:control="control4"/>
        </table:shapes>
        <table:table-column table:style-name="co49" table:default-cell-style-name="ce3"/>
        <table:table-column table:style-name="co13" table:default-cell-style-name="ce33"/>
        <table:table-column table:style-name="co5" table:default-cell-style-name="ce33"/>
        <table:table-column table:style-name="co14" table:default-cell-style-name="ce33"/>
        <table:table-column table:style-name="co15" table:default-cell-style-name="ce33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number-columns-repeated="9" table:default-cell-style-name="ce59"/>
        <table:table-column table:style-name="co11" table:number-columns-repeated="865" table:default-cell-style-name="ce35"/>
        <table:table-column table:style-name="co11" table:number-columns-repeated="131" table:default-cell-style-name="Default"/>
        <table:table-row table:style-name="ro1">
          <table:table-cell table:style-name="ce45" office:value-type="string" calcext:value-type="string">
            <text:p><text:s text:c="44"/>Generate / Refresh Details sheet:</text:p>
          </table:table-cell>
          <table:table-cell table:style-name="ce31"/>
          <table:table-cell table:style-name="ce45"/>
          <table:table-cell table:style-name="ce31" table:content-validation-name="val3"/>
          <table:table-cell table:style-name="ce31" table:number-columns-repeated="4"/>
          <table:table-cell table:style-name="ce68" table:number-columns-repeated="874"/>
          <table:table-cell table:style-name="ce70" table:number-columns-repeated="131"/>
        </table:table-row>
        <table:table-row table:style-name="ro2">
          <table:table-cell table:style-name="ce2" table:content-validation-name="val22" office:value-type="string" calcext:value-type="string">
            <text:p>Action Name</text:p>
          </table:table-cell>
          <table:table-cell table:style-name="ce32" office:value-type="string" calcext:value-type="string">
            <text:p>Hit</text:p>
          </table:table-cell>
          <table:table-cell table:style-name="ce32" office:value-type="string" calcext:value-type="string">
            <text:p>Frames</text:p>
          </table:table-cell>
          <table:table-cell table:style-name="ce32" table:content-validation-name="val23" office:value-type="string" calcext:value-type="string">
            <text:p>Phase</text:p>
          </table:table-cell>
          <table:table-cell table:style-name="ce46" office:value-type="string" calcext:value-type="string">
            <text:p>DEF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69" table:number-columns-repeated="9"/>
          <table:table-cell table:style-name="ce43" table:number-columns-repeated="865"/>
          <table:table-cell table:number-columns-repeated="131"/>
        </table:table-row>
        <table:table-row table:style-name="ro2">
          <table:table-cell table:style-name="ce172"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20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5">
          <table:table-cell table:style-name="ce28"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2">
          <table:table-cell table:style-name="ce28" table:content-validation-name="val22"/>
          <table:table-cell table:number-columns-repeated="2"/>
          <table:table-cell table:content-validation-name="val23"/>
          <table:table-cell/>
          <table:table-cell table:style-name="ce60"/>
          <table:table-cell table:number-columns-repeated="1007"/>
        </table:table-row>
        <table:table-row table:style-name="ro2" table:number-rows-repeated="11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1"/>
          <table:table-cell table:number-columns-repeated="1007"/>
        </table:table-row>
        <table:table-row table:style-name="ro2" table:number-rows-repeated="3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3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4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1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4"/>
          <table:table-cell table:number-columns-repeated="1007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5"/>
          <table:table-cell table:number-columns-repeated="1007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4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1"/>
          <table:table-cell table:number-columns-repeated="1007"/>
        </table:table-row>
        <table:table-row table:style-name="ro2" table:number-rows-repeated="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7"/>
          <table:table-cell table:number-columns-repeated="1007"/>
        </table:table-row>
        <table:table-row table:style-name="ro2" table:number-rows-repeated="4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1"/>
          <table:table-cell table:number-columns-repeated="1007"/>
        </table:table-row>
        <table:table-row table:style-name="ro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7"/>
          <table:table-cell table:number-columns-repeated="1007"/>
        </table:table-row>
        <table:table-row table:style-name="ro2" table:number-rows-repeated="2">
          <table:table-cell table:content-validation-name="val22"/>
          <table:table-cell table:number-columns-repeated="2"/>
          <table:table-cell table:content-validation-name="val23"/>
          <table:table-cell/>
          <table:table-cell table:style-name="ce61"/>
          <table:table-cell table:number-columns-repeated="1007"/>
        </table:table-row>
        <table:table-row table:style-name="ro2" table:number-rows-repeated="2">
          <table:table-cell table:content-validation-name="val22"/>
          <table:table-cell table:number-columns-repeated="2"/>
          <table:table-cell table:content-validation-name="val23"/>
          <table:table-cell table:number-columns-repeated="1009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09"/>
        </table:table-row>
        <table:table-row table:style-name="ro2">
          <table:table-cell table:number-columns-repeated="3"/>
          <table:table-cell table:content-validation-name="val3"/>
          <table:table-cell table:number-columns-repeated="1009"/>
        </table:table-row>
      </table:table>
      <table:table table:name="Details Template" table:style-name="ta1"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5"/>
        <table:table-column table:style-name="co25" table:default-cell-style-name="ce35"/>
        <table:table-column table:style-name="co24" table:number-columns-repeated="2" table:default-cell-style-name="ce35"/>
        <table:table-column table:style-name="co25" table:default-cell-style-name="ce35"/>
        <table:table-column table:style-name="co24" table:number-columns-repeated="2" table:default-cell-style-name="ce35"/>
        <table:table-column table:style-name="co25" table:default-cell-style-name="ce35"/>
        <table:table-column table:style-name="co26" table:number-columns-repeated="2" table:default-cell-style-name="ce35"/>
        <table:table-column table:style-name="co25" table:default-cell-style-name="ce35"/>
        <table:table-column table:style-name="co24" table:number-columns-repeated="2" table:default-cell-style-name="ce35"/>
        <table:table-column table:style-name="co27" table:default-cell-style-name="ce35"/>
        <table:table-column table:style-name="co28" table:number-columns-repeated="2" table:default-cell-style-name="ce35"/>
        <table:table-column table:style-name="co27" table:default-cell-style-name="ce35"/>
        <table:table-column table:style-name="co29" table:default-cell-style-name="ce35"/>
        <table:table-column table:style-name="co8" table:number-columns-repeated="3" table:default-cell-style-name="ce35"/>
        <table:table-column table:style-name="co11" table:number-columns-repeated="874" table:default-cell-style-name="ce35"/>
        <table:table-row table:style-name="ro2"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Modifiers</text:p>
          </table:table-cell>
          <table:table-cell table:style-name="ce2" office:value-type="string" calcext:value-type="string">
            <text:p>Input to Compare</text:p>
          </table:table-cell>
          <table:table-cell table:style-name="ce78" table:content-validation-name="val4"/>
          <table:table-cell table:style-name="ce178" table:content-validation-name="val5" office:value-type="string" calcext:value-type="string">
            <text:p>&gt; Phase 0 result</text:p>
          </table:table-cell>
          <table:table-cell table:style-name="ce178" table:content-validation-name="val6"/>
          <table:table-cell table:style-name="ce185" table:content-validation-name="val7"/>
          <table:table-cell table:style-name="ce188" table:content-validation-name="val8" office:value-type="string" calcext:value-type="string">
            <text:p>&gt; Phase 1 result</text:p>
          </table:table-cell>
          <table:table-cell table:style-name="ce188" table:content-validation-name="val9"/>
          <table:table-cell table:style-name="ce185" table:content-validation-name="val10"/>
          <table:table-cell table:style-name="ce188" table:content-validation-name="val11" office:value-type="string" calcext:value-type="string">
            <text:p>&gt; Phase 2 result</text:p>
          </table:table-cell>
          <table:table-cell table:style-name="ce188" table:content-validation-name="val12"/>
          <table:table-cell table:style-name="ce185" table:content-validation-name="val13"/>
          <table:table-cell table:style-name="ce188" table:content-validation-name="val14" office:value-type="string" calcext:value-type="string">
            <text:p>&gt; Phase 3 result</text:p>
          </table:table-cell>
          <table:table-cell table:style-name="ce188" table:content-validation-name="val15"/>
          <table:table-cell table:style-name="ce185" table:content-validation-name="val16"/>
          <table:table-cell table:style-name="ce188" table:content-validation-name="val17" office:value-type="string" calcext:value-type="string">
            <text:p>&gt; Phase 4 result</text:p>
          </table:table-cell>
          <table:table-cell table:style-name="ce188" table:content-validation-name="val18"/>
          <table:table-cell table:style-name="ce185" table:content-validation-name="val19"/>
          <table:table-cell table:style-name="ce188" table:content-validation-name="val20" office:value-type="string" calcext:value-type="string">
            <text:p>&gt; Phase 5 result</text:p>
          </table:table-cell>
          <table:table-cell table:style-name="ce188" table:content-validation-name="val21"/>
          <table:table-cell table:style-name="ce223" table:content-validation-name="val1" office:value-type="string" calcext:value-type="string">
            <text:p>Notes 1</text:p>
          </table:table-cell>
          <table:table-cell table:style-name="ce223" office:value-type="string" calcext:value-type="string">
            <text:p>Notes 2</text:p>
          </table:table-cell>
          <table:table-cell table:style-name="ce223" office:value-type="string" calcext:value-type="string">
            <text:p>Notes 3</text:p>
          </table:table-cell>
          <table:table-cell table:style-name="ce43" table:number-columns-repeated="874"/>
        </table:table-row>
        <table:table-row table:style-name="ro2" table:number-rows-repeated="3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61" table:content-validation-name="val7"/>
          <table:table-cell table:style-name="ce362" table:content-validation-name="val8"/>
          <table:table-cell table:style-name="ce363" table:content-validation-name="val9"/>
          <table:table-cell table:style-name="ce364" table:content-validation-name="val10"/>
          <table:table-cell table:style-name="ce365" table:content-validation-name="val11"/>
          <table:table-cell table:style-name="ce366" table:content-validation-name="val12"/>
          <table:table-cell table:style-name="ce367" table:content-validation-name="val13"/>
          <table:table-cell table:style-name="ce368" table:content-validation-name="val14"/>
          <table:table-cell table:style-name="ce369" table:content-validation-name="val15"/>
          <table:table-cell table:style-name="ce370" table:content-validation-name="val16"/>
          <table:table-cell table:style-name="ce371" table:content-validation-name="val17"/>
          <table:table-cell table:style-name="ce372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3" table:content-validation-name="val1"/>
          <table:table-cell table:style-name="ce255" table:number-columns-repeated="2"/>
          <table:table-cell table:style-name="ce379" table:number-columns-repeated="8"/>
          <table:table-cell table:number-columns-repeated="866"/>
        </table:table-row>
        <table:table-row table:style-name="ro2" table:number-rows-repeated="10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61" table:content-validation-name="val7"/>
          <table:table-cell table:style-name="ce362" table:content-validation-name="val8"/>
          <table:table-cell table:style-name="ce363" table:content-validation-name="val9"/>
          <table:table-cell table:style-name="ce364" table:content-validation-name="val10"/>
          <table:table-cell table:style-name="ce365" table:content-validation-name="val11"/>
          <table:table-cell table:style-name="ce366" table:content-validation-name="val12"/>
          <table:table-cell table:style-name="ce367" table:content-validation-name="val13"/>
          <table:table-cell table:style-name="ce368" table:content-validation-name="val14"/>
          <table:table-cell table:style-name="ce369" table:content-validation-name="val15"/>
          <table:table-cell table:style-name="ce370" table:content-validation-name="val16"/>
          <table:table-cell table:style-name="ce371" table:content-validation-name="val17"/>
          <table:table-cell table:style-name="ce372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content-validation-name="val1"/>
          <table:table-cell table:style-name="ce255" table:number-columns-repeated="2"/>
          <table:table-cell table:style-name="ce379" table:number-columns-repeated="8"/>
          <table:table-cell table:number-columns-repeated="866"/>
        </table:table-row>
        <table:table-row table:style-name="ro2" table:number-rows-repeated="40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61" table:content-validation-name="val7"/>
          <table:table-cell table:style-name="ce362" table:content-validation-name="val8"/>
          <table:table-cell table:style-name="ce363" table:content-validation-name="val9"/>
          <table:table-cell table:style-name="ce364" table:content-validation-name="val10"/>
          <table:table-cell table:style-name="ce365" table:content-validation-name="val11"/>
          <table:table-cell table:style-name="ce366" table:content-validation-name="val12"/>
          <table:table-cell table:style-name="ce367" table:content-validation-name="val13"/>
          <table:table-cell table:style-name="ce368" table:content-validation-name="val14"/>
          <table:table-cell table:style-name="ce369" table:content-validation-name="val15"/>
          <table:table-cell table:style-name="ce370" table:content-validation-name="val16"/>
          <table:table-cell table:style-name="ce371" table:content-validation-name="val17"/>
          <table:table-cell table:style-name="ce372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Default" table:content-validation-name="val1"/>
          <table:table-cell table:style-name="ce255" table:number-columns-repeated="2"/>
          <table:table-cell table:style-name="ce379" table:number-columns-repeated="8"/>
          <table:table-cell table:number-columns-repeated="866"/>
        </table:table-row>
        <table:table-row table:style-name="ro2" table:number-rows-repeated="13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61" table:content-validation-name="val7"/>
          <table:table-cell table:style-name="ce362" table:content-validation-name="val8"/>
          <table:table-cell table:style-name="ce363" table:content-validation-name="val9"/>
          <table:table-cell table:style-name="ce364" table:content-validation-name="val10"/>
          <table:table-cell table:style-name="ce365" table:content-validation-name="val11"/>
          <table:table-cell table:style-name="ce366" table:content-validation-name="val12"/>
          <table:table-cell table:style-name="ce367" table:content-validation-name="val13"/>
          <table:table-cell table:style-name="ce368" table:content-validation-name="val14"/>
          <table:table-cell table:style-name="ce369" table:content-validation-name="val15"/>
          <table:table-cell table:style-name="ce370" table:content-validation-name="val16"/>
          <table:table-cell table:style-name="ce371" table:content-validation-name="val17"/>
          <table:table-cell table:style-name="ce372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4" table:content-validation-name="val1"/>
          <table:table-cell table:style-name="ce255" table:number-columns-repeated="2"/>
          <table:table-cell table:style-name="ce379" table:number-columns-repeated="8"/>
          <table:table-cell table:number-columns-repeated="866"/>
        </table:table-row>
        <table:table-row table:style-name="ro2" table:number-rows-repeated="4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61" table:content-validation-name="val7"/>
          <table:table-cell table:style-name="ce362" table:content-validation-name="val8"/>
          <table:table-cell table:style-name="ce363" table:content-validation-name="val9"/>
          <table:table-cell table:style-name="ce364" table:content-validation-name="val10"/>
          <table:table-cell table:style-name="ce365" table:content-validation-name="val11"/>
          <table:table-cell table:style-name="ce366" table:content-validation-name="val12"/>
          <table:table-cell table:style-name="ce367" table:content-validation-name="val13"/>
          <table:table-cell table:style-name="ce368" table:content-validation-name="val14"/>
          <table:table-cell table:style-name="ce369" table:content-validation-name="val15"/>
          <table:table-cell table:style-name="ce370" table:content-validation-name="val16"/>
          <table:table-cell table:style-name="ce371" table:content-validation-name="val17"/>
          <table:table-cell table:style-name="ce372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3" table:content-validation-name="val1"/>
          <table:table-cell table:style-name="ce255" table:number-columns-repeated="2"/>
          <table:table-cell table:style-name="ce379" table:number-columns-repeated="8"/>
          <table:table-cell table:number-columns-repeated="866"/>
        </table:table-row>
        <table:table-row table:style-name="ro2" table:number-rows-repeated="30">
          <table:table-cell table:content-validation-name="val22"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61" table:content-validation-name="val7"/>
          <table:table-cell table:style-name="ce362" table:content-validation-name="val8"/>
          <table:table-cell table:style-name="ce363" table:content-validation-name="val9"/>
          <table:table-cell table:style-name="ce364" table:content-validation-name="val10"/>
          <table:table-cell table:style-name="ce365" table:content-validation-name="val11"/>
          <table:table-cell table:style-name="ce366" table:content-validation-name="val12"/>
          <table:table-cell table:style-name="ce367" table:content-validation-name="val13"/>
          <table:table-cell table:style-name="ce368" table:content-validation-name="val14"/>
          <table:table-cell table:style-name="ce369" table:content-validation-name="val15"/>
          <table:table-cell table:style-name="ce370" table:content-validation-name="val16"/>
          <table:table-cell table:style-name="ce371" table:content-validation-name="val17"/>
          <table:table-cell table:style-name="ce372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4" table:content-validation-name="val1"/>
          <table:table-cell table:style-name="ce255" table:number-columns-repeated="2"/>
          <table:table-cell table:style-name="ce379" table:number-columns-repeated="8"/>
          <table:table-cell table:number-columns-repeated="866"/>
        </table:table-row>
        <table:table-row table:style-name="ro2" table:number-rows-repeated="14">
          <table:table-cell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61" table:content-validation-name="val7"/>
          <table:table-cell table:style-name="ce362" table:content-validation-name="val8"/>
          <table:table-cell table:style-name="ce363" table:content-validation-name="val9"/>
          <table:table-cell table:style-name="ce364" table:content-validation-name="val10"/>
          <table:table-cell table:style-name="ce365" table:content-validation-name="val11"/>
          <table:table-cell table:style-name="ce366" table:content-validation-name="val12"/>
          <table:table-cell table:style-name="ce367" table:content-validation-name="val13"/>
          <table:table-cell table:style-name="ce368" table:content-validation-name="val14"/>
          <table:table-cell table:style-name="ce369" table:content-validation-name="val15"/>
          <table:table-cell table:style-name="ce370" table:content-validation-name="val16"/>
          <table:table-cell table:style-name="ce371" table:content-validation-name="val17"/>
          <table:table-cell table:style-name="ce372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4" table:content-validation-name="val1"/>
          <table:table-cell table:style-name="ce255" table:number-columns-repeated="2"/>
          <table:table-cell table:style-name="ce379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235" table:content-validation-name="val4"/>
          <table:table-cell table:style-name="ce236" table:content-validation-name="val5"/>
          <table:table-cell table:style-name="ce237" table:content-validation-name="val6"/>
          <table:table-cell table:style-name="ce361" table:content-validation-name="val7"/>
          <table:table-cell table:style-name="ce362" table:content-validation-name="val8"/>
          <table:table-cell table:style-name="ce363" table:content-validation-name="val9"/>
          <table:table-cell table:style-name="ce364" table:content-validation-name="val10"/>
          <table:table-cell table:style-name="ce365" table:content-validation-name="val11"/>
          <table:table-cell table:style-name="ce366" table:content-validation-name="val12"/>
          <table:table-cell table:style-name="ce367" table:content-validation-name="val13"/>
          <table:table-cell table:style-name="ce368" table:content-validation-name="val14"/>
          <table:table-cell table:style-name="ce369" table:content-validation-name="val15"/>
          <table:table-cell table:style-name="ce370" table:content-validation-name="val16"/>
          <table:table-cell table:style-name="ce371" table:content-validation-name="val17"/>
          <table:table-cell table:style-name="ce372" table:content-validation-name="val18"/>
          <table:table-cell table:style-name="ce250" table:content-validation-name="val19"/>
          <table:table-cell table:style-name="ce251" table:content-validation-name="val20"/>
          <table:table-cell table:style-name="ce252" table:content-validation-name="val21"/>
          <table:table-cell table:style-name="ce253" table:content-validation-name="val1"/>
          <table:table-cell table:style-name="ce255" table:number-columns-repeated="2"/>
          <table:table-cell table:style-name="ce379" table:number-columns-repeated="8"/>
          <table:table-cell table:number-columns-repeated="866"/>
        </table:table-row>
        <table:table-row table:style-name="ro2" table:number-rows-repeated="1046460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1"/>
          <table:table-cell table:number-columns-repeated="876"/>
        </table:table-row>
        <table:named-expressions>
          <table:named-expression table:name="Attack_s1" table:base-cell-address="$'Details Template'.$A$3" table:expression="#REF!"/>
          <table:named-expression table:name="Swim" table:base-cell-address="$'Details Template'.$A$94" table:expression="#REF!"/>
        </table:named-expressions>
        <calcext:conditional-formats>
          <calcext:conditional-format calcext:target-range-address="'Details Template'.Y2:'Details Template'.AF2115 'Details Template'.G2:'Details Template'.R2115">
            <calcext:condition calcext:apply-style-name="Red bg" calcext:value="=&quot;Cancels&quot;" calcext:base-cell-address="'Details Template'.G2"/>
            <calcext:condition calcext:apply-style-name="Light orange bg" calcext:value="=&quot;Follows&quot;" calcext:base-cell-address="'Details Template'.G2"/>
            <calcext:condition calcext:apply-style-name="Yellow bg" calcext:value="=&quot;Buffers&quot;" calcext:base-cell-address="'Details Template'.G2"/>
            <calcext:condition calcext:apply-style-name="Light blue bg" calcext:value="=&quot;Mutual&quot;" calcext:base-cell-address="'Details Template'.G2"/>
            <calcext:condition calcext:apply-style-name="Green bg" calcext:value="=&quot;Special&quot;" calcext:base-cell-address="'Details Template'.G2"/>
            <calcext:condition calcext:apply-style-name="Blue bg" calcext:value="=&quot;Prereq&quot;" calcext:base-cell-address="'Details Template'.G2"/>
            <calcext:condition calcext:apply-style-name="Light gray bg" calcext:value="=&quot;Impossible?&quot;" calcext:base-cell-address="'Details Template'.G2"/>
            <calcext:condition calcext:apply-style-name="Dark gray bg" calcext:value="=&quot;§§§&quot;" calcext:base-cell-address="'Details Template'.G2"/>
            <calcext:condition calcext:apply-style-name="Dark gray bg" calcext:value="contains-text(&quot;!!&quot;)" calcext:base-cell-address="'Details Template'.G2"/>
            <calcext:condition calcext:apply-style-name="Purple bg" calcext:value="=&quot;???&quot;" calcext:base-cell-address="'Details Template'.G2"/>
            <calcext:condition calcext:apply-style-name="Light gray bg" calcext:value="=&quot;No effect&quot;" calcext:base-cell-address="'Details Template'.G2"/>
          </calcext:conditional-format>
          <calcext:conditional-format calcext:target-range-address="'Details Template'.D2:'Details Template'.F2115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  <calcext:conditional-format calcext:target-range-address="'Details Template'.S55:'Details Template'.X2115 'Details Template'.S5:'Details Template'.U54 'Details Template'.W5:'Details Template'.X54 'Details Template'.S2:'Details Template'.X4">
            <calcext:condition calcext:apply-style-name="Red bg" calcext:value="=&quot;Cancels&quot;" calcext:base-cell-address="'Details Template'.S2"/>
            <calcext:condition calcext:apply-style-name="Light orange bg" calcext:value="=&quot;Follows&quot;" calcext:base-cell-address="'Details Template'.S2"/>
            <calcext:condition calcext:apply-style-name="Yellow bg" calcext:value="=&quot;Buffers&quot;" calcext:base-cell-address="'Details Template'.S2"/>
            <calcext:condition calcext:apply-style-name="Light blue bg" calcext:value="=&quot;Mutual&quot;" calcext:base-cell-address="'Details Template'.S2"/>
            <calcext:condition calcext:apply-style-name="Green bg" calcext:value="=&quot;Special&quot;" calcext:base-cell-address="'Details Template'.S2"/>
            <calcext:condition calcext:apply-style-name="Blue bg" calcext:value="=&quot;Prereq&quot;" calcext:base-cell-address="'Details Template'.S2"/>
            <calcext:condition calcext:apply-style-name="Light gray bg" calcext:value="=&quot;Impossible?&quot;" calcext:base-cell-address="'Details Template'.S2"/>
            <calcext:condition calcext:apply-style-name="Dark gray bg" calcext:value="=&quot;§§§&quot;" calcext:base-cell-address="'Details Template'.S2"/>
            <calcext:condition calcext:apply-style-name="Dark gray bg" calcext:value="contains-text(&quot;!!&quot;)" calcext:base-cell-address="'Details Template'.S2"/>
            <calcext:condition calcext:apply-style-name="Purple bg" calcext:value="=&quot;???&quot;" calcext:base-cell-address="'Details Template'.S2"/>
            <calcext:condition calcext:apply-style-name="Light gray bg" calcext:value="=&quot;No effect&quot;" calcext:base-cell-address="'Details Template'.S2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  <table:database-ranges>
        <table:database-range table:name="__Anonymous_DB__1" table:target-range-address="'Overview (Old)'.V1:'Overview (Old)'.V1048576" table:orientation="column"/>
        <table:database-range table:name="__Anonymous_DB__2" table:target-range-address="'Overview (Old)'.V1:'Overview (Old)'.V1048576" table:orientation="column"/>
        <table:database-range table:name="__Anonymous_DB__3" table:target-range-address="'Overview (Old)'.V1:'Overview (Old)'.V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8">00.00.0000</text:date>, <text:time style:data-style-name="N2" text:time-value="22:43:25.2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12-18T22:43:43.100000000</dc:date>
    <meta:editing-duration>P6DT19H5M22S</meta:editing-duration>
    <meta:editing-cycles>1160</meta:editing-cycles>
    <meta:generator>LibreOffice/5.4.0.3$Windows_X86_64 LibreOffice_project/7556cbc6811c9d992f4064ab9287069087d7f62c</meta:generator>
    <meta:document-statistic meta:table-count="12" meta:cell-count="2145" meta:object-count="4"/>
  </office:meta>
</office:document-meta>
</file>